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2kproc1-2-3(changeDuplicatesB(changeDuplicatesB(mxKeyAddRR(mxKeyXorB(mxKeySwapBitsE(mxKeyXorB(mxKeyReverseBits(mxKeySwapBitsRound(changeDuplicatesC2(mxKeyRotEnc2(mxKeySwapMinors3(mxKeyXor(mxKeyByBitEnc(mxKeySwapBitsEE2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SwapBitsF(mxKeySwapBitsD(mxKeySwapBitsG(mxKeySwapBitsG(mxKeyRotEnc(mxKeyXorB(changeDuplicates(mxKeySwapMinors3(mxKeySwapBitsG(changeDuplicatesC2(mxKeySwapBitsEE2(mxKeyAddRR(changeDuplicatesC2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SwapBitsRound(mxKeyXor(mxKeyRotateLeftBits(changeDuplicates(mxKeyAlg2(p2kproc3(mxKeySwapBitsE(mxKeySwapBitsE(mxKeyRotEnc(mxKeyXorRR(changeDuplicatesC2(mxKeyAlg1(mxKeySwapBitsG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changeDuplicates(mxKeyXorRR(mxKeySwapMinors3(mxKeySwapBitsF(mxKeySwapBitsF(mxKeySwapBitsG(mxKeyXorB(p2kproc3(mxKeyRotEnc(mxKeySwapBitsEE2(changeDuplicates(mxKeyAlg1(changeDuplicatesB(mxKeySwapBitsE(mxKeyNot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changeDuplicatesC2(mxKeyRotEnc2(mxKeyReverseBits(mxKeySwapMinors3(changeDuplicatesC2(mxKeyXor(mxKeySwapBitsD(mxKeyReverse(mxKeyRotEnc2(changeDuplicatesB(changeDuplicatesB(mxKeySwapBitsG(mxKeyRotateLeftBits(mxKeyNot(mxKeySwapBitsG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RotEnc2(mxKeyReverse(mxKeySwapBitsEE2(mxKeyAlg1(mxKeyNot(mxKeyRotEnc2(mxKeyAlg2(mxKeyRotateLeftBits(mxKeyRotEnc2(mxKeyRotateLeftBits(mxKeySwapMinors3(mxKeyRotateLeftBits(mxKeyRotateLeftBits(mxKeyXor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XorRR(mxKeySwapBitsRound(mxKeySwapBitsG(mxKeySwapBitsRound(mxKeyNot(mxKeySwapBitsEE2(mxKeySwapBitsG(mxKeyAddRR(mxKeySwapBitsEE2(mxKeySwapBitsEE2(mxKeyXorB(mxKeySwapMinors3(mxKeySwapBitsRound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changeDuplicatesB(mxKeyReverse(mxKeyXorRR(p2kproc3(mxKeyReverseBits(mxKeyRotateLeftBits(p2kproc3(mxKeyNot(changeDuplicatesB(mxKeySwapBitsF(mxKeySwapBitsE(mxKeySwapBitsEE2(changeDuplicates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XorRR(mxKeySwapBitsF(mxKeyAlg1(mxKeyAlg2(mxKeyRotateLeftBits(mxKeySwapBitsE(mxKeyAlg1(mxKeySwapBitsRound(mxKeySwapMinors3(mxKeySwapBitsEE2(mxKeySwapMinors3(changeDuplicates(mxKeyAlg1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SwapBitsE(changeDuplicatesC2(mxKeySwapBitsRound(mxKeyAddRR(mxKeyReverseBits(mxKeySwapBitsRound(mxKeyReverseBits(changeDuplicates(changeDuplicates(mxKeySwapBitsF(mxKeyReverseBits(mxKeyRotEnc2(mxKeyRotEnc2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XorRR(mxKeyReverseBits(mxKeyRotateLeftBits(mxKeySwapBitsEE2(mxKeyRotateLeftBits(mxKeyAddRR(mxKeyByBitEnc(mxKeySwapBitsEE2(mxKeyByBitEnc(mxKeyAlg2(mxKeyReverseBits(mxKeySwapBitsG(changeDuplicatesB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SwapBitsE(changeDuplicates(mxKeySwapBitsRound(mxKeyByBitEnc(changeDuplicatesC2(mxKeySwapBitsRound(mxKeyXorRR(changeDuplicatesC2(mxKeySwapBitsD(mxKeyAlg1(mxKeySwapBitsEE2(mxKeySwapBitsG(changeDuplicates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ByBitEnc(mxKeySwapBitsG(mxKeyRotateLeftBits(mxKeyRotateLeftBits(mxKeyRotEnc(mxKeyRotEnc(mxKeyRotateLeftBits(mxKeyRotEnc(mxKeySwapBitsEE2(mxKeyByBitEnc(changeDuplicatesC2(changeDuplicates(mxKeySwapMinors3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SwapBitsD(mxKeySwapBitsG(mxKeySwapBitsG(mxKeyAddRR(changeDuplicatesC2(mxKeySwapMinors3(mxKeySwapMinors3(mxKeySwapBitsF(mxKeyRotEnc2(changeDuplicatesB(mxKeySwapBitsG(changeDuplicatesB(mxKeyNot(mxKeySwapBitsG(mxKeyNot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SwapBitsE(mxKeySwapBitsE(mxKeyAlg2(mxKeySwapBitsF(mxKeyXorRR(mxKeyByBitEnc(changeDuplicates(mxKeyRotEnc(mxKeyByBitEnc(mxKeyRotEnc2(mxKeySwapBitsD(mxKeyByBitEnc(mxKeyRotEnc2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SwapBitsRound(p2kproc3(mxKeyAddRR(mxKeyRotEnc(mxKeySwapBitsG(mxKeySwapBitsG(mxKeyAlg2(p2kproc3(mxKeySwapBitsD(mxKeyRotateLeftBits(mxKeySwapBitsG(mxKeyAlg2(mxKeyRotEnc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SwapBitsF(mxKeySwapBitsF(p2kproc3(mxKeySwapBitsEE2(mxKeyByBitEnc(mxKeySwapBitsE(mxKeySwapBitsRound(mxKeyAlg1(mxKeyXorRR(mxKeyRotEnc2(mxKeyXor(mxKeyByBitEnc(p2kproc3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BitsE(mxKeyNot(mxKeyXor(mxKeyRotEnc2(mxKeyAlg2(mxKeyReverseBits(mxKeyAlg2(mxKeySwapBitsE(mxKeyRotateLeftBits(mxKeyByBitEnc(changeDuplicatesC2(mxKeySwapBitsE(mxKeyAlg1(mxKeySwapBitsF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XorB(changeDuplicatesB(mxKeySwapBitsG(mxKeyRotateLeftBits(mxKeySwapBitsG(mxKeySwapBitsRound(mxKeyReverse(changeDuplicates(p2kproc3(mxKeySwapBitsRound(mxKeySwapBitsG(mxKeyRotateLeftBits(mxKeyAddRR(changeDuplicatesB(mxKeyRotateLeft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SwapBitsRound(mxKeySwapBitsRound(mxKeySwapBitsRound(mxKeyReverseBits(mxKeySwapBitsD(mxKeySwapMinors3(p2kproc3(changeDuplicates(mxKeyXorB(mxKeyAlg2(mxKeyReverseBits(mxKeyAlg2(mxKeyAlg2(mxKeyReverse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changeDuplicates(mxKeyRotEnc(mxKeyNot(mxKeyRotEnc(mxKeyXorB(mxKeyReverse(p2kproc3(mxKeyAddRR(mxKeySwapBitsD(mxKeyAlg2(mxKeySwapBitsG(mxKeyXorRR(mxKeyAlg1(changeDuplicatesB(mxKeySwapBit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XorB(mxKeySwapBitsD(mxKeySwapBitsEE2(mxKeySwapMinors3(mxKeyRotateLeftBits(mxKeyNot(mxKeyReverse(mxKeyByBitEnc(changeDuplicatesB(mxKeyNot(mxKeyXor(mxKeyXor(mxKeySwapMinors3(changeDuplicatesB(mxKeyReverse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ReverseBits(mxKeySwapBitsF(mxKeyXorRR(mxKeySwapBitsF(mxKeyXorB(mxKeyByBitEnc(mxKeyRotEnc(mxKeyXor(mxKeyReverse(mxKeySwapBitsRound(mxKeyAddRR(mxKeySwapBitsE(changeDuplicatesC2(changeDuplicates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SwapBitsD(mxKeyXorB(mxKeyAlg1(changeDuplicates(mxKeyByBitEnc(mxKeyRotateLeftBits(mxKeyNot(mxKeyXorB(mxKeyByBitEnc(mxKeySwapBitsF(mxKeyXor(mxKeyReverse(mxKeyAlg1(mxKeyNot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ReverseBits(p2kproc3(mxKeyRotEnc(changeDuplicates(mxKeySwapBitsE(mxKeyByBitEnc(p2kproc3(mxKeyAlg2(mxKeyXorB(mxKeySwapBitsE(changeDuplicatesB(mxKeyAlg2(mxKeyRotateLeftBits(changeDuplicatesB(mxKeyReverse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ByBitEnc(mxKeyAlg1(mxKeyReverseBits(mxKeySwapBitsD(mxKeySwapBitsEE2(mxKeySwapBitsD(mxKeySwapMinors3(mxKeyAlg1(mxKeyNot(changeDuplicatesC2(mxKeyByBitEnc(mxKeyXorB(mxKeyReverseBits(mxKeyAlg1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RotEnc2(mxKeyAlg2(mxKeySwapBitsE(mxKeyNot(mxKeySwapBitsD(mxKeyByBitEnc(changeDuplicatesB(mxKeySwapBitsEE2(mxKeyAlg1(mxKeyXorB(mxKeyByBitEnc(mxKeySwapBitsEE2(mxKeyAlg1(p2kproc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Not(mxKeyRotEnc2(mxKeySwapBitsEE2(mxKeySwapBitsE(mxKeyXorB(mxKeySwapBitsRound(mxKeySwapBitsF(mxKeyReverseBits(p2kproc3(mxKeySwapMinors3(mxKeyAddRR(changeDuplicatesC2(changeDuplicatesC2(changeDuplicatesB(mxKeyRever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p2kproc3(mxKeySwapBitsE(mxKeySwapBitsG(mxKeyReverse(mxKeySwapBitsD(mxKeyRotEnc(mxKeySwapMinors3(mxKeyXorRR(mxKeyXorRR(changeDuplicatesC2(mxKeySwapBitsRound(mxKeySwapBitsE(changeDuplicates(mxKeyNot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XorB(mxKeyXorRR(mxKeySwapBitsRound(mxKeyAlg1(mxKeySwapBitsEE2(mxKeyXorRR(mxKeyReverseBits(changeDuplicates(mxKeyAlg1(p2kproc3(mxKeyXorRR(mxKeyXorB(mxKeyAlg1(mxKeyReverse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RotEnc(changeDuplicatesC2(mxKeySwapBitsRound(p2kproc3(mxKeyByBitEnc(mxKeyRotEnc(p2kproc3(mxKeyXorB(mxKeyRotateLeftBits(mxKeySwapBitsD(mxKeySwapMinors3(mxKeySwapBitsF(changeDuplicatesB(mxKeySwapBitsD(mxKeyRever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Alg1(mxKeyXorB(mxKeySwapBitsE(mxKeyByBitEnc(mxKeyAlg1(changeDuplicatesC2(mxKeySwapBitsEE2(changeDuplicatesC2(mxKeySwapBitsRound(mxKeySwapBitsRound(changeDuplicates(mxKeyReverse(mxKeyNot(mxKeySwapBitsE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XorRR(mxKeyByBitEnc(mxKeySwapBitsG(mxKeyXorB(mxKeyByBitEnc(changeDuplicatesB(mxKeyAlg2(mxKeyRotEnc2(mxKeyXorRR(mxKeyXor(mxKeySwapBitsE(mxKeyAlg2(changeDuplicatesC2(mxKeyAlg1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ByBitEnc(mxKeyRotEnc(mxKeyAlg2(mxKeySwapBitsF(mxKeyByBitEnc(mxKeyAddRR(mxKeyByBitEnc(mxKeySwapBitsRound(mxKeyReverse(mxKeySwapBitsE(mxKeyXorRR(mxKeyAlg2(mxKeyByBitEnc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Alg1(mxKeyAddRR(mxKeyReverse(mxKeyAlg1(mxKeySwapMinors3(mxKeySwapBitsD(mxKeyRotateLeftBits(mxKeyAddRR(changeDuplicatesB(mxKeyXorB(changeDuplicatesB(mxKeySwapBitsG(mxKeySwapBitsD(mxKeyReverse(mxKeySwapBit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SwapBitsE(changeDuplicatesC2(mxKeyRotEnc(mxKeyByBitEnc(mxKeyAddRR(mxKeySwapBitsG(mxKeyAlg2(changeDuplicatesB(mxKeyNot(mxKeySwapBitsG(mxKeyRotEnc2(mxKeyXorRR(mxKeySwapBitsF(mxKeySwapBitsE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changeDuplicates(mxKeySwapBitsRound(changeDuplicatesB(mxKeySwapBitsEE2(mxKeyByBitEnc(mxKeyReverseBits(mxKeySwapMinors3(mxKeySwapBitsF(changeDuplicatesC2(mxKeySwapBitsEE2(changeDuplicatesC2(mxKeyRotateLeftBits(mxKeySwapBitsG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RotEnc(mxKeyAlg2(mxKeySwapBitsD(changeDuplicatesC2(mxKeyReverse(p2kproc3(mxKeyReverse(mxKeyAlg2(changeDuplicates(mxKeyByBitEnc(changeDuplicatesC2(mxKeyAlg1(mxKeySwapBitsG(changeDuplicatesB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changeDuplicatesC2(mxKeySwapMinors3(mxKeySwapBitsRound(mxKeyNot(mxKeyAlg2(changeDuplicatesC2(mxKeyAlg1(changeDuplicates(mxKeyAlg1(mxKeyXor(mxKeyReverse(changeDuplicates(p2kproc3(mxKeyReverse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Alg1(changeDuplicatesC2(p2kproc3(mxKeyAlg2(mxKeyXorRR(mxKeyRotEnc(mxKeyRotateLeftBits(mxKeyAlg1(mxKeyRotateLeftBits(mxKeyReverse(mxKeyReverseBits(mxKeyReverse(mxKeySwapBitsE(p2kproc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XorB(mxKeyReverse(mxKeyAlg1(mxKeySwapBitsF(mxKeySwapBitsRound(mxKeyByBitEnc(mxKeyRotEnc(mxKeySwapBitsD(mxKeyAddRR(mxKeySwapBitsE(mxKeyRotEnc(changeDuplicates(mxKeySwapBitsF(mxKeySwapBitsD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SwapBitsRound(mxKeyAddRR(mxKeyAlg2(mxKeySwapMinors3(changeDuplicates(mxKeyAlg2(changeDuplicates(mxKeyReverse(mxKeyXorB(mxKeyByBitEnc(mxKeyReverse(mxKeyAlg1(mxKeyReverse(changeDuplicatesB(mxKeyRever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SwapBitsE(mxKeyRotEnc(changeDuplicatesC2(mxKeySwapBitsRound(mxKeyAlg2(mxKeyRotEnc(mxKeySwapBitsE(mxKeyXorB(mxKeyAlg1(mxKeyNot(mxKeySwapBitsRound(mxKeyXor(mxKeyReverseBits(mxKeyXorB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Xor(mxKeyRotateLeftBits(mxKeySwapBitsEE2(mxKeyXorRR(mxKeyAlg2(changeDuplicates(mxKeySwapMinors3(mxKeyXorRR(mxKeySwapMinors3(mxKeySwapBitsRound(mxKeyByBitEnc(mxKeyAddRR(mxKeySwapBitsD(changeDuplicatesB(mxKeyRever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XorRR(mxKeyXorRR(mxKeyReverse(mxKeySwapBitsD(mxKeyReverseBits(mxKeyRotEnc(mxKeyXorRR(mxKeyRotEnc2(mxKeyXorB(changeDuplicatesB(changeDuplicates(mxKeyAlg2(changeDuplicatesC2(mxKeySwapBitsD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SwapBitsG(mxKeyXorB(p2kproc3(mxKeySwapMinors3(mxKeyRotEnc2(mxKeySwapBitsG(mxKeyReverse(mxKeySwapBitsD(changeDuplicatesC2(mxKeyXorB(mxKeySwapBitsE(mxKeyReverseBits(mxKeyRotateLeftBits(mxKeyRotateLeft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SwapBitsF(mxKeySwapBitsG(changeDuplicatesB(mxKeyRotEnc(mxKeySwapBitsD(mxKeyReverse(mxKeyAddRR(mxKeyXor(mxKeyAlg2(mxKeyRotateLeftBits(mxKeySwapBitsRound(mxKeyAddRR(changeDuplicatesC2(changeDuplicatesB(mxKeySwapBitsF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XorB(mxKeyReverse(mxKeyXor(mxKeySwapMinors3(mxKeyRotateLeftBits(changeDuplicatesC2(mxKeyNot(mxKeyXorRR(mxKeySwapBitsRound(mxKeyAddRR(mxKeySwapMinors3(changeDuplicatesB(mxKeySwapBitsG(mxKeySwapBitsF(mxKeyReverse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changeDuplicatesB(mxKeyAlg1(mxKeySwapBitsRound(mxKeySwapBitsRound(mxKeySwapBitsE(mxKeyNot(mxKeyXorRR(mxKeySwapBitsRound(mxKeySwapMinors3(mxKeyReverse(mxKeyRotateLeftBits(mxKeySwapBitsF(mxKeyNot(changeDuplicates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SwapBitsEE2(mxKeySwapMinors3(p2kproc3(mxKeySwapBitsG(mxKeySwapMinors3(mxKeySwapMinors3(mxKeyRotEnc(mxKeySwapBitsF(mxKeyXorB(p2kproc3(p2kproc3(mxKeySwapBitsRound(mxKeyAlg2(mxKeyRotateLeft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Alg2(mxKeyAlg2(p2kproc3(mxKeySwapMinors3(mxKeyXorB(mxKeySwapBitsD(mxKeyByBitEnc(mxKeyByBitEnc(mxKeyRotEnc(p2kproc3(mxKeyXorB(mxKeyNot(mxKeySwapBitsE(mxKeySwapMinors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Alg1(mxKeyAlg1(mxKeyRotEnc2(mxKeyRotEnc2(changeDuplicates(mxKeySwapBitsF(mxKeySwapBitsE(mxKeySwapBitsF(mxKeyRotEnc2(mxKeyAlg2(mxKeySwapBitsE(p2kproc3(mxKeyByBitEnc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BitsD(changeDuplicatesB(changeDuplicatesC2(mxKeySwapBitsE(mxKeySwapBitsEE2(mxKeyReverse(mxKeySwapBitsG(mxKeyRotateLeftBits(mxKeyReverseBits(mxKeyAlg1(mxKeyAlg1(mxKeyReverse(mxKeyXorB(mxKeySwapMinors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XorB(mxKeyReverse(mxKeyRotEnc2(mxKeySwapBitsF(mxKeySwapBitsG(mxKeyAlg1(mxKeyXor(mxKeySwapBitsEE2(mxKeyXor(changeDuplicatesB(mxKeySwapBitsG(mxKeyRotEnc(mxKeyXorRR(mxKeyAlg1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Alg2(mxKeySwapBitsG(mxKeyRotateLeftBits(p2kproc3(mxKeyNot(mxKeyReverse(mxKeyAddRR(changeDuplicatesB(mxKeySwapBitsRound(mxKeySwapMinors3(mxKeySwapBitsEE2(mxKeySwapBitsF(mxKeyRotEnc2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SwapBitsG(mxKeyByBitEnc(mxKeyXorRR(mxKeyAlg2(mxKeySwapBitsF(changeDuplicatesC2(p2kproc3(mxKeyReverseBits(mxKeySwapBitsD(mxKeySwapMinors3(mxKeyAlg2(changeDuplicatesB(mxKeySwapBitsD(mxKeySwapBitsG(mxKeyReverse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RotEnc(mxKeyAlg1(mxKeySwapBitsD(changeDuplicates(p2kproc3(mxKeySwapBitsG(mxKeyReverseBits(mxKeyXor(mxKeyRotEnc(mxKeyReverse(mxKeySwapBitsF(changeDuplicatesC2(p2kproc3(mxKeyNot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RotEnc2(mxKeyReverseBits(mxKeyRotEnc(mxKeyAlg2(mxKeySwapBitsRound(mxKeySwapBitsEE2(mxKeySwapBitsE(mxKeyReverse(mxKeyReverseBits(mxKeySwapBitsF(changeDuplicates(mxKeySwapBitsD(changeDuplicates(mxKeyReverse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changeDuplicatesB(mxKeySwapBitsF(mxKeySwapBitsE(mxKeyAddRR(mxKeySwapBitsRound(mxKeyXorB(mxKeySwapBitsG(mxKeySwapBitsF(mxKeyRotEnc(changeDuplicates(mxKeyXorRR(changeDuplicatesB(mxKeySwapBitsG(mxKeyXor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SwapBitsG(mxKeyReverse(mxKeySwapBitsE(mxKeySwapMinors3(mxKeyReverseBits(mxKeySwapBitsD(mxKeyXor(changeDuplicatesB(mxKeySwapBitsD(mxKeySwapBitsG(mxKeyNot(mxKeySwapBitsD(mxKeySwapBitsG(mxKeyReverse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SwapMinors3(p2kproc3(mxKeyByBitEnc(changeDuplicates(mxKeyReverse(mxKeyByBitEnc(mxKeySwapBitsE(mxKeySwapBitsRound(changeDuplicatesC2(mxKeyRotateLeftBits(changeDuplicates(mxKeyRotEnc2(mxKeyXorRR(mxKeyAlg1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SwapBitsG(mxKeySwapBitsE(changeDuplicatesB(mxKeyXorRR(changeDuplicatesB(mxKeyXorRR(mxKeyXorB(mxKeyXor(mxKeyAlg2(changeDuplicatesB(changeDuplicatesB(mxKeySwapBitsE(mxKeySwapBitsD(mxKeyReverseBits(mxKeyNot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SwapMinors3(mxKeyReverseBits(mxKeyXorRR(mxKeyReverseBits(mxKeyRotEnc(mxKeySwapMinors3(mxKeySwapMinors3(mxKeyAlg1(mxKeyAlg1(mxKeySwapBitsG(mxKeySwapMinors3(p2kproc3(mxKeyXorRR(mxKeyRotateLeft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SwapBitsD(mxKeySwapBitsRound(mxKeySwapBitsEE2(mxKeyXor(mxKeyReverseBits(mxKeySwapBitsEE2(mxKeyAlg2(mxKeyAddRR(mxKeySwapBitsE(mxKeyXor(mxKeyAlg1(changeDuplicates(changeDuplicates(changeDuplicatesB(mxKeySwapBit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Alg1(mxKeyXorRR(mxKeySwapBitsD(mxKeyXor(mxKeyXor(p2kproc3(mxKeyRotEnc(mxKeyAlg1(mxKeyAlg1(mxKeyAddRR(changeDuplicates(mxKeyAlg2(mxKeySwapBitsD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AddRR(mxKeyReverse(mxKeySwapBitsD(mxKeySwapBitsF(mxKeyXor(mxKeyReverse(mxKeyRotEnc(changeDuplicatesC2(mxKeySwapBitsG(changeDuplicatesB(mxKeyReverse(mxKeyReverseBits(mxKeySwapBitsD(mxKeySwapBitsG(mxKeyRever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ByBitEnc(mxKeyNot(mxKeySwapBitsRound(mxKeyAddRR(mxKeyNot(changeDuplicatesB(mxKeyRotEnc(mxKeySwapBitsD(mxKeySwapMinors3(mxKeyRotateLeftBits(mxKeyAlg1(mxKeyNot(mxKeySwapBitsG(mxKeyAlg1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changeDuplicatesC2(mxKeyByBitEnc(mxKeySwapBitsEE2(changeDuplicates(mxKeyNot(mxKeyAlg2(mxKeyRotEnc(mxKeyReverse(mxKeyReverseBits(mxKeySwapBitsG(mxKeyAlg1(mxKeyXorB(mxKeySwapBitsF(changeDuplicatesB(mxKeySwapBitsG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otateLeftBits(mxKeyRotEnc(mxKeySwapBitsF(mxKeyAddRR(mxKeyByBitEnc(mxKeySwapMinors3(p2kproc3(changeDuplicates(mxKeySwapBitsE(mxKeyXorRR(mxKeyRotateLeftBits(mxKeyXorRR(changeDuplicatesB(p2kproc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Alg1(mxKeyRotEnc(mxKeySwapBitsG(mxKeyAlg2(changeDuplicatesC2(mxKeyRotEnc(mxKeySwapBitsRound(changeDuplicates(mxKeySwapBitsD(mxKeyAddRR(mxKeySwapMinors3(p2kproc3(mxKeyReverseBits(mxKeySwapBitsF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changeDuplicatesB(p2kproc3(mxKeyXorRR(changeDuplicates(mxKeyByBitEnc(mxKeyAlg2(changeDuplicatesB(p2kproc3(mxKeyXorB(mxKeyAddRR(mxKeyRotEnc2(changeDuplicatesB(mxKeySwapBitsG(mxKeySwapBitsE(mxKeySwapBit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Not(mxKeySwapBitsD(mxKeyAddRR(mxKeyRotEnc(mxKeySwapBitsG(mxKeySwapBitsE(p2kproc3(mxKeyXor(p2kproc3(mxKeyXorRR(mxKeyAlg1(mxKeyRotEnc2(mxKeyByBitEnc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changeDuplicatesB(mxKeyXorRR(changeDuplicatesB(mxKeyAlg2(mxKeyXorB(mxKeySwapMinors3(mxKeyNot(mxKeyXor(mxKeySwapBitsG(mxKeyAlg1(mxKeySwapBitsRound(mxKeySwapBitsG(mxKeyAlg1(changeDuplicatesB(mxKeySwapBitsF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SwapBitsF(mxKeySwapMinors3(mxKeyReverseBits(mxKeySwapBitsEE2(mxKeyAlg2(mxKeyAlg1(mxKeySwapBitsRound(changeDuplicatesC2(mxKeyRotEnc(mxKeyXor(p2kproc3(changeDuplicatesB(mxKeyReverseBits(mxKeyNot(mxKeyRever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otEnc2(mxKeyXorB(mxKeySwapBitsG(mxKeyAddRR(mxKeyRotEnc2(mxKeyAddRR(mxKeyReverseBits(p2kproc3(mxKeySwapMinors3(mxKeyReverseBits(mxKeyByBitEnc(mxKeyAlg1(mxKeyAlg2(mxKeySwapBitsG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changeDuplicatesB(changeDuplicates(p2kproc3(mxKeyXorRR(mxKeyXorB(mxKeyXorB(mxKeyReverseBits(mxKeyXorB(mxKeyRotateLeftBits(changeDuplicatesB(mxKeySwapMinors3(mxKeySwapBitsEE2(mxKeyAlg1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ReverseBits(mxKeySwapBitsEE2(mxKeyReverseBits(mxKeyXorRR(p2kproc3(mxKeyRotEnc(mxKeyAlg1(mxKeySwapBitsE(mxKeyXorB(mxKeyXorB(changeDuplicatesB(mxKeyNot(mxKeySwapBitsE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Reverse(mxKeySwapBitsEE2(mxKeyReverseBits(mxKeyXor(changeDuplicatesC2(mxKeySwapBitsEE2(mxKeySwapBitsE(mxKeyRotateLeftBits(mxKeyAlg1(mxKeySwapMinors3(mxKeyNot(changeDuplicates(mxKeyRotEnc2(changeDuplicates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AddRR(mxKeyXor(mxKeyRotateLeftBits(changeDuplicatesC2(mxKeySwapBitsG(mxKeySwapBitsE(changeDuplicatesC2(mxKeyAlg2(mxKeyNot(mxKeySwapBitsE(mxKeyReverse(mxKeyAlg1(mxKeySwapBitsD(mxKeyRotEn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RotEnc2(mxKeySwapBitsG(mxKeyRotateLeftBits(mxKeySwapBitsD(mxKeyAlg2(changeDuplicatesC2(mxKeyReverse(changeDuplicatesB(mxKeyRotEnc(mxKeySwapBitsEE2(p2kproc3(mxKeyByBitEnc(mxKeyXorB(mxKeyAlg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RotateLeftBits(mxKeySwapBitsG(mxKeySwapBitsD(mxKeyNot(mxKeySwapBitsE(changeDuplicatesB(mxKeySwapBitsG(mxKeyXor(mxKeyReverse(mxKeyAlg2(mxKeyByBitEnc(changeDuplicatesC2(mxKeySwapBitsG(changeDuplicatesB(mxKeyNot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changeDuplicates(mxKeyRotateLeftBits(mxKeySwapBitsD(mxKeyNot(mxKeySwapBitsE(mxKeySwapBitsD(mxKeySwapBitsF(mxKeySwapBitsEE2(mxKeyXorRR(changeDuplicates(mxKeySwapBitsD(p2kproc3(mxKeyAddRR(mxKeyRotateLeft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SwapMinors3(changeDuplicatesB(mxKeySwapBitsG(mxKeyByBitEnc(mxKeyRotEnc(mxKeyReverse(changeDuplicatesC2(mxKeyAddRR(mxKeyByBitEnc(changeDuplicatesC2(mxKeyAlg1(mxKeyRotateLeftBits(mxKeySwapBitsF(changeDuplicatesB(mxKeyReverse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changeDuplicatesC2(changeDuplicatesC2(mxKeyRotEnc2(mxKeyReverseBits(mxKeyRotateLeftBits(mxKeySwapMinors3(mxKeyReverseBits(mxKeySwapBitsE(mxKeyRotEnc2(mxKeyXorRR(mxKeyAlg1(mxKeyXorB(mxKeyAlg2(changeDuplicatesB(mxKeySwapBitsF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SwapBitsG(mxKeySwapBitsEE2(p2kproc3(mxKeyXorB(mxKeyAlg2(mxKeyXorB(mxKeyReverse(mxKeyReverseBits(mxKeyNot(changeDuplicates(mxKeySwapBitsD(mxKeyReverse(mxKeyAlg1(mxKeyXorB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SwapBitsE(mxKeyAlg1(mxKeyReverse(mxKeyReverseBits(mxKeyRotateLeftBits(mxKeyXorRR(mxKeyXorRR(mxKeyXorRR(mxKeyByBitEnc(mxKeyNot(mxKeyRotEnc2(mxKeyRotEnc(mxKeyRotEnc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changeDuplicatesB(mxKeyRotateLeftBits(mxKeyRotEnc(mxKeyRotateLeftBits(mxKeyRotEnc2(mxKeyXor(mxKeyByBitEnc(mxKeyRotateLeftBits(mxKeyNot(mxKeyXor(mxKeyAddRR(mxKeySwapBitsG(mxKeyAddRR(changeDuplicatesB(mxKeyNot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p2kproc3(mxKeySwapBitsE(changeDuplicatesC2(mxKeyAddRR(mxKeySwapBitsG(mxKeyNot(mxKeyXorRR(mxKeyRotateLeftBits(mxKeyAlg1(mxKeyAddRR(changeDuplicatesC2(changeDuplicates(mxKeyRotEnc2(mxKeyAlg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Alg2(p2kproc3(mxKeyXorRR(mxKeyRotEnc2(mxKeySwapBitsE(mxKeySwapBitsE(mxKeyXorRR(mxKeyAlg1(mxKeySwapBitsG(mxKeySwapBitsRound(changeDuplicatesB(mxKeySwapBitsD(mxKeySwapBitsF(mxKeyAlg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Alg2(p2kproc3(mxKeySwapMinors3(p2kproc3(mxKeyAlg2(mxKeyRotEnc(mxKeySwapBitsG(changeDuplicatesC2(mxKeyXor(mxKeyAddRR(mxKeyXorRR(mxKeyReverse(changeDuplicatesB(mxKeySwapBitsG(mxKeyNot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Reverse(changeDuplicates(mxKeyRotateLeftBits(mxKeyRotateLeftBits(mxKeyAddRR(mxKeySwapBitsD(changeDuplicatesC2(changeDuplicates(mxKeySwapBitsE(mxKeyRotEnc2(mxKeyRotEnc2(mxKeyNot(mxKeyAlg2(changeDuplicatesB(mxKeyRever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Alg2(mxKeyRotateLeftBits(mxKeyReverse(mxKeyAlg1(mxKeyAlg1(changeDuplicatesB(changeDuplicatesB(mxKeyXor(mxKeySwapMinors3(mxKeyReverse(mxKeyAlg2(mxKeyXor(mxKeySwapBitsG(mxKeySwapBitsG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XorB(mxKeyRotateLeftBits(changeDuplicatesB(mxKeyAddRR(changeDuplicatesC2(mxKeySwapBitsD(mxKeySwapBitsEE2(mxKeyRotEnc2(mxKeySwapBitsD(mxKeySwapBitsE(mxKeyAlg2(mxKeyRotEnc2(mxKeyNot(mxKeySwapBitsD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XorRR(mxKeyRotEnc(mxKeySwapBitsE(mxKeySwapBitsEE2(changeDuplicates(mxKeySwapBitsD(mxKeyReverseBits(mxKeyReverseBits(mxKeyAlg1(mxKeyXorRR(mxKeyRotateLeftBits(mxKeyAlg1(mxKeySwapBitsD(mxKeyReverse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SwapBitsEE2(mxKeyRotateLeftBits(mxKeyAlg2(mxKeySwapMinors3(mxKeySwapBitsF(mxKeyReverseBits(mxKeyXorRR(p2kproc3(mxKeyAddRR(mxKeyAddRR(mxKeySwapBitsF(mxKeyNot(mxKeyRotateLeftBits(mxKeySwapMinors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Alg2(mxKeyRotEnc2(mxKeySwapBitsG(mxKeyByBitEnc(mxKeyAddRR(mxKeyAlg1(mxKeyXorB(mxKeySwapBitsE(mxKeyReverseBits(mxKeyByBitEnc(mxKeyRotateLeftBits(mxKeyRotEnc2(mxKeySwapMinors3(mxKeyRotEn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XorRR(mxKeyXor(mxKeySwapBitsF(mxKeyAlg2(mxKeyNot(changeDuplicatesB(changeDuplicatesC2(mxKeyReverseBits(mxKeyRotEnc2(mxKeyAlg1(changeDuplicates(mxKeySwapBitsEE2(mxKeySwapBitsG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ByBitEnc(changeDuplicatesB(mxKeyXorRR(mxKeyRotateLeftBits(mxKeyAlg2(mxKeyAlg1(changeDuplicatesB(mxKeyXorRR(mxKeySwapBitsF(mxKeyXor(mxKeyNot(mxKeyNot(mxKeyXor(mxKeyAlg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Reverse(mxKeySwapBitsF(mxKeyXorRR(mxKeySwapMinors3(mxKeyRotEnc(mxKeyNot(mxKeySwapBitsEE2(mxKeyReverseBits(mxKeyXorRR(mxKeyReverseBits(changeDuplicatesC2(mxKeyXorB(mxKeyAddRR(mxKeyReverse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SwapMinors3(mxKeyNot(mxKeySwapBitsRound(mxKeyXorB(mxKeySwapBitsEE2(mxKeyAlg2(mxKeyRotateLeftBits(mxKeySwapBitsEE2(mxKeyReverseBits(mxKeyAlg1(mxKeyAlg2(mxKeySwapBitsE(mxKeyXorRR(p2kproc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SwapBitsRound(changeDuplicates(mxKeySwapBitsG(mxKeyByBitEnc(mxKeySwapBitsD(mxKeyRotEnc(mxKeyRotateLeftBits(mxKeyXorB(mxKeySwapBitsEE2(mxKeySwapBitsF(mxKeyRotateLeftBits(mxKeyAlg1(mxKeyAlg2(mxKeyReverse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p2kproc3(mxKeySwapBitsEE2(mxKeyRotateLeftBits(mxKeyRotateLeftBits(mxKeyByBitEnc(mxKeyXor(mxKeySwapBitsE(changeDuplicatesB(mxKeySwapBitsD(p2kproc3(mxKeySwapBitsRound(mxKeySwapMinors3(mxKeyRotEnc(mxKeySwapMinors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Alg2(mxKeyXorB(mxKeyByBitEnc(mxKeySwapBitsD(mxKeySwapBitsF(changeDuplicatesC2(changeDuplicatesC2(mxKeyNot(mxKeyRotEnc(mxKeySwapBitsD(mxKeyRotEnc(mxKeyXorRR(changeDuplicatesB(mxKeySwapBitsE(mxKeyReverse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changeDuplicates(mxKeySwapBitsG(mxKeyAddRR(changeDuplicates(mxKeySwapMinors3(mxKeySwapBitsG(mxKeyNot(mxKeyAlg1(mxKeySwapBitsD(mxKeySwapBitsG(changeDuplicatesC2(mxKeyAlg2(mxKeySwapBitsG(changeDuplicatesB(mxKeyRever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RotateLeftBits(mxKeyXorRR(mxKeyXorB(mxKeySwapBitsG(mxKeySwapBitsG(mxKeySwapBitsRound(mxKeySwapBitsEE2(changeDuplicates(mxKeyAlg2(mxKeyRotEnc(mxKeyAddRR(p2kproc3(mxKeyXorRR(changeDuplicatesB(mxKeyRotateLeft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SwapBitsG(mxKeyXorRR(mxKeyRotateLeftBits(mxKeyRotateLeftBits(p2kproc3(mxKeySwapMinors3(changeDuplicatesB(mxKeyXorB(mxKeyRotEnc(changeDuplicatesB(p2kproc3(mxKeyAlg1(changeDuplicatesC2(changeDuplicatesB(mxKeySwapBitsG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RotEnc2(mxKeyXorB(changeDuplicates(mxKeySwapBitsD(mxKeySwapBitsF(mxKeyXor(mxKeyAddRR(mxKeySwapBitsG(mxKeyRotEnc2(mxKeyRotEnc2(mxKeyReverse(changeDuplicatesB(mxKeySwapBitsF(changeDuplicatesB(mxKeySwapBitsD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ByBitEnc(mxKeySwapBitsF(changeDuplicatesC2(mxKeySwapMinors3(mxKeyByBitEnc(mxKeyReverseBits(changeDuplicates(mxKeyRotEnc2(mxKeyRotateLeftBits(changeDuplicates(mxKeyReverse(mxKeyRotEnc2(changeDuplicates(mxKeyReverse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changeDuplicates(mxKeyAlg2(mxKeySwapMinors3(p2kproc3(mxKeyAlg1(mxKeySwapBitsEE2(mxKeyRotEnc(mxKeySwapBitsG(mxKeySwapBitsG(changeDuplicatesB(mxKeyRotEnc2(mxKeyAddRR(mxKeyReverseBits(mxKeySwapBitsG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XorB(mxKeyAddRR(mxKeyReverse(mxKeyAlg2(changeDuplicates(mxKeySwapBitsD(mxKeyRotateLeftBits(mxKeySwapMinors3(mxKeyReverse(mxKeySwapBitsRound(mxKeySwapBitsE(mxKeyXorB(mxKeyRotEnc2(changeDuplicatesB(mxKeySwapBitsD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Not(mxKeyRotEnc(mxKeyAddRR(changeDuplicatesB(mxKeySwapBitsG(mxKeyRotateLeftBits(changeDuplicatesC2(mxKeyXorB(p2kproc3(mxKeyRotateLeftBits(changeDuplicatesB(mxKeyByBitEnc(mxKeySwapBitsE(mxKeyAlg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SwapBitsD(mxKeySwapBitsRound(mxKeySwapBitsEE2(mxKeyAlg1(mxKeySwapBitsEE2(changeDuplicatesC2(changeDuplicatesB(mxKeySwapBitsD(mxKeySwapBitsD(mxKeySwapMinors3(mxKeyRotEnc(mxKeyAlg2(mxKeyAlg2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SwapBitsE(mxKeyReverse(mxKeyXorRR(changeDuplicatesC2(mxKeyNot(mxKeySwapBitsF(changeDuplicates(mxKeyXorB(mxKeyByBitEnc(mxKeySwapBitsF(mxKeySwapBitsRound(changeDuplicates(mxKeyRotEnc(mxKeyXor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Reverse(mxKeyAddRR(mxKeyReverse(mxKeyRotateLeftBits(mxKeyRotEnc(mxKeySwapBitsE(mxKeyRotateLeftBits(changeDuplicates(mxKeyReverse(mxKeyReverseBits(mxKeyRotEnc(mxKeyByBitEnc(mxKeyReverse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SwapBitsE(mxKeyXor(changeDuplicatesC2(p2kproc3(mxKeySwapBitsG(mxKeyRotateLeftBits(changeDuplicatesB(mxKeyByBitEnc(mxKeyAlg1(mxKeyRotEnc(mxKeyXor(mxKeyRotateLeftBits(mxKeyAddRR(mxKeyXor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SwapBitsD(mxKeyAddRR(mxKeyReverse(mxKeyAlg1(mxKeySwapBitsD(p2kproc3(mxKeyReverse(mxKeyReverse(mxKeyRotateLeftBits(mxKeyReverseBits(mxKeyAlg2(mxKeySwapBitsEE2(mxKeyAlg1(mxKeyReverse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SwapBitsRound(mxKeyByBitEnc(mxKeyNot(mxKeyXorB(mxKeySwapBitsE(mxKeyByBitEnc(mxKeyXorRR(p2kproc3(mxKeySwapBitsF(mxKeySwapBitsEE2(mxKeyAddRR(mxKeyRotEnc2(mxKeySwapBitsF(mxKeySwapBitsG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RotateLeftBits(mxKeyReverse(mxKeyReverse(mxKeyAlg1(mxKeyRotateLeftBits(mxKeyAlg1(mxKeySwapBitsD(mxKeyXor(mxKeyXorRR(mxKeySwapBitsE(mxKeyXor(mxKeyXorRR(mxKeyXorB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Xor(changeDuplicates(changeDuplicatesB(mxKeyXorB(changeDuplicates(mxKeyRotateLeftBits(changeDuplicatesC2(mxKeyRotateLeftBits(mxKeySwapBitsEE2(mxKeyReverseBits(mxKeyAlg1(mxKeyRotEnc2(mxKeyAddRR(changeDuplicates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SwapBitsD(mxKeySwapMinors3(mxKeyRotateLeftBits(mxKeyRotEnc2(mxKeyReverseBits(mxKeySwapBitsEE2(mxKeySwapBitsEE2(mxKeyXorB(mxKeyXor(mxKeyRotateLeftBits(mxKeyAlg2(mxKeySwapMinors3(mxKeySwapBitsRound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SwapMinors3(mxKeyReverse(mxKeyReverse(mxKeySwapBitsG(changeDuplicatesC2(changeDuplicates(mxKeySwapMinors3(mxKeyNot(mxKeyRotEnc2(mxKeySwapBitsEE2(mxKeyAlg1(p2kproc3(mxKeySwapBitsRound(mxKeyAlg1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RotEnc(mxKeyReverseBits(mxKeyByBitEnc(mxKeySwapMinors3(mxKeyRotateLeftBits(changeDuplicatesB(changeDuplicatesC2(mxKeySwapBitsRound(mxKeyAddRR(mxKeyRotateLeftBits(mxKeyReverse(mxKeyXorB(mxKeyRotEnc2(changeDuplicates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AddRR(mxKeyXorRR(mxKeyByBitEnc(mxKeyReverse(mxKeyXorB(mxKeyXorB(mxKeyXorRR(mxKeyAlg2(mxKeyAddRR(mxKeyReverse(mxKeySwapBitsE(mxKeySwapBitsD(mxKeySwapBitsEE2(mxKeyXorB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changeDuplicatesC2(mxKeyRotEnc2(mxKeyRotateLeftBits(mxKeySwapBitsG(mxKeyNot(mxKeyAddRR(mxKeyRotEnc2(mxKeyXorB(mxKeySwapBitsRound(mxKeySwapBitsD(mxKeySwapBitsRound(mxKeyAddRR(mxKeyXorB(changeDuplicates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SwapBitsRound(mxKeyXor(mxKeySwapBitsF(mxKeySwapBitsEE2(mxKeySwapBitsEE2(mxKeySwapMinors3(mxKeyRotateLeftBits(mxKeyAddRR(mxKeyAddRR(mxKeySwapBitsG(mxKeyReverse(mxKeyAlg1(mxKeyXorB(mxKeySwapBitsE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RotEnc2(changeDuplicatesB(mxKeySwapBitsG(mxKeySwapBitsE(mxKeySwapMinors3(mxKeyRotateLeftBits(mxKeySwapBitsD(changeDuplicatesC2(mxKeyNot(mxKeySwapMinors3(mxKeySwapBitsEE2(changeDuplicatesB(mxKeyAddRR(changeDuplicatesB(mxKeySwapBitsG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Alg2(mxKeyRotEnc2(mxKeySwapBitsF(mxKeyReverse(mxKeyNot(changeDuplicatesB(p2kproc3(mxKeySwapBitsEE2(mxKeyXorRR(mxKeyAddRR(mxKeyXor(mxKeyReverse(mxKeyAlg1(changeDuplicatesB(mxKeySwapBit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changeDuplicatesB(mxKeySwapBitsE(mxKeySwapBitsG(mxKeySwapBitsF(changeDuplicatesB(mxKeyAddRR(mxKeyXorRR(mxKeyRotEnc2(mxKeySwapBitsRound(mxKeyXorRR(mxKeyRotEnc(mxKeyAddRR(mxKeySwapBitsD(changeDuplicatesB(mxKeyNot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SwapBitsF(mxKeyByBitEnc(changeDuplicates(mxKeySwapBitsD(changeDuplicatesC2(p2kproc3(mxKeyXorB(mxKeyByBitEnc(changeDuplicatesB(changeDuplicatesB(mxKeyAlg1(mxKeyNot(changeDuplicatesB(mxKeyReverseBits(mxKeySwapBitsF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Alg1(mxKeyXorB(mxKeySwapBitsEE2(mxKeyNot(mxKeySwapBitsD(mxKeyByBitEnc(mxKeyAlg2(mxKeyXorB(mxKeyXorB(changeDuplicatesB(mxKeySwapBitsE(mxKeyAlg1(mxKeySwapMinors3(changeDuplicatesB(mxKeyReverse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AddRR(p2kproc3(mxKeyRotEnc2(mxKeySwapBitsF(mxKeyReverseBits(mxKeyAddRR(mxKeyAlg1(mxKeySwapBitsG(mxKeyRotEnc(mxKeyRotateLeftBits(changeDuplicatesC2(mxKeyAddRR(mxKeySwapBitsF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changeDuplicatesC2(mxKeySwapBitsE(changeDuplicatesB(changeDuplicates(mxKeySwapBitsRound(mxKeySwapBitsRound(changeDuplicates(mxKeyAddRR(changeDuplicates(changeDuplicatesB(mxKeySwapBitsF(changeDuplicatesC2(mxKeyXorB(mxKeyAlg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RotEnc(mxKeySwapBitsF(mxKeyRotEnc2(mxKeyAlg2(mxKeySwapBitsEE2(changeDuplicatesC2(changeDuplicates(mxKeySwapBitsD(mxKeySwapBitsE(mxKeyRotEnc2(mxKeySwapMinors3(mxKeyRotateLeftBits(changeDuplicatesB(mxKeyNot(mxKeySwapBitsF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Alg1(mxKeyXor(changeDuplicates(changeDuplicates(mxKeyReverse(mxKeyByBitEnc(mxKeyNot(mxKeySwapMinors3(p2kproc3(mxKeySwapBitsG(mxKeyAlg2(mxKeySwapBitsE(mxKeyAlg1(mxKeyReverse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Alg1(mxKeySwapBitsG(mxKeyAddRR(mxKeySwapBitsRound(mxKeyReverseBits(mxKeySwapBitsD(mxKeyRotateLeftBits(mxKeySwapBitsG(mxKeyAlg1(mxKeySwapBitsD(mxKeySwapBitsF(mxKeyAlg2(mxKeyReverse(mxKeyAlg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changeDuplicatesC2(mxKeySwapMinors3(mxKeyAlg2(changeDuplicatesB(mxKeySwapBitsEE2(mxKeyRotEnc2(mxKeyReverse(mxKeyByBitEnc(mxKeySwapMinors3(mxKeyAlg1(changeDuplicatesC2(mxKeySwapBitsG(mxKeyRotEnc2(mxKeyXor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AddRR(changeDuplicatesB(mxKeyReverse(mxKeySwapBitsE(mxKeyAlg1(changeDuplicates(mxKeySwapBitsEE2(mxKeyAlg2(changeDuplicatesB(changeDuplicatesC2(mxKeyXor(mxKeyRotEnc(mxKeyRotEnc2(mxKeySwapBitsD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Alg1(changeDuplicates(changeDuplicatesB(mxKeyReverseBits(mxKeySwapBitsF(mxKeyXorRR(mxKeyXor(mxKeyReverse(mxKeyXorRR(mxKeyRotEnc2(mxKeyXorRR(mxKeyAlg1(mxKeySwapMinors3(changeDuplicates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Alg1(changeDuplicatesB(mxKeySwapBitsRound(mxKeyByBitEnc(changeDuplicates(mxKeyRotateLeftBits(mxKeyReverse(mxKeyReverseBits(mxKeyRotateLeftBits(mxKeyAlg1(mxKeyXor(mxKeySwapMinors3(mxKeySwapBitsE(mxKeySwapBitsF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RotEnc(mxKeyAddRR(mxKeyByBitEnc(p2kproc3(mxKeyReverse(mxKeyXor(mxKeySwapBitsE(mxKeySwapBitsEE2(mxKeyXor(mxKeyRotEnc(mxKeySwapBitsRound(mxKeyRotateLeftBits(changeDuplicates(p2kproc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RotEnc(changeDuplicates(mxKeyRotateLeftBits(mxKeyXor(mxKeySwapBitsRound(mxKeyXorRR(mxKeySwapBitsF(mxKeyXor(mxKeyNot(mxKeyByBitEnc(mxKeySwapBitsG(mxKeyAlg1(changeDuplicatesB(mxKeySwapBitsF(mxKeySwapBitsD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p2kproc3(mxKeyXorRR(mxKeyXorB(mxKeyAlg1(mxKeyXor(mxKeySwapBitsD(mxKeyReverse(mxKeyAddRR(mxKeySwapBitsRound(mxKeyNot(mxKeyRotEnc2(changeDuplicates(changeDuplicatesB(mxKeyRotateLeftBits(mxKeyNot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ByBitEnc(mxKeyByBitEnc(mxKeyAlg1(mxKeyXorB(changeDuplicates(mxKeyRotEnc2(mxKeyAlg1(mxKeyAddRR(mxKeySwapBitsG(mxKeyXorRR(mxKeySwapBitsD(mxKeySwapMinors3(mxKeyAlg1(changeDuplicatesB(mxKeySwapBit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changeDuplicatesB(changeDuplicatesB(changeDuplicates(mxKeySwapBitsEE2(mxKeySwapBitsRound(mxKeyNot(mxKeyReverse(mxKeyAddRR(changeDuplicatesC2(mxKeySwapMinors3(changeDuplicatesC2(mxKeyRotateLeftBits(mxKeySwapBitsD(mxKeySwapBitsF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XorB(mxKeySwapBitsE(mxKeyRotateLeftBits(mxKeySwapBitsG(mxKeyNot(changeDuplicates(mxKeyByBitEnc(mxKeyRotEnc(mxKeyByBitEnc(changeDuplicates(mxKeySwapMinors3(changeDuplicatesB(mxKeySwapBitsF(mxKeySwapBitsF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AddRR(mxKeySwapBitsF(mxKeyXorB(mxKeySwapBitsD(mxKeyXorRR(mxKeySwapBitsG(mxKeyNot(mxKeyXorB(mxKeySwapBitsF(mxKeyAddRR(mxKeyXorRR(mxKeySwapMinors3(mxKeySwapBitsG(changeDuplicatesB(mxKeySwapBitsD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ByBitEnc(p2kproc3(mxKeyRotEnc2(mxKeySwapBitsF(changeDuplicates(mxKeyXorRR(mxKeyRotEnc(mxKeySwapBitsRound(mxKeyAlg1(mxKeyXor(mxKeyReverseBits(mxKeySwapBitsD(p2kproc3(mxKeyRotateLeft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Reverse(changeDuplicatesC2(mxKeyXor(mxKeyRotateLeftBits(mxKeySwapBitsEE2(mxKeyByBitEnc(mxKeyReverse(mxKeyByBitEnc(mxKeyXorB(mxKeyRotEnc2(changeDuplicatesB(changeDuplicatesB(mxKeyXorRR(mxKeyRotEn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SwapBitsRound(mxKeyRotEnc2(mxKeyXor(mxKeyRotEnc2(mxKeyXorB(mxKeyByBitEnc(mxKeyNot(mxKeySwapBitsG(mxKeyRotateLeftBits(mxKeySwapBitsF(mxKeyNot(changeDuplicates(mxKeyRotateLeftBits(changeDuplicatesB(mxKeySwapBitsE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SwapBitsRound(mxKeySwapBitsEE2(mxKeySwapBitsG(mxKeySwapMinors3(mxKeyRotEnc2(mxKeyAlg1(mxKeyRotateLeftBits(mxKeySwapBitsRound(mxKeyReverseBits(mxKeyXorB(mxKeySwapBitsG(mxKeyAlg1(changeDuplicatesB(p2kproc3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SwapMinors3(mxKeyXorB(mxKeyAlg2(mxKeySwapMinors3(mxKeyRotateLeftBits(mxKeyByBitEnc(mxKeyByBitEnc(mxKeyRotateLeftBits(p2kproc3(mxKeySwapBitsF(mxKeyAddRR(mxKeyXorB(mxKeyXorB(mxKeyRotEn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SwapMinors3(mxKeyRotateLeftBits(changeDuplicatesC2(mxKeySwapBitsE(mxKeyReverse(changeDuplicates(mxKeyAlg1(mxKeySwapBitsD(mxKeySwapMinors3(mxKeySwapMinors3(mxKeyXorRR(mxKeyAddRR(mxKeyReverse(changeDuplicatesB(mxKeyReverse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AddRR(mxKeySwapBitsF(mxKeySwapBitsG(mxKeySwapBitsRound(mxKeySwapBitsE(mxKeyAddRR(mxKeyByBitEnc(mxKeySwapBitsE(mxKeySwapBitsEE2(mxKeySwapBitsE(changeDuplicatesB(mxKeyAddRR(mxKeySwapBitsG(mxKeyRotEn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SwapMinors3(mxKeySwapMinors3(changeDuplicatesC2(mxKeyRotEnc(mxKeyAlg2(changeDuplicates(mxKeyNot(mxKeyXorB(mxKeyByBitEnc(changeDuplicates(mxKeySwapBitsEE2(mxKeyByBitEnc(mxKeyAlg1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changeDuplicatesB(mxKeyXorB(mxKeySwapBitsE(mxKeyAddRR(mxKeySwapBitsG(mxKeyXorB(mxKeyReverse(mxKeySwapBitsE(mxKeyAlg2(changeDuplicatesC2(changeDuplicates(mxKeyReverseBits(mxKeyAlg1(mxKeySwapBitsG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SwapBitsF(mxKeySwapMinors3(mxKeySwapBitsE(mxKeyReverse(mxKeyRotEnc2(changeDuplicatesB(mxKeySwapBitsE(changeDuplicates(mxKeySwapMinors3(mxKeySwapBitsRound(mxKeyRotEnc2(changeDuplicatesC2(mxKeyRotateLeftBits(mxKeySwapBitsD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SwapBitsD(changeDuplicatesB(mxKeySwapBitsRound(mxKeySwapBitsE(p2kproc3(mxKeyAlg1(mxKeyAlg2(mxKeySwapBitsE(mxKeyAddRR(mxKeyRotateLeftBits(changeDuplicatesB(mxKeyReverseBits(mxKeyNot(changeDuplicates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changeDuplicatesB(mxKeySwapMinors3(mxKeyAlg2(mxKeyReverse(mxKeyXorB(mxKeyAlg2(mxKeyByBitEnc(mxKeySwapBitsEE2(mxKeyAddRR(mxKeyRotateLeftBits(mxKeySwapBitsF(mxKeyAlg1(changeDuplicatesC2(changeDuplicatesB(mxKeySwapBitsF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Alg2(mxKeySwapBitsEE2(mxKeySwapBitsF(mxKeyReverse(mxKeySwapBitsRound(mxKeySwapBitsEE2(mxKeyAddRR(mxKeySwapBitsG(mxKeyRotateLeftBits(mxKeyXorB(mxKeyAlg1(mxKeyXor(mxKeyRotateLeftBits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BitsRound(mxKeyXor(mxKeyRotEnc2(mxKeySwapBitsRound(mxKeyRotEnc2(mxKeyAlg2(mxKeyXor(mxKeySwapBitsEE2(mxKeyRotEnc2(mxKeySwapBitsF(mxKeyXorB(mxKeyAddRR(mxKeyRotEnc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SwapBitsEE2(mxKeyByBitEnc(mxKeyByBitEnc(changeDuplicatesB(mxKeyReverseBits(mxKeySwapBitsF(mxKeyXor(mxKeySwapBitsG(mxKeySwapBitsF(mxKeyXorB(mxKeyXor(changeDuplicatesC2(mxKeyReverseBits(changeDuplicatesB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Reverse(mxKeySwapBitsG(mxKeyXorRR(mxKeyRotateLeftBits(mxKeySwapMinors3(mxKeyXor(mxKeyRotEnc(mxKeyAlg2(mxKeySwapBitsEE2(mxKeyRotateLeftBits(mxKeyAlg1(mxKeySwapBitsD(changeDuplicatesB(changeDuplicatesC2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ByBitEnc(mxKeyRotateLeftBits(mxKeySwapBitsRound(mxKeyRotEnc2(mxKeyByBitEnc(mxKeySwapBitsRound(mxKeyRotateLeftBits(mxKeyAddRR(mxKeyAlg2(mxKeyXorB(mxKeyReverseBits(mxKeySwapBitsG(mxKeyReverseBits(changeDuplicatesB(mxKeySwapBitsD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SwapBitsG(mxKeySwapBitsE(mxKeyByBitEnc(mxKeyRotateLeftBits(mxKeyRotateLeftBits(changeDuplicatesB(changeDuplicates(mxKeySwapBitsRound(mxKeySwapBitsEE2(mxKeyAlg2(mxKeyAddRR(changeDuplicatesB(mxKeyAddRR(mxKeyAlg1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Alg1(mxKeySwapBitsEE2(mxKeySwapBitsE(mxKeyAlg1(mxKeyRotateLeftBits(mxKeySwapBitsG(mxKeyXorB(mxKeyXor(mxKeyAlg2(mxKeyAlg1(mxKeyRotEnc(changeDuplicatesC2(changeDuplicatesB(mxKeyRotateLeft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Xor(changeDuplicatesB(mxKeyReverseBits(changeDuplicatesB(mxKeyAlg1(changeDuplicates(mxKeyRotEnc(mxKeyAddRR(mxKeyRotEnc(mxKeySwapBitsF(mxKeyXor(mxKeyNot(mxKeyReverseBits(mxKeyRotateLeft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changeDuplicates(mxKeyReverseBits(mxKeyXorRR(mxKeySwapBitsRound(mxKeySwapBitsRound(mxKeyXorRR(mxKeyAlg2(changeDuplicates(mxKeyNot(p2kproc3(mxKeySwapBitsG(mxKeyXorB(mxKeySwapBitsRound(changeDuplicate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otEnc(mxKeyAddRR(mxKeyXorB(mxKeySwapMinors3(changeDuplicatesB(mxKeyAlg1(mxKeySwapBitsD(mxKeySwapBitsEE2(changeDuplicates(changeDuplicates(mxKeyNot(mxKeyAddRR(mxKeySwapBitsE(mxKeyAddRR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changeDuplicatesC2(mxKeyRotateLeftBits(changeDuplicates(mxKeyXorB(mxKeyAddRR(mxKeyRotEnc(mxKeyReverseBits(mxKeyNot(mxKeyReverseBits(mxKeyRotEnc(mxKeySwapMinors3(mxKeyAlg1(mxKeyXorRR(changeDuplicatesB(mxKeyRotateLeftBits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SwapBitsG(mxKeyByBitEnc(mxKeyAddRR(mxKeyRotEnc2(mxKeyXorRR(mxKeySwapBitsEE2(mxKeyByBitEnc(mxKeyReverseBits(mxKeyXor(mxKeyRotEnc(mxKeyAddRR(mxKeySwapBitsE(mxKeyXor(mxKeyRotateLeftBits(changeDuplicatesB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RotEnc(mxKeyAddRR(mxKeySwapBitsG(mxKeyAddRR(mxKeyAlg1(mxKeyXorB(mxKeyXorB(mxKeyRotEnc(mxKeyRotEnc2(mxKeyReverse(mxKeyRotEnc2(changeDuplicates(mxKeySwapBitsD(changeDuplicatesB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SwapBitsE(mxKeyReverseBits(mxKeySwapMinors3(p2kproc3(mxKeyXorB(mxKeyRotEnc(mxKeyByBitEnc(mxKeySwapBitsD(changeDuplicatesC2(mxKeySwapBitsE(mxKeySwapBitsF(mxKeySwapBitsF(mxKeyReverse(p2kproc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p2kproc3(mxKeyXorB(mxKeyXorB(mxKeySwapBitsE(mxKeySwapMinors3(mxKeySwapBitsRound(mxKeySwapBitsG(mxKeySwapMinors3(mxKeySwapBitsRound(mxKeySwapMinors3(mxKeyRotateLeftBits(mxKeySwapMinors3(mxKeyReverseBits(changeDuplicatesB(mxKeyNot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XorB(mxKeySwapBitsEE2(mxKeyReverseBits(mxKeyRotEnc2(mxKeyByBitEnc(mxKeyReverse(mxKeySwapBitsRound(mxKeyReverseBits(mxKeyXorRR(mxKeySwapBitsE(p2kproc3(mxKeyReverseBits(mxKeySwapBitsE(changeDuplicatesB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ByBitEnc(changeDuplicatesC2(mxKeyReverse(mxKeyRotateLeftBits(mxKeyRotEnc(mxKeyRotEnc(mxKeyAlg2(mxKeyRotEnc(mxKeyAlg2(mxKeySwapBitsG(mxKeySwapBitsG(changeDuplicatesC2(changeDuplicates(changeDuplicatesB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RotEnc2(mxKeyReverseBits(mxKeySwapBitsRound(mxKeyAddRR(mxKeyReverseBits(mxKeyRotEnc2(mxKeySwapBitsD(mxKeySwapBitsRound(mxKeyRotateLeftBits(mxKeySwapBitsE(mxKeyXor(changeDuplicates(changeDuplicatesB(mxKeyRotateLeftBits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RotEnc2(mxKeyXorB(p2kproc3(mxKeyReverse(mxKeyReverseBits(mxKeyReverseBits(mxKeyReverseBits(mxKeyByBitEnc(mxKeyReverseBits(mxKeySwapBitsD(mxKeySwapBitsRound(mxKeyAlg2(mxKeySwapBitsG(mxKeySwapBitsD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changeDuplicates(mxKeySwapMinors3(mxKeyRotEnc(mxKeyAlg2(mxKeySwapBitsD(changeDuplicates(mxKeyAlg1(changeDuplicates(mxKeyXor(mxKeyXorRR(mxKeyRotEnc2(changeDuplicatesB(mxKeyAddRR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Reverse(changeDuplicatesB(p2kproc3(mxKeySwapBitsF(mxKeyByBitEnc(p2kproc3(mxKeyReverse(mxKeyXor(mxKeySwapBitsRound(changeDuplicatesC2(changeDuplicatesB(mxKeyXorRR(mxKeyAlg1(changeDuplicatesB(mxKeyNot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RotEnc(mxKeyAlg1(mxKeyAlg2(mxKeySwapBitsEE2(changeDuplicatesB(mxKeySwapBitsD(changeDuplicates(changeDuplicates(mxKeyRotateLeftBits(mxKeySwapBitsE(mxKeySwapBitsF(changeDuplicates(mxKeyRotEnc(mxKeyXo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SwapBitsD(mxKeyByBitEnc(mxKeySwapBitsD(mxKeyByBitEnc(mxKeySwapMinors3(mxKeyRotEnc(changeDuplicatesC2(changeDuplicatesB(mxKeyAddRR(mxKeyXorB(mxKeyAlg2(mxKeyAlg2(mxKeySwapBitsG(mxKeyReverse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Xor(mxKeyNot(mxKeySwapBitsF(mxKeyXor(mxKeyNot(mxKeySwapBitsD(mxKeyAlg2(mxKeyByBitEnc(mxKeySwapMinors3(mxKeyReverseBits(mxKeySwapBitsD(mxKeyReverseBits(mxKeyRotateLeftBits(changeDuplicatesB(mxKeyRever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AddRR(changeDuplicatesC2(mxKeyReverse(mxKeySwapMinors3(mxKeySwapBitsE(changeDuplicatesC2(changeDuplicatesB(mxKeyRotateLeftBits(mxKeySwapBitsD(mxKeyReverse(mxKeyReverse(mxKeyReverseBits(p2kproc3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changeDuplicatesB(mxKeyByBitEnc(mxKeyXor(mxKeyXor(mxKeyRotEnc(mxKeyRotEnc2(mxKeyByBitEnc(mxKeyAlg2(changeDuplicates(mxKeySwapBitsD(mxKeyXorRR(mxKeyAlg1(mxKeyRotEnc(mxKeyXo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ReverseBits(mxKeyNot(mxKeySwapBitsRound(mxKeySwapBitsEE2(mxKeyRotEnc(mxKeyRotateLeftBits(mxKeySwapBitsE(mxKeySwapBitsG(p2kproc3(mxKeyNot(mxKeySwapBitsRound(mxKeyXorRR(mxKeySwapBitsD(changeDuplicates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SwapMinors3(mxKeySwapBitsE(mxKeyRotEnc(p2kproc3(mxKeyXor(mxKeyXorRR(mxKeySwapBitsE(mxKeyXorB(changeDuplicatesC2(mxKeyXorB(mxKeySwapMinors3(mxKeyXorB(p2kproc3(changeDuplicatesB(mxKeyNot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RotateLeftBits(mxKeyAlg2(mxKeySwapBitsEE2(mxKeyReverse(mxKeyByBitEnc(mxKeyRotateLeftBits(mxKeyAddRR(mxKeyRotEnc2(mxKeySwapBitsE(mxKeyAddRR(changeDuplicatesB(mxKeyNot(mxKeyRotateLeftBits(mxKeySwapBitsF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changeDuplicatesB(mxKeyXorRR(mxKeySwapBitsRound(mxKeyAlg2(mxKeyXor(mxKeySwapBitsF(mxKeyReverseBits(mxKeyRotEnc(mxKeySwapBitsE(mxKeyReverse(mxKeySwapBitsD(mxKeyRotEnc(changeDuplicatesC2(mxKeySwapBitsF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p2kproc3(changeDuplicates(mxKeySwapBitsRound(changeDuplicatesC2(mxKeyNot(changeDuplicatesC2(changeDuplicatesC2(mxKeySwapMinors3(mxKeySwapBitsG(mxKeyByBitEnc(mxKeyRotEnc2(changeDuplicates(mxKeyAlg2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p2kproc3(changeDuplicatesB(p2kproc3(changeDuplicatesC2(mxKeyAlg2(mxKeySwapBitsF(mxKeyByBitEnc(mxKeyReverseBits(mxKeyReverseBits(mxKeyXorB(p2kproc3(mxKeySwapBitsRound(mxKeyRotEnc2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changeDuplicatesC2(changeDuplicates(p2kproc3(mxKeyAlg2(mxKeyRotEnc2(mxKeyNot(changeDuplicatesC2(mxKeyRotateLeftBits(changeDuplicatesB(mxKeySwapBitsG(mxKeyNot(mxKeyXorRR(mxKeySwapMinors3(changeDuplicatesB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SwapBitsF(mxKeySwapBitsF(changeDuplicates(mxKeySwapBitsF(mxKeySwapBitsF(mxKeySwapBitsEE2(mxKeyAddRR(changeDuplicatesB(mxKeyXorB(changeDuplicatesC2(mxKeyReverse(mxKeyXor(mxKeySwapMinors3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Reverse(mxKeySwapBitsD(mxKeyAddRR(mxKeyRotEnc(mxKeyRotEnc2(mxKeyAlg2(mxKeySwapBitsG(changeDuplicatesC2(mxKeyXorRR(mxKeyRotateLeftBits(mxKeyRotEnc2(changeDuplicates(changeDuplicates(mxKeyReverse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changeDuplicates(mxKeyRotEnc(changeDuplicates(mxKeyRotateLeftBits(mxKeySwapBitsRound(mxKeySwapBitsRound(mxKeySwapBitsEE2(changeDuplicates(mxKeyAlg1(mxKeyXor(mxKeyNot(mxKeyReverseBits(mxKeySwapBitsD(changeDuplicates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p2kproc3(mxKeyXor(mxKeyAddRR(mxKeySwapBitsE(mxKeySwapBitsE(changeDuplicatesC2(mxKeySwapMinors3(mxKeySwapBitsEE2(mxKeyXorB(mxKeyRotateLeftBits(mxKeyXor(changeDuplicates(changeDuplicatesB(mxKeySwapBitsF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RotEnc2(mxKeyByBitEnc(mxKeyAlg1(changeDuplicatesC2(mxKeyByBitEnc(mxKeySwapBitsF(mxKeyRotEnc2(changeDuplicatesB(mxKeyNot(mxKeyXor(p2kproc3(mxKeyRotateLeftBits(mxKeyReverse(mxKeySwapBitsD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changeDuplicatesC2(mxKeyAlg1(mxKeySwapBitsF(mxKeyXorB(mxKeyAddRR(mxKeyXor(mxKeyRotateLeftBits(mxKeyRotEnc2(mxKeyXorB(p2kproc3(mxKeyAlg2(mxKeyReverseBits(mxKeySwapMinors3(mxKeySwapMinors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SwapBitsG(mxKeySwapBitsEE2(mxKeyAlg2(mxKeySwapBitsF(mxKeyXorB(changeDuplicatesC2(p2kproc3(mxKeyByBitEnc(mxKeyXorRR(mxKeySwapBitsG(mxKeyReverseBits(mxKeyRotEnc(mxKeyXorB(mxKeySwapBitsD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Alg1(mxKeyAlg2(mxKeySwapBitsD(changeDuplicatesB(mxKeySwapBitsD(mxKeyAlg1(mxKeyReverse(mxKeyXorRR(mxKeyReverse(changeDuplicatesC2(mxKeyRotateLeftBits(mxKeyXorB(mxKeyAddRR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Alg2(mxKeySwapBitsRound(p2kproc3(mxKeyXorB(mxKeyXorB(mxKeyReverse(mxKeyReverseBits(mxKeySwapBitsD(mxKeySwapBitsG(mxKeySwapBitsRound(mxKeyReverseBits(mxKeyByBitEnc(mxKeyXorRR(mxKeyRotEn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changeDuplicates(mxKeyRotEnc2(mxKeyXorB(mxKeySwapMinors3(changeDuplicatesB(mxKeyAlg2(mxKeyNot(mxKeySwapBitsRound(mxKeyNot(mxKeyXor(changeDuplicatesC2(mxKeySwapBitsD(mxKeySwapBitsE(mxKeyReverse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Xor(mxKeyAlg2(mxKeyXorRR(mxKeyReverse(mxKeySwapBitsRound(mxKeySwapBitsG(mxKeySwapBitsRound(mxKeySwapBitsD(mxKeySwapBitsF(mxKeySwapBitsRound(changeDuplicatesB(mxKeySwapBitsD(mxKeyAddRR(mxKeyRotEn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SwapBitsD(mxKeyByBitEnc(mxKeySwapBitsD(mxKeyXorB(mxKeyAddRR(mxKeySwapMinors3(mxKeyReverseBits(mxKeyRotEnc(mxKeyRotEnc(mxKeyReverse(mxKeyXorRR(changeDuplicates(mxKeyReverse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SwapBitsF(mxKeyAddRR(mxKeySwapMinors3(mxKeyXorB(mxKeyNot(changeDuplicatesB(changeDuplicatesB(mxKeyByBitEnc(mxKeySwapBitsF(mxKeySwapBitsD(mxKeyReverse(mxKeyXor(mxKeySwapMinors3(changeDuplicates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SwapMinors3(mxKeyXorB(mxKeyRotateLeftBits(mxKeySwapBitsE(mxKeyAddRR(mxKeyRotateLeftBits(mxKeyRotateLeftBits(mxKeyRotEnc(mxKeyReverseBits(mxKeyXorB(mxKeyAddRR(mxKeySwapBitsD(mxKeySwapMinors3(changeDuplicates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SwapBitsEE2(changeDuplicatesB(mxKeySwapBitsRound(mxKeySwapBitsE(mxKeyReverse(mxKeySwapBitsF(mxKeyRotEnc2(changeDuplicates(mxKeyRotateLeftBits(mxKeyReverse(mxKeyXorRR(mxKeySwapBitsG(mxKeySwapMinors3(changeDuplicatesB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SwapBitsD(p2kproc3(mxKeyReverse(mxKeyAlg2(mxKeyAddRR(mxKeyXor(p2kproc3(mxKeyRotEnc(p2kproc3(mxKeyRotEnc(mxKeySwapBitsD(mxKeySwapBitsG(mxKeySwapBitsD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RotateLeftBits(mxKeyRotEnc(mxKeyRotateLeftBits(mxKeyReverseBits(mxKeyRotEnc2(mxKeyRotEnc2(mxKeySwapBitsRound(mxKeySwapBitsG(mxKeySwapBitsG(mxKeyRotEnc(mxKeySwapMinors3(mxKeyRotateLeftBits(mxKeyAddRR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Reverse(changeDuplicatesB(mxKeySwapMinors3(changeDuplicatesB(mxKeyByBitEnc(mxKeyByBitEnc(mxKeySwapBitsF(changeDuplicates(mxKeyNot(mxKeyRotEnc2(mxKeySwapBitsE(mxKeyAlg2(changeDuplicatesC2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RotEnc(mxKeyXorB(mxKeySwapBitsF(mxKeyReverse(mxKeyRotEnc2(mxKeySwapBitsF(mxKeyAlg1(mxKeyReverse(mxKeyRotateLeftBits(mxKeyXorRR(changeDuplicatesB(mxKeyRotEnc2(changeDuplicatesB(mxKeyNot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p2kproc3(changeDuplicatesB(mxKeyNot(mxKeySwapMinors3(changeDuplicates(mxKeyRotateLeftBits(mxKeyReverse(mxKeyAlg1(mxKeyByBitEnc(mxKeyReverseBits(mxKeyAddRR(changeDuplicatesB(mxKeyRotEnc2(mxKeyRotateLeft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RotateLeftBits(changeDuplicatesC2(mxKeySwapBitsEE2(mxKeyXorRR(mxKeyRotEnc(mxKeyNot(mxKeyRotEnc(mxKeyXorRR(changeDuplicatesC2(mxKeyXorB(mxKeyRotEnc2(changeDuplicatesC2(mxKeySwapBitsD(mxKeyRotateLeft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changeDuplicates(mxKeyRotateLeftBits(changeDuplicatesC2(p2kproc3(mxKeyAlg1(mxKeyRotEnc(mxKeySwapBitsEE2(mxKeyAlg2(changeDuplicatesC2(mxKeyReverse(mxKeyRotEnc2(mxKeySwapBitsF(changeDuplicatesB(mxKeyRever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Xor(changeDuplicatesC2(mxKeySwapBitsF(changeDuplicatesB(mxKeyXorB(mxKeyXor(mxKeySwapBitsD(mxKeySwapBitsEE2(mxKeyXorB(mxKeyReverse(mxKeyReverseBits(mxKeyXorB(mxKeySwapBitsE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changeDuplicatesB(mxKeyRotateLeftBits(mxKeyAlg2(mxKeyRotEnc2(mxKeyAddRR(mxKeyXorB(mxKeyXorB(changeDuplicatesC2(mxKeyRotEnc(mxKeyXorB(mxKeyReverse(mxKeySwapBitsF(changeDuplicates(changeDuplicates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changeDuplicatesC2(mxKeyRotEnc2(mxKeySwapBitsG(mxKeyAlg1(mxKeyReverseBits(mxKeyRotateLeftBits(mxKeyRotateLeftBits(mxKeyRotateLeftBits(mxKeyRotateLeftBits(changeDuplicates(mxKeySwapBitsG(mxKeySwapBitsG(changeDuplicatesB(mxKeyNot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Alg2(mxKeyXorB(mxKeyReverse(mxKeyReverse(mxKeyByBitEnc(mxKeyXor(mxKeyAlg1(mxKeyRotateLeftBits(mxKeyNot(mxKeySwapBitsEE2(mxKeySwapMinors3(mxKeySwapBitsG(mxKeyAlg2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changeDuplicates(mxKeySwapBitsE(mxKeyAlg1(mxKeySwapBitsRound(mxKeyXorB(mxKeySwapBitsE(mxKeyReverse(mxKeyAlg1(mxKeySwapBitsEE2(mxKeySwapBitsRound(mxKeyRotEnc2(mxKeyReverse(mxKeyAlg2(changeDuplicatesB(mxKeySwapBitsD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changeDuplicates(mxKeyRotateLeftBits(mxKeyAlg1(mxKeySwapBitsF(mxKeyXorRR(mxKeyXor(mxKeyReverseBits(mxKeyXor(mxKeyRotEnc2(changeDuplicatesC2(mxKeyXor(mxKeyXorRR(mxKeySwapMinors3(mxKeyRotateLeft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ByBitEnc(mxKeyXor(mxKeyRotEnc2(mxKeyXor(mxKeyByBitEnc(mxKeyReverse(changeDuplicatesB(changeDuplicates(mxKeyReverse(mxKeyAlg1(changeDuplicatesC2(mxKeyReverseBits(mxKeySwapBitsD(changeDuplicatesB(mxKeySwapBitsD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changeDuplicatesC2(mxKeySwapBitsD(mxKeyNot(changeDuplicatesB(mxKeySwapBitsRound(mxKeyByBitEnc(mxKeyAlg2(mxKeySwapBitsF(mxKeySwapBitsG(mxKeyXor(mxKeySwapMinors3(mxKeySwapBitsF(mxKeyByBitEnc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RotEnc(mxKeyReverseBits(mxKeyXorB(mxKeyXorRR(mxKeyXor(mxKeyXorRR(mxKeySwapBitsRound(mxKeySwapBitsD(mxKeySwapBitsE(mxKeyAlg1(mxKeyRotEnc2(mxKeyAddRR(changeDuplicatesB(mxKeySwapBitsD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SwapMinors3(p2kproc3(mxKeySwapBitsD(mxKeyRotateLeftBits(mxKeyReverse(mxKeyAlg2(mxKeySwapMinors3(mxKeyAddRR(p2kproc3(mxKeyRotEnc2(mxKeyXorB(mxKeyAlg2(mxKeyAlg2(mxKeySwapBitsD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ByBitEnc(changeDuplicatesC2(mxKeyRotateLeftBits(p2kproc3(mxKeyReverseBits(mxKeySwapBitsEE2(mxKeyXorRR(mxKeyNot(mxKeySwapBitsG(mxKeyAddRR(mxKeyRotEnc(mxKeyRotEnc(mxKeyAlg1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SwapBitsD(changeDuplicatesC2(mxKeySwapBitsD(mxKeyAlg2(mxKeyAlg2(mxKeySwapBitsE(mxKeyXorB(mxKeySwapBitsRound(mxKeySwapBitsE(mxKeyRotEnc2(mxKeyAddRR(mxKeyRotEnc2(mxKeySwapMinors3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SwapBitsRound(mxKeyAlg2(p2kproc3(mxKeyAlg1(changeDuplicatesC2(mxKeyAlg1(mxKeyReverse(mxKeyRotateLeftBits(mxKeySwapBitsG(mxKeyRotateLeftBits(mxKeySwapBitsRound(mxKeyRotEnc2(mxKeySwapBitsG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XorRR(mxKeySwapBitsEE2(p2kproc3(mxKeySwapBitsRound(mxKeyRotEnc2(mxKeySwapBitsD(mxKeySwapBitsD(changeDuplicates(mxKeyRotEnc(mxKeySwapBitsG(changeDuplicatesB(mxKeyNot(mxKeyAddRR(mxKeyReverse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Xor(changeDuplicates(mxKeySwapMinors3(changeDuplicatesC2(mxKeySwapBitsF(mxKeySwapBitsD(mxKeySwapBitsRound(mxKeyAddRR(mxKeyAlg1(mxKeyNot(mxKeyReverseBits(mxKeyReverse(mxKeyRotateLeftBits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ReverseBits(mxKeyRotateLeftBits(mxKeyXor(mxKeyXorRR(mxKeySwapMinors3(mxKeyXorRR(mxKeyAlg1(mxKeySwapBitsE(mxKeySwapBitsEE2(mxKeyXorB(mxKeyRotEnc2(mxKeyAlg2(changeDuplicatesC2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Alg1(changeDuplicatesC2(mxKeyAlg2(mxKeyXorB(mxKeyRotEnc(mxKeySwapBitsG(mxKeyRotEnc(mxKeyByBitEnc(changeDuplicatesB(mxKeyXorRR(changeDuplicatesB(p2kproc3(mxKeySwapBitsF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changeDuplicatesB(mxKeyXor(mxKeyAlg2(mxKeySwapBitsD(mxKeyAlg2(mxKeyNot(mxKeyByBitEnc(mxKeySwapBitsF(changeDuplicatesC2(mxKeyAlg2(changeDuplicatesB(changeDuplicatesC2(mxKeyRotateLeftBits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everseBits(mxKeyReverse(mxKeySwapBitsEE2(mxKeySwapBitsD(mxKeySwapBitsF(mxKeySwapBitsD(changeDuplicatesB(mxKeyReverse(changeDuplicates(mxKeyRotEnc(changeDuplicatesB(mxKeySwapBitsE(mxKeyAlg1(changeDuplicatesB(mxKeyRever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Xor(mxKeyXorRR(mxKeyRotEnc2(mxKeyByBitEnc(mxKeyAlg1(mxKeySwapBitsD(mxKeyReverse(mxKeyXorB(mxKeySwapBitsG(mxKeyByBitEnc(changeDuplicatesC2(mxKeyAlg1(mxKeyReverseBits(mxKeyXor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RotEnc2(mxKeyXorRR(mxKeySwapBitsRound(mxKeyRotateLeftBits(mxKeyReverse(changeDuplicatesC2(mxKeyRotEnc(mxKeySwapMinors3(mxKeyByBitEnc(mxKeySwapMinors3(mxKeyXor(mxKeyRotEnc2(mxKeySwapBitsD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changeDuplicatesB(mxKeyAlg2(mxKeyAddRR(changeDuplicatesC2(mxKeyAlg1(changeDuplicatesB(changeDuplicatesC2(mxKeyAlg2(mxKeySwapBitsE(mxKeySwapBitsD(mxKeySwapBitsG(changeDuplicates(mxKeySwapBitsD(mxKeyReverse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Alg2(mxKeyRotEnc(mxKeyAddRR(mxKeySwapBitsF(mxKeySwapBitsF(changeDuplicatesC2(mxKeyNot(mxKeyAlg1(mxKeyNot(mxKeyByBitEnc(changeDuplicatesB(mxKeyByBitEnc(mxKeyXorRR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Not(mxKeySwapBitsRound(mxKeyReverse(changeDuplicatesB(p2kproc3(mxKeySwapBitsRound(mxKeyXorRR(mxKeyReverseBits(changeDuplicatesC2(mxKeyReverseBits(mxKeyNot(mxKeyAlg1(mxKeyNot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everseBits(changeDuplicatesC2(mxKeyXorB(mxKeyRotEnc2(mxKeyByBitEnc(mxKeySwapBitsEE2(mxKeyXorB(mxKeyAlg1(mxKeyRotEnc(mxKeyAlg2(mxKeySwapBitsRound(mxKeySwapBitsG(mxKeyRotEnc2(changeDuplicatesB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XorB(mxKeyAlg1(mxKeyXorB(mxKeyXorRR(mxKeyXor(mxKeyXorRR(mxKeyReverse(mxKeyAlg2(p2kproc3(mxKeyRotateLeftBits(mxKeyNot(changeDuplicatesB(mxKeySwapBitsE(mxKeyNot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Not(mxKeyAlg1(mxKeyAddRR(changeDuplicatesB(mxKeyReverse(mxKeySwapMinors3(mxKeySwapBitsE(mxKeyNot(mxKeySwapBitsRound(mxKeyByBitEnc(mxKeyAlg2(changeDuplicatesC2(changeDuplicatesB(mxKeyReverse(mxKeyRever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SwapBitsRound(changeDuplicatesC2(p2kproc3(mxKeyReverse(mxKeyAddRR(mxKeyXorB(p2kproc3(mxKeyXor(mxKeySwapBitsE(mxKeyAddRR(mxKeySwapBitsD(mxKeyAddRR(changeDuplicatesB(mxKeyReverseBits(mxKeySwapBitsD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SwapBitsRound(mxKeySwapMinors3(mxKeyRotEnc(mxKeyAlg1(mxKeyRotEnc(mxKeySwapBitsF(mxKeyReverse(mxKeyAlg2(mxKeySwapBitsEE2(p2kproc3(mxKeySwapMinors3(changeDuplicatesC2(changeDuplicatesB(mxKeySwapBitsF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RotEnc(p2kproc3(mxKeyAlg2(mxKeySwapBitsEE2(mxKeySwapMinors3(mxKeyXorRR(mxKeySwapBitsD(changeDuplicates(mxKeyAlg2(changeDuplicatesB(mxKeyRotEnc2(mxKeyReverse(mxKeyReverseBits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Minors3(mxKeyReverseBits(mxKeyRotEnc(changeDuplicatesC2(mxKeySwapBitsG(mxKeySwapMinors3(mxKeySwapBitsRound(mxKeyRotEnc2(mxKeySwapBitsF(mxKeySwapBitsEE2(changeDuplicatesC2(mxKeyAlg2(mxKeySwapMinors3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Minors3(mxKeyXorRR(mxKeyAlg1(mxKeyXorRR(mxKeySwapBitsF(mxKeySwapBitsG(changeDuplicatesB(mxKeyRotEnc(mxKeyAlg2(mxKeyRotEnc2(mxKeySwapMinors3(mxKeyAlg2(mxKeyAddRR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RotateLeftBits(mxKeySwapBitsF(mxKeySwapBitsD(mxKeySwapBitsD(mxKeyReverseBits(mxKeyXorB(mxKeySwapBitsD(mxKeySwapBitsE(mxKeyAlg1(mxKeyReverse(changeDuplicatesB(mxKeySwapBitsF(mxKeyNot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p2kproc3(mxKeySwapBitsRound(changeDuplicatesB(mxKeyXorRR(mxKeySwapBitsRound(mxKeyXorRR(p2kproc3(mxKeySwapBitsD(mxKeyReverse(mxKeyReverseBits(mxKeyXorB(mxKeySwapMinors3(changeDuplicates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p2kproc3(mxKeyRotEnc(mxKeyAlg1(mxKeyRotEnc2(mxKeySwapBitsEE2(mxKeyAlg2(changeDuplicatesB(mxKeyRotEnc(mxKeyAddRR(mxKeyAddRR(mxKeyReverse(changeDuplicatesC2(mxKeyReverseBits(changeDuplicates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p2kproc3(mxKeySwapBitsG(mxKeyReverseBits(mxKeyByBitEnc(mxKeySwapBitsEE2(changeDuplicatesC2(mxKeyRotateLeftBits(mxKeySwapBitsRound(mxKeyByBitEnc(mxKeyAlg1(mxKeyNot(mxKeySwapMinors3(mxKeyReverse(mxKeyReverse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SwapBitsEE2(mxKeyReverseBits(mxKeyRotEnc2(changeDuplicatesC2(mxKeySwapBitsG(mxKeyAddRR(changeDuplicates(p2kproc3(changeDuplicatesB(mxKeySwapBitsEE2(mxKeyAlg2(mxKeySwapMinors3(mxKeyXorB(changeDuplicates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RotateLeftBits(mxKeyRotEnc2(mxKeyAlg1(mxKeyAlg1(mxKeyByBitEnc(mxKeyXorRR(mxKeyReverse(p2kproc3(mxKeySwapMinors3(mxKeySwapBitsEE2(mxKeyRotateLeftBits(mxKeyRotEnc(mxKeyNot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ByBitEnc(mxKeySwapBitsG(mxKeyAlg1(mxKeySwapMinors3(mxKeyAddRR(mxKeyXorB(mxKeySwapBitsG(mxKeyXorRR(mxKeySwapBitsG(mxKeySwapBitsE(mxKeyReverseBits(mxKeyXor(mxKeyAlg2(changeDuplicates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XorB(mxKeyAlg1(mxKeyAddRR(mxKeyRotEnc(mxKeySwapBitsE(changeDuplicatesC2(mxKeyReverseBits(mxKeyXorB(mxKeyXorB(mxKeyAlg2(mxKeyReverse(mxKeyNot(mxKeyAlg1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SwapBitsE(mxKeySwapMinors3(mxKeySwapBitsEE2(changeDuplicatesC2(mxKeyNot(mxKeySwapBitsF(mxKeyReverseBits(mxKeyNot(mxKeyByBitEnc(mxKeyRotEnc(mxKeyXorRR(mxKeyAddRR(mxKeyReverse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Reverse(mxKeySwapBitsRound(mxKeyByBitEnc(mxKeySwapBitsF(mxKeyReverseBits(mxKeyXor(mxKeyReverse(mxKeySwapMinors3(mxKeyXor(changeDuplicatesC2(changeDuplicatesB(mxKeyNot(mxKeySwapBitsD(mxKeySwapBitsF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SwapMinors3(mxKeySwapMinors3(mxKeySwapBitsF(mxKeyNot(mxKeyReverse(changeDuplicatesB(p2kproc3(mxKeyRotEnc2(changeDuplicates(mxKeySwapMinors3(mxKeySwapBitsEE2(mxKeyAlg1(changeDuplicatesB(mxKeySwapBitsE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SwapBitsE(mxKeyReverseBits(mxKeyReverse(mxKeySwapBitsD(mxKeyAlg1(mxKeyAlg1(mxKeyReverseBits(mxKeySwapBitsEE2(mxKeySwapBitsD(mxKeySwapBitsG(mxKeyAlg1(mxKeyRotEnc2(changeDuplicatesB(mxKeyRotateLeftBits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XorB(mxKeyNot(mxKeySwapBitsD(mxKeySwapBitsEE2(mxKeyByBitEnc(mxKeySwapMinors3(mxKeySwapBitsG(mxKeyXorRR(mxKeyAddRR(mxKeyAlg1(mxKeyAlg2(mxKeyNot(mxKeyAlg1(changeDuplicatesB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SwapBitsF(mxKeyReverseBits(mxKeyAlg2(mxKeySwapBitsD(mxKeySwapBitsG(mxKeySwapBitsG(changeDuplicates(changeDuplicatesB(mxKeyAlg1(mxKeyReverseBits(mxKeyRotEnc2(mxKeySwapMinors3(mxKeyReverse(changeDuplicatesB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SwapBitsE(mxKeyByBitEnc(mxKeySwapBitsD(mxKeySwapBitsF(changeDuplicates(mxKeyReverse(mxKeyXor(mxKeyAlg1(mxKeyXor(changeDuplicatesC2(mxKeySwapBitsF(mxKeyReverseBits(mxKeyReverse(mxKeyXor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changeDuplicatesC2(mxKeyAlg1(mxKeyAlg1(mxKeySwapBitsEE2(mxKeyReverseBits(changeDuplicatesC2(p2kproc3(changeDuplicatesC2(changeDuplicatesC2(mxKeyXorRR(mxKeySwapMinors3(mxKeySwapBitsD(mxKeyNot(mxKeyXor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XorRR(mxKeySwapBitsRound(mxKeySwapBitsD(mxKeySwapMinors3(changeDuplicatesB(mxKeyXorRR(mxKeyAlg2(mxKeySwapBitsE(mxKeyAlg1(mxKeySwapBitsF(mxKeyAlg1(mxKeyXor(changeDuplicatesB(mxKeySwapBitsD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SwapBitsEE2(mxKeyXor(mxKeySwapBitsRound(mxKeySwapBitsF(mxKeyRotEnc(mxKeyAlg2(mxKeyXor(mxKeyXorB(mxKeyRotEnc(mxKeySwapMinors3(mxKeySwapBitsE(mxKeyAlg1(mxKeyRotEnc2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ByBitEnc(mxKeyReverseBits(mxKeyRotEnc2(mxKeyRotateLeftBits(mxKeyRotateLeftBits(mxKeySwapBitsEE2(mxKeyXorB(mxKeyAddRR(mxKeyXorB(changeDuplicatesC2(mxKeyXor(mxKeyAlg1(mxKeySwapMinors3(changeDuplicatesB(mxKeySwapBitsD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SwapBitsG(mxKeyRotEnc(p2kproc3(changeDuplicatesB(mxKeyXorB(mxKeySwapBitsE(changeDuplicatesC2(mxKeyReverse(mxKeySwapMinors3(mxKeySwapMinors3(mxKeySwapMinors3(mxKeyRotEnc2(mxKeySwapMinors3(mxKeyReverse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RotEnc2(mxKeySwapBitsF(changeDuplicates(mxKeySwapBitsG(mxKeyXorB(mxKeyXor(p2kproc3(mxKeyXorB(mxKeyAlg1(changeDuplicates(changeDuplicatesC2(changeDuplicatesB(mxKeyNot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RotateLeftBits(mxKeySwapBitsE(p2kproc3(mxKeySwapBitsE(mxKeyNot(changeDuplicatesB(mxKeyReverse(mxKeySwapBitsD(mxKeySwapBitsD(mxKeySwapBitsRound(mxKeySwapBitsEE2(mxKeySwapBitsRound(changeDuplicates(changeDuplicatesB(mxKeyRever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ReverseBits(mxKeySwapBitsD(mxKeySwapBitsEE2(mxKeyXorRR(changeDuplicatesB(mxKeyRotateLeftBits(mxKeyAddRR(mxKeyXorB(mxKeyAlg1(mxKeySwapBitsF(mxKeySwapBitsF(changeDuplicates(mxKeyAlg1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ByBitEnc(mxKeyReverse(changeDuplicatesB(mxKeyRotEnc(mxKeyNot(mxKeyXorRR(mxKeyXorRR(mxKeySwapBitsF(mxKeyReverseBits(mxKeySwapBitsRound(changeDuplicatesC2(mxKeyXorB(mxKeyReverse(mxKeySwapBitsG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RotEnc2(mxKeyByBitEnc(p2kproc3(mxKeySwapBitsG(mxKeyReverseBits(mxKeySwapBitsF(mxKeyRotEnc(mxKeySwapBitsG(mxKeyNot(mxKeyReverseBits(changeDuplicates(mxKeyNot(mxKeyReverseBits(mxKeySwapMinors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AddRR(mxKeyXorB(mxKeyRotEnc2(mxKeyAlg2(mxKeyNot(mxKeyByBitEnc(changeDuplicatesB(mxKeyXorRR(mxKeyReverseBits(mxKeySwapBitsG(mxKeyRotEnc2(mxKeyRotEnc(mxKeyXorB(mxKeyRotateLeft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XorB(mxKeySwapBitsE(mxKeyReverse(mxKeySwapBitsRound(mxKeySwapBitsD(mxKeyReverse(mxKeyAlg2(mxKeyAlg1(mxKeySwapMinors3(mxKeySwapBitsE(mxKeyXorB(changeDuplicatesC2(mxKeyRotateLeftBits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RotEnc2(mxKeySwapBitsE(mxKeyAddRR(mxKeySwapBitsF(mxKeySwapMinors3(mxKeyReverseBits(mxKeySwapBitsE(mxKeyAlg2(mxKeyXor(mxKeyByBitEnc(mxKeyAddRR(changeDuplicatesB(mxKeyReverse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RotEnc2(mxKeySwapBitsD(mxKeyRotEnc2(mxKeyRotEnc(mxKeySwapBitsRound(mxKeyRotateLeftBits(changeDuplicatesC2(mxKeySwapBitsE(mxKeyAlg1(p2kproc3(mxKeyXorRR(mxKeyRotEnc2(mxKeySwapBitsG(changeDuplicatesB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changeDuplicatesB(mxKeySwapBitsEE2(mxKeyReverseBits(mxKeyXor(changeDuplicatesB(mxKeyNot(mxKeyAlg1(mxKeyReverse(changeDuplicatesB(mxKeyReverseBits(mxKeySwapMinors3(changeDuplicates(mxKeyXorB(changeDuplicates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SwapBitsD(mxKeyReverse(mxKeySwapBitsEE2(mxKeyAddRR(changeDuplicatesC2(mxKeyAlg1(mxKeyXorRR(mxKeySwapBitsRound(changeDuplicatesC2(mxKeyAddRR(changeDuplicatesC2(changeDuplicates(mxKeyRotateLeftBits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changeDuplicates(mxKeySwapBitsG(mxKeyRotEnc(mxKeyAddRR(changeDuplicates(mxKeySwapBitsD(mxKeySwapBitsE(mxKeyRotEnc2(mxKeySwapBitsF(mxKeyNot(mxKeySwapBitsE(mxKeyReverseBits(mxKeySwapBitsF(changeDuplicatesB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XorRR(mxKeyRotateLeftBits(changeDuplicatesB(mxKeyAlg2(changeDuplicatesB(mxKeyAlg2(mxKeySwapBitsEE2(mxKeySwapBitsF(mxKeyXor(mxKeySwapBitsRound(mxKeyNot(changeDuplicatesB(mxKeyNot(changeDuplicates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SwapBitsE(mxKeyAlg1(mxKeySwapBitsF(mxKeyRotateLeftBits(mxKeyNot(mxKeyRotEnc(changeDuplicatesC2(mxKeySwapMinors3(mxKeySwapBitsRound(mxKeyXor(mxKeyAlg2(mxKeySwapBitsG(mxKeyReverse(mxKeySwapBitsD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otateLeftBits(mxKeyXorB(mxKeyAlg2(mxKeySwapBitsE(mxKeySwapBitsG(changeDuplicates(mxKeyReverseBits(mxKeySwapBitsF(mxKeySwapBitsF(mxKeyNot(mxKeyAlg1(mxKeySwapMinors3(mxKeyXorB(mxKeyXor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Alg2(mxKeyReverseBits(changeDuplicatesC2(changeDuplicatesC2(mxKeyRotateLeftBits(mxKeyNot(mxKeySwapBitsD(mxKeySwapBitsF(mxKeySwapBitsG(changeDuplicatesB(mxKeyRotateLeftBits(mxKeyRotateLeftBits(mxKeyReverse(mxKeyReverse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SwapBitsEE2(mxKeyRotateLeftBits(mxKeyAddRR(mxKeyByBitEnc(mxKeyReverseBits(mxKeyNot(mxKeyAddRR(changeDuplicatesB(mxKeySwapMinors3(mxKeySwapBitsE(mxKeyXorB(mxKeyXorRR(mxKeyRotateLeftBits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changeDuplicatesC2(mxKeyRotEnc2(p2kproc3(mxKeySwapBitsD(mxKeyRotateLeftBits(mxKeyRotEnc(changeDuplicatesB(changeDuplicates(changeDuplicatesC2(mxKeyNot(p2kproc3(mxKeySwapBitsD(mxKeyRotateLeftBits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SwapBitsEE2(changeDuplicatesB(mxKeySwapBitsD(mxKeySwapBitsE(mxKeyXorRR(changeDuplicatesC2(mxKeyAlg1(mxKeyAlg1(mxKeyReverseBits(mxKeySwapBitsG(changeDuplicates(mxKeySwapBitsD(changeDuplicatesC2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SwapBitsD(mxKeyXorRR(mxKeySwapBitsF(mxKeySwapBitsG(p2kproc3(mxKeyByBitEnc(mxKeySwapMinors3(mxKeyAlg1(mxKeyXorB(mxKeySwapBitsD(mxKeyReverseBits(mxKeySwapBitsG(changeDuplicatesC2(mxKeyXor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SwapBitsRound(mxKeyAlg1(mxKeySwapBitsE(mxKeySwapBitsRound(changeDuplicatesC2(mxKeySwapMinors3(mxKeyAddRR(mxKeyReverse(mxKeyXor(mxKeySwapBitsG(changeDuplicatesB(mxKeyReverseBits(mxKeySwapBitsG(mxKeyRotateLeftBits(mxKeyRever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XorB(mxKeyAlg2(mxKeyRotEnc(mxKeyAddRR(mxKeySwapBitsD(mxKeyRotEnc(changeDuplicatesC2(mxKeyAlg1(mxKeyAddRR(mxKeyByBitEnc(mxKeySwapBitsEE2(mxKeySwapBitsD(changeDuplicatesB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p2kproc3(changeDuplicates(mxKeySwapBitsG(mxKeyAlg1(mxKeySwapBitsD(mxKeyReverseBits(mxKeySwapBitsEE2(mxKeyByBitEnc(changeDuplicatesC2(changeDuplicatesC2(mxKeySwapBitsD(mxKeyByBitEnc(mxKeyAlg1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SwapBitsF(mxKeyAddRR(mxKeySwapBitsEE2(mxKeyRotateLeftBits(mxKeyAlg2(mxKeyXor(changeDuplicatesB(mxKeyReverse(changeDuplicatesC2(mxKeySwapBitsG(mxKeyReverse(mxKeyReverseBits(mxKeyAlg1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otateLeftBits(mxKeyXorRR(mxKeyRotEnc2(changeDuplicatesB(mxKeySwapBitsRound(changeDuplicates(mxKeySwapBitsF(changeDuplicatesB(mxKeyAddRR(mxKeyAddRR(mxKeySwapBitsE(changeDuplicatesB(mxKeySwapBitsF(mxKeySwapBitsG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Alg2(mxKeyNot(mxKeyByBitEnc(mxKeyAlg2(changeDuplicatesB(mxKeySwapBitsG(mxKeyXorRR(mxKeyXorRR(mxKeyRotEnc2(mxKeyReverse(mxKeySwapMinors3(changeDuplicates(mxKeySwapBitsG(mxKeyRever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SwapBitsD(mxKeyAddRR(mxKeyAddRR(mxKeyReverse(mxKeyAddRR(mxKeyAlg2(changeDuplicates(mxKeyXor(mxKeySwapBitsG(mxKeySwapBitsD(mxKeyAlg1(mxKeySwapBitsF(mxKeyXor(mxKeyRotEnc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SwapBitsG(changeDuplicates(mxKeySwapBitsRound(mxKeySwapBitsEE2(mxKeyAddRR(mxKeyReverseBits(mxKeySwapBitsG(mxKeySwapBitsRound(mxKeyAlg1(mxKeyRotateLeftBits(mxKeySwapBitsG(mxKeyReverse(mxKeyXorRR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p2kproc3(mxKeyReverse(mxKeyXorRR(mxKeyReverseBits(mxKeySwapBitsRound(mxKeyNot(mxKeyReverse(mxKeyXorRR(mxKeySwapBitsD(mxKeySwapBitsD(mxKeyAddRR(mxKeySwapBitsD(changeDuplicatesC2(changeDuplicatesB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SwapMinors3(mxKeySwapMinors3(mxKeyXorB(mxKeySwapBitsRound(mxKeyRotateLeftBits(changeDuplicatesB(mxKeyRotEnc(mxKeySwapBitsF(changeDuplicatesB(changeDuplicatesC2(mxKeySwapBitsG(mxKeyAddRR(changeDuplicatesB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everseBits(mxKeyXor(mxKeyNot(changeDuplicates(changeDuplicates(mxKeyRotEnc2(changeDuplicatesC2(mxKeyXorRR(mxKeyNot(mxKeySwapBitsF(mxKeyRotEnc2(changeDuplicatesC2(changeDuplicatesB(mxKeySwapBitsF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XorRR(mxKeyAlg2(mxKeySwapBitsD(mxKeySwapBitsD(mxKeySwapBitsD(mxKeySwapBitsRound(mxKeySwapBitsF(mxKeyRotateLeftBits(mxKeySwapBitsD(mxKeyXorB(mxKeyNot(changeDuplicatesB(mxKeyNot(mxKeySwapBitsE(mxKeyNot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SwapBitsG(mxKeyByBitEnc(mxKeyByBitEnc(mxKeySwapBitsEE2(mxKeyNot(mxKeyReverseBits(mxKeySwapBitsE(mxKeyRotEnc2(mxKeyByBitEnc(mxKeySwapBitsD(mxKeyNot(mxKeySwapBitsE(changeDuplicatesC2(changeDuplicatesB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SwapBitsE(p2kproc3(mxKeyReverseBits(p2kproc3(mxKeyRotEnc(mxKeyReverseBits(changeDuplicates(mxKeyXorB(mxKeyReverseBits(mxKeyNot(mxKeyXorB(mxKeySwapBitsG(mxKeyAlg2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AddRR(mxKeySwapBitsRound(mxKeySwapBitsRound(mxKeyXorB(changeDuplicatesC2(mxKeyRotEnc2(mxKeyAlg1(changeDuplicatesB(mxKeyRotEnc(mxKeyAlg2(mxKeyNot(changeDuplicatesB(mxKeyReverse(mxKeySwapBitsF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ReverseBits(mxKeySwapBitsE(mxKeyReverse(mxKeyReverse(mxKeySwapBitsF(mxKeySwapBitsF(mxKeyRotEnc2(mxKeySwapBitsE(mxKeyAlg1(mxKeyReverseBits(mxKeySwapBitsE(mxKeyReverse(mxKeyRotateLeftBits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SwapBitsE(mxKeySwapBitsRound(mxKeySwapBitsD(changeDuplicatesB(changeDuplicatesC2(mxKeySwapBitsE(mxKeyXorRR(mxKeyRotateLeftBits(mxKeyRotateLeftBits(mxKeyRotEnc(mxKeyXorRR(changeDuplicatesC2(mxKeyReverse(changeDuplicatesB(mxKeyNot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changeDuplicates(mxKeySwapBitsEE2(mxKeyAddRR(mxKeyXor(changeDuplicatesB(mxKeyByBitEnc(mxKeyXorB(changeDuplicatesB(mxKeyReverseBits(mxKeySwapBitsF(mxKeySwapBitsD(changeDuplicatesC2(mxKeySwapBitsF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changeDuplicatesB(p2kproc3(mxKeySwapBitsE(mxKeyXorB(mxKeyByBitEnc(p2kproc3(mxKeyXor(changeDuplicates(mxKeyRotateLeftBits(mxKeySwapBitsF(mxKeyAlg1(changeDuplicatesB(mxKeyAddRR(mxKeyRever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everse(mxKeyReverseBits(changeDuplicatesB(mxKeyNot(mxKeySwapBitsF(changeDuplicatesC2(mxKeyNot(mxKeyXorB(mxKeyRotateLeftBits(mxKeySwapBitsRound(mxKeySwapBitsD(changeDuplicatesC2(changeDuplicatesC2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RotateLeftBits(mxKeyXor(mxKeyRotateLeftBits(mxKeyAlg1(changeDuplicates(mxKeySwapBitsD(mxKeyAlg1(mxKeyRotEnc(changeDuplicatesB(mxKeyXor(mxKeySwapBitsRound(mxKeyAddRR(mxKeyRotEnc(changeDuplicates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p2kproc3(mxKeyRotateLeftBits(mxKeyReverseBits(mxKeyReverse(mxKeySwapBitsG(changeDuplicates(p2kproc3(mxKeyXor(mxKeySwapBitsE(p2kproc3(mxKeyAlg1(mxKeyReverse(mxKeyReverse(mxKeyRotateLeft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changeDuplicatesC2(mxKeySwapMinors3(mxKeyXorB(mxKeyNot(changeDuplicates(mxKeyXor(mxKeySwapBitsG(mxKeyRotateLeftBits(mxKeyXorB(mxKeySwapBitsF(mxKeyReverse(mxKeyAlg1(mxKeyReverseBits(mxKeyRotEn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SwapMinors3(mxKeyXorB(mxKeyNot(mxKeyRotEnc(mxKeyXor(mxKeyRotEnc(mxKeyRotEnc2(mxKeyXor(changeDuplicates(mxKeyByBitEnc(mxKeyXorB(mxKeySwapBitsD(mxKeyAlg2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SwapBitsEE2(changeDuplicates(mxKeyRotEnc(mxKeySwapBitsEE2(mxKeyAlg2(mxKeyXor(mxKeyAlg1(mxKeyNot(mxKeyRotateLeftBits(mxKeySwapBitsG(mxKeySwapBitsE(mxKeyReverseBits(mxKeyReverseBits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XorB(mxKeySwapBitsG(mxKeyRotateLeftBits(mxKeySwapBitsF(mxKeyAlg1(mxKeyXorRR(mxKeyReverseBits(mxKeyXorB(p2kproc3(changeDuplicatesC2(mxKeySwapBitsRound(mxKeyXor(mxKeyRotEnc2(mxKeyXo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SwapBitsF(mxKeyAlg2(mxKeySwapBitsEE2(mxKeyXorB(mxKeySwapBitsF(mxKeyXorRR(mxKeyNot(mxKeyReverseBits(mxKeySwapBitsE(mxKeyRotEnc2(mxKeyByBitEnc(mxKeySwapMinors3(mxKeySwapBitsF(mxKeyRever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RotEnc(mxKeySwapBitsRound(mxKeySwapBitsF(mxKeyAddRR(mxKeyRotateLeftBits(mxKeyRotateLeftBits(mxKeyXor(mxKeyReverse(mxKeySwapMinors3(mxKeyNot(mxKeySwapBitsE(mxKeyRotEnc(mxKeyByBitEnc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SwapBitsE(mxKeyRotateLeftBits(mxKeyRotateLeftBits(mxKeyRotateLeftBits(mxKeyReverseBits(changeDuplicatesC2(mxKeyNot(changeDuplicatesB(mxKeySwapBitsD(mxKeySwapBitsD(mxKeyAddRR(mxKeyAlg2(changeDuplicates(p2kproc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changeDuplicatesB(mxKeyRotEnc(mxKeySwapMinors3(mxKeySwapBitsRound(mxKeyAlg1(mxKeySwapMinors3(mxKeyReverseBits(mxKeySwapMinors3(changeDuplicatesC2(mxKeyRotEnc(mxKeySwapBitsRound(mxKeySwapBitsF(mxKeySwapMinors3(mxKeyRotEn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p2kproc3(mxKeyByBitEnc(mxKeyAlg1(mxKeyXorB(mxKeyAlg1(mxKeySwapBitsD(mxKeyAddRR(p2kproc3(changeDuplicates(mxKeyRotEnc(mxKeyAddRR(mxKeyXorRR(mxKeySwapBitsE(changeDuplicatesB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SwapBitsD(mxKeyReverseBits(p2kproc3(mxKeyXorRR(mxKeyAlg2(mxKeyRotEnc2(mxKeyByBitEnc(mxKeyXorRR(mxKeySwapBitsF(mxKeyAddRR(mxKeySwapBitsEE2(mxKeyByBitEnc(mxKeyByBitEnc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Alg1(mxKeyXorB(mxKeyRotateLeftBits(mxKeyByBitEnc(mxKeyXor(mxKeySwapBitsRound(mxKeySwapBitsG(mxKeySwapBitsG(mxKeyReverse(mxKeyRotEnc(mxKeyAlg1(mxKeyRotEnc(p2kproc3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ReverseBits(mxKeySwapMinors3(changeDuplicates(changeDuplicatesC2(mxKeyRotEnc(mxKeyXor(mxKeySwapMinors3(mxKeySwapMinors3(mxKeyNot(mxKeySwapBitsEE2(mxKeyRotEnc(mxKeyAddRR(mxKeyNot(mxKeyRotateLeft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RotEnc(mxKeySwapMinors3(mxKeySwapBitsF(changeDuplicates(mxKeyReverse(mxKeyNot(mxKeyRotEnc2(mxKeyRotEnc2(changeDuplicatesC2(changeDuplicatesB(mxKeyAlg1(changeDuplicatesB(changeDuplicatesB(mxKeySwapBitsG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SwapBitsD(mxKeyRotateLeftBits(mxKeyAddRR(mxKeyAlg2(mxKeySwapBitsF(mxKeyByBitEnc(mxKeyAddRR(mxKeySwapBitsE(mxKeyNot(mxKeySwapBitsF(changeDuplicatesC2(changeDuplicates(mxKeySwapBitsRound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ReverseBits(mxKeySwapBitsG(mxKeyRotateLeftBits(mxKeyXor(mxKeyRotEnc2(mxKeySwapMinors3(mxKeySwapBitsD(mxKeySwapBitsE(mxKeySwapBitsD(mxKeyRotEnc(changeDuplicatesC2(mxKeySwapBitsF(mxKeySwapBitsRound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SwapMinors3(mxKeyRotEnc(mxKeyAlg1(mxKeyAlg1(mxKeyByBitEnc(mxKeySwapBitsE(mxKeySwapBitsRound(mxKeySwapBitsG(changeDuplicatesC2(mxKeyXorB(mxKeyAlg1(mxKeySwapBitsD(mxKeyRotateLeftBits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SwapMinors3(mxKeySwapBitsE(mxKeyAddRR(mxKeyAddRR(mxKeySwapBitsD(mxKeyAlg1(mxKeyRotEnc(mxKeySwapMinors3(mxKeySwapBitsRound(mxKeyReverse(mxKeySwapBitsG(mxKeySwapBitsF(changeDuplicates(changeDuplicatesB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SwapBitsD(mxKeyByBitEnc(mxKeyAlg2(mxKeyRotateLeftBits(mxKeyXorB(changeDuplicatesB(mxKeyRotEnc(mxKeyXorRR(mxKeySwapBitsD(mxKeyRotEnc2(mxKeyAlg1(mxKeyXor(mxKeyReverse(mxKeyRotEn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Alg1(mxKeyReverse(mxKeySwapMinors3(mxKeySwapBitsD(p2kproc3(p2kproc3(mxKeySwapBitsD(mxKeySwapBitsD(mxKeyAlg1(mxKeyAddRR(mxKeySwapBitsF(mxKeySwapBitsD(mxKeyRotEnc2(p2kproc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SwapBitsE(mxKeyXorB(p2kproc3(mxKeyXor(mxKeyAlg2(p2kproc3(mxKeySwapBitsG(mxKeyAlg2(mxKeySwapMinors3(mxKeyXorRR(changeDuplicatesC2(changeDuplicates(mxKeyRotEnc2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AddRR(mxKeyRotateLeftBits(mxKeySwapBitsF(mxKeySwapBitsE(mxKeyReverse(changeDuplicatesB(mxKeySwapBitsF(p2kproc3(changeDuplicates(p2kproc3(mxKeyNot(mxKeySwapBitsD(changeDuplicatesB(mxKeySwapBitsD(mxKeyRever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changeDuplicatesB(mxKeyReverse(mxKeySwapBitsG(mxKeySwapBitsE(mxKeySwapBitsE(mxKeySwapBitsF(mxKeyRotEnc2(p2kproc3(mxKeyReverse(p2kproc3(mxKeyReverseBits(mxKeyRotateLeftBits(mxKeyAlg1(mxKeyRever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p2kproc3(mxKeyXorB(mxKeySwapBitsD(mxKeySwapBitsRound(mxKeyAlg1(mxKeyXorB(changeDuplicatesB(mxKeyRotEnc(mxKeySwapBitsF(mxKeyXor(mxKeyXorB(mxKeyXorB(mxKeySwapBitsD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Alg2(mxKeyByBitEnc(changeDuplicates(mxKeySwapBitsF(changeDuplicatesC2(mxKeySwapBitsG(mxKeyByBitEnc(changeDuplicatesB(mxKeyRotEnc(mxKeyAddRR(mxKeyReverse(mxKeyReverseBits(changeDuplicates(changeDuplicatesB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XorB(mxKeySwapMinors3(mxKeyReverseBits(mxKeyAddRR(mxKeyRotEnc2(mxKeyAlg1(mxKeyXor(p2kproc3(mxKeyXorRR(mxKeyXor(mxKeyRotEnc2(mxKeyXorB(changeDuplicates(mxKeyRotEn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SwapBitsF(mxKeySwapBitsG(mxKeySwapBitsF(mxKeyRotEnc(mxKeySwapBitsRound(mxKeyAlg2(mxKeyReverseBits(mxKeyRotateLeftBits(mxKeyXor(mxKeySwapBitsD(p2kproc3(mxKeySwapBitsG(changeDuplicatesB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ReverseBits(changeDuplicates(mxKeySwapBitsF(mxKeyReverse(changeDuplicates(mxKeyReverse(mxKeySwapBitsRound(changeDuplicatesB(mxKeyAlg2(p2kproc3(mxKeySwapBitsRound(mxKeyAlg2(changeDuplicatesB(mxKeySwapBitsE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Alg1(changeDuplicates(mxKeyAddRR(mxKeyReverseBits(changeDuplicatesC2(mxKeyXor(mxKeyXorB(mxKeyByBitEnc(changeDuplicatesC2(mxKeySwapBitsRound(mxKeyRotateLeftBits(mxKeyAlg1(changeDuplicatesB(mxKeyRotateLeftBits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RotateLeftBits(mxKeyRotateLeftBits(mxKeySwapBitsE(mxKeyXor(changeDuplicates(mxKeyAlg1(changeDuplicatesB(mxKeyNot(mxKeyXorB(changeDuplicatesC2(mxKeyRotEnc2(mxKeySwapBitsG(mxKeySwapMinors3(changeDuplicatesB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RotateLeftBits(mxKeyXorB(mxKeyReverseBits(mxKeyRotEnc2(mxKeyAlg2(mxKeySwapBitsRound(mxKeyRotateLeftBits(mxKeySwapBitsG(mxKeyAlg1(mxKeyXorRR(mxKeyAddRR(mxKeyRotateLeftBits(mxKeyAddRR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SwapBitsD(mxKeySwapBitsF(mxKeyRotateLeftBits(mxKeyRotEnc2(mxKeyAddRR(mxKeySwapBitsRound(changeDuplicatesB(mxKeyNot(mxKeySwapBitsEE2(changeDuplicates(mxKeyReverseBits(mxKeySwapBitsG(mxKeyRotEnc2(changeDuplicatesB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SwapMinors3(mxKeyXorB(mxKeyNot(mxKeyXorB(mxKeySwapBitsD(mxKeySwapBitsG(p2kproc3(mxKeyByBitEnc(mxKeySwapBitsEE2(mxKeySwapBitsRound(changeDuplicatesB(mxKeyAddRR(mxKeyXorB(mxKeySwapMinors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changeDuplicates(p2kproc3(mxKeyXor(mxKeyReverseBits(mxKeyXor(changeDuplicatesC2(mxKeyAlg2(mxKeyAlg2(mxKeySwapBitsRound(mxKeySwapBitsF(mxKeyAddRR(mxKeyAlg1(mxKeyRotateLeftBits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RotEnc(mxKeyRotEnc(mxKeySwapBitsF(changeDuplicates(mxKeySwapBitsG(mxKeyAlg2(mxKeySwapBitsRound(mxKeyXorRR(mxKeyAddRR(mxKeySwapBitsE(mxKeyRotateLeftBits(mxKeyReverseBits(mxKeyNot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mxKeySwapMinors3(mxKeyNot(mxKeySwapBitsE(mxKeyAlg2(mxKeyXor(mxKeySwapBitsEE2(mxKeySwapBitsG(mxKeyNot(mxKeyNot(p2kproc3(mxKeyAlg1(mxKeyAddRR(mxKeyNot(changeDuplicatesB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Alg2(mxKeySwapBitsD(mxKeyXor(mxKeyNot(mxKeySwapBitsEE2(mxKeyAddRR(mxKeyRotateLeftBits(changeDuplicatesB(mxKeyAddRR(mxKeyXorB(mxKeySwapBitsF(mxKeyAddRR(changeDuplicatesB(mxKeySwapBitsF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Reverse(mxKeyRotateLeftBits(changeDuplicatesC2(mxKeyRotateLeftBits(mxKeySwapBitsG(mxKeyRotateLeftBits(mxKeyAlg2(mxKeyXorB(mxKeyNot(mxKeyRotEnc2(mxKeySwapMinors3(mxKeyNot(changeDuplicatesB(mxKeySwapBitsG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changeDuplicates(mxKeyReverseBits(mxKeySwapBitsG(mxKeyReverseBits(mxKeySwapBitsRound(mxKeyAddRR(mxKeyNot(mxKeyRotateLeftBits(mxKeyXorRR(mxKeyReverse(mxKeyRotateLeftBits(mxKeyNot(mxKeySwapBitsE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SwapBitsD(mxKeyAlg2(p2kproc3(mxKeyAlg1(mxKeyXorRR(p2kproc3(mxKeySwapBitsRound(p2kproc3(mxKeyAddRR(mxKeyXorRR(p2kproc3(mxKeyAlg2(changeDuplicatesC2(mxKeyRever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SwapBitsEE2(p2kproc3(p2kproc3(mxKeySwapBitsF(mxKeyXorB(mxKeyAddRR(mxKeyReverse(mxKeyRotEnc(mxKeyAlg1(changeDuplicatesB(mxKeyReverseBits(mxKeyXorRR(mxKeyXorB(mxKeySwapBitsG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SwapBitsRound(changeDuplicatesC2(mxKeyXorRR(mxKeyAddRR(mxKeyRotateLeftBits(changeDuplicatesC2(mxKeySwapBitsF(mxKeyByBitEnc(mxKeyAlg1(mxKeySwapBitsF(changeDuplicatesB(mxKeySwapBitsEE2(mxKeyAddRR(mxKeyXor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Reverse(mxKeyReverse(mxKeyAlg1(mxKeySwapBitsG(mxKeyAddRR(mxKeyByBitEnc(mxKeyXorB(mxKeySwapBitsRound(changeDuplicates(mxKeySwapBitsD(mxKeyReverse(changeDuplicates(changeDuplicatesB(mxKeyRotateLeftBits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SwapBitsF(p2kproc3(mxKeySwapBitsE(mxKeyRotEnc(mxKeyRotateLeftBits(mxKeySwapBitsF(p2kproc3(mxKeyByBitEnc(mxKeyReverseBits(mxKeyAlg1(changeDuplicatesC2(mxKeyReverse(mxKeySwapMinors3(mxKeySwapMinors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Not(mxKeyNot(mxKeyByBitEnc(mxKeyXorB(p2kproc3(changeDuplicatesB(mxKeySwapMinors3(mxKeyXor(mxKeyAddRR(mxKeyAddRR(mxKeyRotateLeftBits(mxKeySwapMinors3(mxKeySwapMinors3(mxKeyRotateLeft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changeDuplicates(mxKeyReverse(mxKeySwapBitsG(mxKeySwapBitsF(mxKeyXorRR(changeDuplicates(mxKeySwapBitsF(mxKeyNot(changeDuplicatesC2(mxKeyReverseBits(changeDuplicates(mxKeySwapBitsD(changeDuplicatesC2(mxKeyRotateLeft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changeDuplicatesB(mxKeyAlg2(mxKeySwapBitsRound(mxKeySwapMinors3(mxKeyAddRR(mxKeySwapBitsRound(mxKeySwapBitsF(mxKeyAlg2(mxKeyAlg2(mxKeyXorB(mxKeySwapMinors3(p2kproc3(changeDuplicatesB(mxKeySwapBitsG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Alg2(mxKeySwapBitsD(mxKeySwapBitsF(mxKeyXorRR(mxKeyRotEnc(changeDuplicates(mxKeyAddRR(p2kproc3(changeDuplicatesB(mxKeySwapBitsD(mxKeySwapMinors3(mxKeySwapBitsEE2(mxKeySwapBitsRound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SwapBitsRound(mxKeySwapBitsF(mxKeySwapBitsD(mxKeySwapBitsE(mxKeyRotEnc2(mxKeyAlg2(mxKeySwapBitsEE2(mxKeyRotEnc(mxKeyXorRR(changeDuplicatesB(mxKeyRotEnc2(p2kproc3(mxKeySwapBitsRound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ByBitEnc(mxKeySwapBitsRound(mxKeyReverse(mxKeyByBitEnc(mxKeyReverse(mxKeyRotEnc(mxKeyReverse(mxKeyAddRR(mxKeyReverse(mxKeySwapBitsRound(p2kproc3(mxKeyReverse(mxKeyXorB(changeDuplicatesB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RotEnc(changeDuplicates(changeDuplicates(mxKeySwapBitsF(changeDuplicatesB(mxKeyAddRR(mxKeyRotEnc(mxKeySwapBitsG(changeDuplicatesC2(mxKeySwapBitsE(mxKeySwapBitsEE2(changeDuplicates(mxKeyNot(mxKeySwapMinors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SwapBitsD(mxKeySwapBitsEE2(changeDuplicates(mxKeySwapBitsE(changeDuplicatesC2(changeDuplicatesB(mxKeySwapBitsRound(mxKeyAddRR(changeDuplicatesB(mxKeyRotEnc(mxKeySwapBitsEE2(p2kproc3(changeDuplicates(mxKeyXo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SwapBitsE(mxKeySwapBitsE(changeDuplicatesC2(mxKeySwapMinors3(changeDuplicates(mxKeySwapBitsRound(mxKeySwapBitsF(mxKeyAlg1(changeDuplicatesB(mxKeyXorRR(mxKeyByBitEnc(mxKeyXor(mxKeyReverse(changeDuplicates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changeDuplicatesC2(mxKeyRotateLeftBits(mxKeySwapBitsRound(mxKeyReverse(changeDuplicates(mxKeyAddRR(mxKeyAddRR(changeDuplicatesB(mxKeyXor(mxKeySwapBitsF(mxKeySwapBitsD(mxKeyAddRR(mxKeySwapMinors3(changeDuplicates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AddRR(changeDuplicates(mxKeyXorRR(mxKeySwapBitsEE2(mxKeyXorRR(mxKeySwapBitsRound(mxKeySwapBitsRound(mxKeySwapMinors3(mxKeySwapBitsRound(mxKeyXor(mxKeySwapBitsEE2(mxKeyAddRR(mxKeySwapMinors3(changeDuplicatesB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RotEnc(mxKeySwapMinors3(mxKeyAddRR(mxKeySwapBitsRound(mxKeyByBitEnc(mxKeyReverseBits(mxKeyRotateLeftBits(mxKeySwapBitsG(changeDuplicatesC2(mxKeySwapBitsE(mxKeyRotEnc2(mxKeySwapBitsEE2(mxKeySwapMinors3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XorRR(mxKeySwapBitsD(mxKeySwapBitsD(mxKeyAlg2(mxKeyNot(p2kproc3(mxKeyXor(mxKeyNot(mxKeyReverseBits(mxKeySwapBitsRound(mxKeyXor(mxKeyReverseBits(mxKeySwapBitsE(changeDuplicatesB(mxKeyNot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SwapMinors3(mxKeyXor(mxKeyByBitEnc(mxKeyRotateLeftBits(mxKeyXorRR(mxKeySwapMinors3(mxKeyXorB(mxKeyByBitEnc(mxKeySwapBitsRound(mxKeySwapBitsD(mxKeySwapBitsF(mxKeyAddRR(mxKeySwapBitsE(mxKeyXor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XorB(mxKeySwapBitsRound(mxKeySwapBitsEE2(mxKeyReverseBits(mxKeyReverseBits(mxKeySwapBitsE(mxKeyReverse(mxKeySwapBitsF(mxKeyReverse(p2kproc3(mxKeyXorB(mxKeyRotateLeftBits(mxKeySwapBitsG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Alg2(p2kproc3(mxKeyXorB(mxKeyAddRR(mxKeySwapBitsRound(changeDuplicatesB(mxKeySwapMinors3(mxKeyXor(mxKeyReverse(mxKeySwapBitsG(mxKeyRotEnc(mxKeyByBitEnc(mxKeySwapBitsG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SwapBitsEE2(mxKeySwapBitsD(mxKeySwapBitsEE2(mxKeyReverse(changeDuplicates(mxKeyReverse(mxKeySwapBitsF(mxKeyReverse(mxKeyAlg2(mxKeyXorRR(changeDuplicatesC2(mxKeySwapBitsE(mxKeyXorB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SwapBitsF(mxKeyAlg2(mxKeySwapBitsRound(changeDuplicates(mxKeyRotEnc(p2kproc3(mxKeyNot(mxKeyRotEnc2(mxKeyRotEnc2(mxKeyRotateLeftBits(changeDuplicates(mxKeyByBitEnc(changeDuplicatesC2(mxKeyXor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RotEnc(mxKeyByBitEnc(mxKeyReverse(mxKeyRotEnc(mxKeyRotateLeftBits(mxKeySwapBitsRound(mxKeyXorB(mxKeyAlg2(mxKeyRotEnc(mxKeySwapBitsRound(mxKeyAlg1(changeDuplicatesB(changeDuplicatesB(changeDuplicates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p2kproc3(mxKeyReverseBits(mxKeyByBitEnc(mxKeySwapMinors3(p2kproc3(changeDuplicatesC2(mxKeySwapMinors3(mxKeySwapMinors3(mxKeySwapBitsE(mxKeySwapBitsEE2(mxKeySwapBitsRound(mxKeyAlg2(mxKeyReverseBits(mxKeyRotEn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RotateLeftBits(mxKeyRotateLeftBits(mxKeySwapBitsF(mxKeySwapMinors3(mxKeySwapBitsEE2(mxKeyNot(mxKeySwapBitsD(changeDuplicatesC2(changeDuplicates(mxKeySwapBitsF(mxKeyXorRR(mxKeyNot(mxKeySwapBitsD(mxKeyRotEn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SwapBitsEE2(mxKeyRotEnc(mxKeyReverseBits(changeDuplicatesB(mxKeyReverseBits(mxKeyByBitEnc(mxKeyXorB(mxKeyReverseBits(mxKeyReverse(changeDuplicates(mxKeyAddRR(mxKeyAlg2(mxKeySwapBitsE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p2kproc3(mxKeyRotEnc(mxKeyRotEnc2(mxKeyRotateLeftBits(mxKeyAddRR(mxKeySwapBitsG(mxKeySwapBitsD(changeDuplicatesC2(mxKeyRotateLeftBits(p2kproc3(mxKeyRotateLeftBits(mxKeySwapMinors3(mxKeySwapBitsF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Reverse(mxKeyXorB(mxKeyAlg2(mxKeySwapBitsD(mxKeyRotateLeftBits(mxKeyNot(mxKeyAlg2(changeDuplicatesB(changeDuplicatesC2(changeDuplicatesB(mxKeyByBitEnc(mxKeyByBitEnc(mxKeyXorB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changeDuplicates(mxKeySwapMinors3(mxKeySwapBitsF(mxKeyXor(mxKeyXorRR(mxKeySwapBitsG(mxKeyAlg2(mxKeyRotEnc2(mxKeyAddRR(mxKeySwapBitsE(mxKeyRotEnc2(mxKeyXor(mxKeyRotEnc2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RotateLeftBits(mxKeySwapMinors3(mxKeyByBitEnc(mxKeySwapMinors3(mxKeyXor(mxKeyReverse(mxKeyNot(mxKeySwapBitsG(mxKeyNot(mxKeyAlg1(mxKeyByBitEnc(mxKeyAddRR(mxKeyXor(changeDuplicatesB(mxKeySwapBitsD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XorB(changeDuplicatesB(mxKeySwapBitsEE2(p2kproc3(mxKeyNot(mxKeyAlg1(mxKeyXor(mxKeySwapBitsRound(mxKeySwapBitsD(p2kproc3(mxKeyAlg1(mxKeyXorRR(mxKeyReverse(p2kproc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p2kproc3(mxKeyXorB(mxKeySwapBitsF(changeDuplicatesC2(mxKeyByBitEnc(mxKeyNot(changeDuplicatesB(mxKeySwapMinors3(mxKeyAlg1(mxKeySwapBitsD(mxKeyAlg2(mxKeyNot(mxKeyReverseBits(changeDuplicatesB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ByBitEnc(mxKeyAddRR(mxKeySwapBitsEE2(mxKeyByBitEnc(mxKeySwapMinors3(changeDuplicates(changeDuplicates(mxKeyAlg1(mxKeyRotateLeftBits(changeDuplicatesB(mxKeySwapBitsE(mxKeySwapBitsD(mxKeyRotEnc2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p2kproc3(mxKeySwapBitsEE2(mxKeyXorRR(mxKeyAddRR(mxKeyXorRR(mxKeyByBitEnc(changeDuplicatesB(mxKeyRotEnc(changeDuplicatesC2(mxKeyReverse(mxKeySwapMinors3(mxKeySwapBitsG(mxKeySwapBitsE(changeDuplicatesB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RotEnc2(mxKeyXor(mxKeyByBitEnc(mxKeySwapBitsF(mxKeyRotEnc2(mxKeySwapBitsF(changeDuplicatesB(mxKeyXorRR(mxKeyAlg2(mxKeyRotEnc2(mxKeyAlg1(mxKeyNot(mxKeyRotateLeftBits(p2kproc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SwapMinors3(changeDuplicates(mxKeyByBitEnc(mxKeySwapBitsRound(mxKeyByBitEnc(mxKeyAlg2(p2kproc3(p2kproc3(mxKeyRotEnc(mxKeyRotEnc(changeDuplicatesB(mxKeyXorRR(mxKeyAlg2(changeDuplicatesB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SwapBitsD(changeDuplicatesC2(mxKeyRotEnc(mxKeyXorRR(mxKeyAddRR(mxKeyReverseBits(mxKeySwapMinors3(mxKeyRotateLeftBits(mxKeyByBitEnc(mxKeyReverseBits(mxKeyRotEnc2(mxKeyReverse(mxKeyAlg1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SwapBitsG(mxKeySwapBitsF(mxKeyReverse(mxKeySwapBitsEE2(mxKeySwapBitsD(mxKeyByBitEnc(mxKeySwapBitsF(mxKeyReverseBits(p2kproc3(mxKeyXorB(changeDuplicates(changeDuplicatesB(mxKeySwapBitsE(changeDuplicatesB(mxKeyRever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AddRR(p2kproc3(mxKeySwapBitsD(mxKeyXorRR(mxKeySwapMinors3(mxKeyAlg2(mxKeyXorRR(mxKeySwapBitsF(mxKeyRotateLeftBits(mxKeyAlg1(mxKeySwapBitsD(changeDuplicatesB(mxKeyRotateLeftBits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XorB(mxKeyAlg1(mxKeyRotateLeftBits(mxKeyAlg1(changeDuplicatesC2(mxKeyRotEnc2(changeDuplicatesB(mxKeyXor(mxKeyAlg2(mxKeySwapBitsG(mxKeySwapMinors3(mxKeyAlg1(mxKeyReverse(mxKeyNot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ReverseBits(mxKeySwapBitsEE2(mxKeyRotateLeftBits(mxKeyNot(mxKeyXorRR(mxKeyAlg2(mxKeyRotEnc(mxKeyRotateLeftBits(mxKeyXorRR(mxKeyRotEnc2(mxKeySwapBitsD(mxKeyReverseBits(mxKeySwapMinors3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p2kproc3(mxKeyXorRR(mxKeyXor(mxKeyByBitEnc(mxKeySwapBitsRound(mxKeyNot(changeDuplicates(mxKeySwapBitsE(mxKeyRotateLeftBits(mxKeySwapBitsRound(changeDuplicates(mxKeySwapBitsG(mxKeySwapBitsE(changeDuplicatesB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SwapBitsD(p2kproc3(mxKeyReverse(mxKeyReverse(mxKeySwapBitsD(mxKeyAlg1(mxKeySwapMinors3(mxKeyRotEnc2(mxKeySwapBitsRound(mxKeyXorB(mxKeyRotateLeftBits(changeDuplicatesC2(mxKeyXorB(changeDuplicates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RotateLeftBits(p2kproc3(mxKeyNot(mxKeyReverse(mxKeyRotateLeftBits(mxKeyXorB(mxKeyXorRR(mxKeyAlg2(mxKeyXorB(mxKeyXor(changeDuplicates(mxKeySwapBitsRound(mxKeyRotEnc(changeDuplicatesC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Not(mxKeyAlg2(mxKeySwapBitsE(changeDuplicatesC2(mxKeyReverse(mxKeySwapBitsD(mxKeySwapMinors3(mxKeySwapBitsD(p2kproc3(mxKeyAddRR(mxKeyAlg1(mxKeyRotateLeftBits(mxKeyReverse(mxKeySwapBitsE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RotateLeftBits(mxKeyByBitEnc(mxKeySwapMinors3(mxKeyXorB(changeDuplicates(changeDuplicates(mxKeyByBitEnc(mxKeySwapBitsF(mxKeySwapBitsEE2(mxKeyNot(changeDuplicates(mxKeyAlg1(mxKeyReverseBits(mxKeyAlg2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Reverse(p2kproc3(mxKeyAlg1(mxKeySwapBitsG(mxKeyXorB(mxKeySwapBitsE(changeDuplicatesB(mxKeyAlg1(mxKeySwapBitsD(mxKeyAlg2(mxKeySwapBitsEE2(p2kproc3(mxKeySwapBitsE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Alg2(mxKeyXorRR(changeDuplicatesB(mxKeyRotEnc2(mxKeySwapBitsEE2(mxKeyRotateLeftBits(mxKeyXorRR(mxKeyAddRR(changeDuplicatesB(changeDuplicatesC2(mxKeyByBitEnc(mxKeySwapBitsD(mxKeyByBitEnc(mxKeyAlg1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mxKeySwapBitsG(mxKeyByBitEnc(mxKeyAddRR(mxKeyReverse(mxKeyByBitEnc(mxKeyNot(mxKeyRotateLeftBits(mxKeyNot(mxKeyAlg1(mxKeySwapBitsF(mxKeySwapBitsD(mxKeyXorB(changeDuplicatesC2(mxKeyAdd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SwapBitsE(mxKeySwapBitsF(mxKeySwapBitsD(mxKeyRotateLeftBits(mxKeySwapBitsG(p2kproc3(mxKeyRotEnc2(mxKeyXorRR(mxKeyXorB(p2kproc3(p2kproc3(changeDuplicatesC2(mxKeyAlg2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Xor(mxKeySwapBitsD(mxKeyRotEnc(mxKeySwapBitsD(mxKeySwapBitsEE2(mxKeySwapBitsE(mxKeyXor(mxKeyByBitEnc(mxKeyXor(mxKeyAlg2(mxKeyReverseBits(p2kproc3(mxKeyReverseBits(changeDuplicates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ByBitEnc(mxKeyReverseBits(mxKeySwapBitsD(mxKeyAddRR(mxKeyAddRR(mxKeySwapBitsF(mxKeySwapBitsF(mxKeyReverse(mxKeySwapBitsG(mxKeySwapBitsE(mxKeyRotEnc(mxKeyXorB(mxKeySwapBitsRound(mxKeyRotEnc2(p2kproc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changeDuplicatesB(mxKeyAddRR(mxKeyXor(mxKeyXor(changeDuplicatesC2(mxKeySwapBitsE(changeDuplicatesC2(mxKeySwapBitsD(mxKeyReverseBits(mxKeyRotateLeftBits(mxKeyRotEnc(mxKeySwapBitsRound(mxKeyReverseBits(mxKeyXorRR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changeDuplicates(mxKeyNot(mxKeyRotateLeftBits(mxKeyReverseBits(mxKeyAddRR(mxKeyXor(mxKeyReverse(mxKeyAddRR(changeDuplicatesC2(mxKeySwapBitsG(mxKeyXorB(mxKeyXorRR(mxKeyRotEnc2(changeDuplicatesB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ByBitEnc(mxKeyRotEnc(p2kproc3(p2kproc3(mxKeyAddRR(mxKeyAddRR(mxKeyNot(mxKeySwapBitsEE2(p2kproc3(mxKeyAlg2(mxKeyNot(mxKeySwapBitsD(mxKeySwapBitsF(changeDuplicatesB(mxKeySwapBitsF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mxKeyXorRR(mxKeyXorRR(mxKeySwapBitsF(mxKeySwapBitsD(changeDuplicatesC2(mxKeyNot(mxKeyAlg1(mxKeySwapBitsF(mxKeyReverseBits(mxKeySwapBitsF(mxKeyXor(mxKeySwapBitsD(mxKeyRotEnc(mxKeyXorB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changeDuplicates(mxKeyXor(mxKeySwapBitsRound(mxKeySwapBitsE(mxKeySwapBitsD(changeDuplicatesC2(mxKeySwapBitsD(p2kproc3(mxKeyXorB(mxKeySwapBitsRound(mxKeyAddRR(mxKeyAlg2(changeDuplicatesB(mxKeySwapBitsD(mxKeySwapBitsE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Reverse(mxKeyReverse(mxKeyXor(mxKeySwapMinors3(mxKeyAddRR(mxKeyAddRR(mxKeySwapBitsG(mxKeySwapBitsEE2(mxKeySwapBitsD(mxKeySwapBitsG(mxKeyRotateLeftBits(mxKeyRotEnc2(mxKeyAlg1(changeDuplicatesB(mxKeyReverse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XorB(mxKeySwapBitsG(mxKeyAlg2(mxKeyXor(mxKeyAlg2(mxKeySwapBitsRound(mxKeyRotEnc2(mxKeyXorRR(mxKeyAddRR(mxKeySwapBitsG(changeDuplicatesC2(mxKeyRotEnc2(mxKeyRotEnc2(changeDuplicatesB(mxKeySwapBitsD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SwapMinors3(mxKeyAlg2(mxKeySwapBitsE(changeDuplicatesB(mxKeyNot(changeDuplicatesB(changeDuplicatesB(mxKeySwapMinors3(mxKeyAddRR(mxKeyReverse(mxKeyByBitEnc(mxKeyXorRR(mxKeyAddRR(changeDuplicate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p2kproc3(mxKeyAddRR(mxKeySwapBitsEE2(mxKeySwapBitsRound(mxKeyAddRR(mxKeySwapBitsE(mxKeyReverseBits(changeDuplicatesB(mxKeyXorB(mxKeyReverse(mxKeySwapMinors3(mxKeyXorB(mxKeyReverse(changeDuplicatesB(mxKeySwapBitsD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Alg2(mxKeyByBitEnc(mxKeySwapBitsRound(mxKeyRotEnc(mxKeyRotEnc(mxKeyByBitEnc(mxKeyXor(changeDuplicatesB(mxKeySwapMinors3(mxKeySwapBitsF(mxKeyXorB(mxKeySwapBitsE(mxKeyXorB(p2kproc3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RotateLeftBits(mxKeyNot(mxKeyAddRR(mxKeyAlg1(mxKeyReverse(mxKeyAddRR(changeDuplicatesC2(p2kproc3(mxKeyAlg2(mxKeyRotEnc(mxKeyAddRR(mxKeyXorB(mxKeyNot(changeDuplicatesB(mxKeyRotateLeftBits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SwapBitsG(mxKeyXorRR(mxKeyXor(mxKeySwapBitsE(mxKeyAlg1(mxKeySwapBitsF(mxKeySwapMinors3(mxKeySwapBitsF(mxKeySwapBitsRound(mxKeySwapBitsRound(mxKeyAlg2(mxKeyAddRR(mxKeySwapMinors3(mxKeyRotateLeftBits(changeDuplicatesB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changeDuplicates(p2kproc3(changeDuplicatesB(changeDuplicatesC2(mxKeyRotateLeftBits(mxKeySwapBitsE(mxKeySwapBitsF(mxKeyAddRR(mxKeyAddRR(mxKeyAlg2(changeDuplicatesB(mxKeyRotateLeftBits(mxKeyReverse(mxKeyRotateLeftBits(mxKeySwapBitsG</text:p>
          </table:table-cell>
          <table:table-cell office:value-type="float" office:value="9" calcext:value-type="float">
            <text:p>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ateLeftBits(p2kproc3(mxKeySwapBitsF(mxKeySwapMinors3(mxKeyRotateLeftBits(mxKeyReverseBits(mxKeyAlg1(mxKeySwapMinors3(mxKeySwapBitsE(mxKeyAlg2(mxKeySwapBitsG(changeDuplicates(mxKeySwapMinors3(changeDuplicatesC2(mxKeyAlg1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p2kproc3(changeDuplicatesB(mxKeyReverseBits(mxKeyReverseBits(mxKeySwapBitsRound(mxKeySwapBitsEE2(mxKeySwapBitsG(changeDuplicatesC2(p2kproc3(mxKeySwapBitsEE2(mxKeyAlg2(mxKeyNot(changeDuplicatesB(mxKeySwapBitsD(mxKeyRotateLeftBits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XorRR(changeDuplicatesC2(changeDuplicates(mxKeySwapMinors3(changeDuplicates(mxKeyByBitEnc(mxKeyAlg2(mxKeySwapMinors3(changeDuplicates(mxKeySwapBitsE(mxKeyRotEnc2(changeDuplicatesC2(changeDuplicatesB(mxKeyRotateLeftBits(mxKeySwapBitsF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XorB(changeDuplicatesB(changeDuplicatesC2(mxKeyRotateLeftBits(mxKeyReverseBits(mxKeyRotEnc2(p2kproc3(mxKeyAddRR(p2kproc3(mxKeyAlg2(changeDuplicatesC2(mxKeyXor(changeDuplicates(changeDuplicatesB(mxKeyNot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SwapMinors3(mxKeyAddRR(mxKeyAlg1(mxKeyAlg2(mxKeyAddRR(mxKeyReverse(mxKeyAddRR(mxKeySwapBitsG(mxKeySwapBitsEE2(p2kproc3(mxKeyAddRR(mxKeyRotEnc2(mxKeySwapBitsEE2(mxKeyAlg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D(changeDuplicatesB(changeDuplicatesB(mxKeyRotateLeftBits(changeDuplicatesB(mxKeySwapBitsG(mxKeyXor(changeDuplicatesB(mxKeySwapBitsE(mxKeyReverseBits(mxKeyReverse(mxKeyReverseBits(changeDuplicatesC2(mxKeyAlg1(mxKeyXorB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ReverseBits(mxKeyNot(mxKeySwapBitsD(mxKeyRotEnc(mxKeyXorB(mxKeySwapBitsEE2(mxKeyRotEnc(mxKeyRotateLeftBits(mxKeyAlg1(mxKeySwapBitsF(p2kproc3(mxKeySwapBitsE(mxKeySwapBitsF(changeDuplicates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ReverseBits(mxKeySwapBitsF(mxKeyReverseBits(mxKeyXor(mxKeyNot(mxKeySwapBitsRound(mxKeyXorRR(mxKeyAddRR(mxKeySwapBitsEE2(mxKeyAlg2(mxKeyXorRR(changeDuplicatesC2(changeDuplicates(mxKeySwapBitsG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SwapBitsE(changeDuplicatesB(changeDuplicatesB(mxKeySwapBitsRound(mxKeySwapBitsD(changeDuplicatesB(changeDuplicates(changeDuplicates(mxKeySwapBitsG(p2kproc3(mxKeySwapBitsD(mxKeySwapMinors3(mxKeyXorB(changeDuplicatesC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changeDuplicatesB(mxKeySwapBitsG(mxKeyXorB(mxKeyAlg2(mxKeyReverseBits(mxKeySwapBitsRound(mxKeySwapBitsF(mxKeySwapBitsEE2(mxKeyAddRR(changeDuplicatesC2(changeDuplicatesB(changeDuplicates(mxKeyXorB(mxKeyReverse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Reverse(mxKeySwapBitsE(mxKeyAddRR(mxKeySwapBitsF(mxKeyReverse(mxKeyReverseBits(mxKeyNot(mxKeyXorRR(mxKeyXor(changeDuplicatesB(mxKeyReverseBits(changeDuplicatesC2(changeDuplicatesB(mxKeyReverseBits(mxKeySwapBitsD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SwapBitsEE2(mxKeyAddRR(mxKeyReverse(mxKeyXorB(mxKeyAddRR(mxKeyReverseBits(mxKeyRotateLeftBits(mxKeySwapBitsG(mxKeySwapBitsE(mxKeyReverseBits(mxKeySwapMinors3(changeDuplicates(mxKeySwapBitsE(mxKeyRotEnc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Alg2(mxKeySwapBitsEE2(mxKeyNot(changeDuplicates(p2kproc3(mxKeyXorB(mxKeySwapMinors3(mxKeySwapMinors3(mxKeyNot(mxKeyXor(mxKeyXor(mxKeyAddRR(mxKeyNot(changeDuplicatesB(mxKeyRotateLeftBits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XorRR(mxKeySwapBitsRound(mxKeySwapBitsG(mxKeyXorB(changeDuplicatesC2(mxKeyAlg2(mxKeySwapBitsEE2(mxKeySwapBitsEE2(mxKeyXor(changeDuplicates(changeDuplicatesC2(mxKeyReverse(mxKeySwapBitsG(changeDuplicatesB(mxKeySwapBitsE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XorRR(mxKeyXorRR(mxKeyXorB(mxKeySwapBitsE(mxKeyXorB(changeDuplicates(mxKeySwapBitsEE2(mxKeySwapBitsD(mxKeyReverse(mxKeyByBitEnc(mxKeyNot(changeDuplicatesB(mxKeyAddRR(mxKeyXorB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p2kproc3(mxKeyXor(p2kproc3(changeDuplicatesB(mxKeyReverseBits(mxKeyXor(mxKeyXor(changeDuplicatesC2(changeDuplicates(mxKeySwapBitsRound(mxKeyRotEnc(mxKeySwapMinors3(changeDuplicatesC2(changeDuplicatesB(mxKeySwapBitsF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ReverseBits(mxKeyXorB(mxKeySwapBitsG(mxKeyRotEnc(mxKeySwapBitsRound(changeDuplicatesB(mxKeyAddRR(mxKeyReverse(mxKeyNot(mxKeyReverse(mxKeyXorB(mxKeyRotEnc(changeDuplicates(mxKeyAlg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SwapMinors3(mxKeySwapBitsF(mxKeyAlg1(mxKeyXor(mxKeyReverse(p2kproc3(mxKeySwapBitsRound(mxKeyRotEnc2(mxKeyAlg2(mxKeySwapBitsF(mxKeySwapBitsD(mxKeySwapBitsE(mxKeyAddRR(mxKeyReverse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SwapBitsE(changeDuplicatesC2(mxKeyAlg2(mxKeySwapBitsF(mxKeyRotateLeftBits(mxKeyXor(mxKeySwapBitsF(changeDuplicatesC2(mxKeySwapBitsEE2(mxKeySwapBitsF(p2kproc3(changeDuplicates(changeDuplicatesB(mxKeyReverse(mxKeyNot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SwapBitsG(mxKeyRotEnc2(mxKeySwapBitsRound(mxKeySwapMinors3(mxKeyByBitEnc(mxKeySwapBitsEE2(mxKeySwapBitsD(mxKeyRotEnc2(mxKeySwapMinors3(mxKeyRotEnc2(mxKeyAlg2(p2kproc3(mxKeyNot(changeDuplicatesB(mxKeyNot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SwapBitsF(mxKeySwapBitsEE2(mxKeySwapBitsG(changeDuplicatesC2(mxKeySwapMinors3(changeDuplicatesC2(mxKeySwapMinors3(mxKeySwapBitsEE2(mxKeyRotateLeftBits(mxKeySwapBitsRound(mxKeyReverseBits(mxKeyAlg2(mxKeyReverseBits(mxKeyReverse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mxKeyRotEnc2(mxKeyRotEnc(mxKeyReverseBits(mxKeyReverse(mxKeyNot(changeDuplicatesB(mxKeySwapBitsE(mxKeyXorRR(mxKeyRotateLeftBits(mxKeyNot(mxKeySwapBitsE(mxKeyRotEnc2(mxKeyAlg1(changeDuplicatesB(mxKeySwapBitsE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BitsD(mxKeySwapMinors3(mxKeySwapBitsG(changeDuplicatesB(changeDuplicatesC2(mxKeySwapMinors3(mxKeyByBitEnc(mxKeySwapBitsRound(changeDuplicatesC2(mxKeyByBitEnc(mxKeySwapBitsD(mxKeyAlg2(mxKeyXorB(p2kproc3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mxKeyNot(mxKeySwapBitsD(mxKeyRotEnc2(mxKeyAlg1(mxKeyXorRR(changeDuplicates(mxKeySwapBitsRound(mxKeySwapBitsE(mxKeySwapBitsF(mxKeyXorB(changeDuplicatesB(mxKeyAlg2(mxKeyXor(changeDuplicatesC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SwapBitsG(mxKeyAlg2(p2kproc3(changeDuplicates(mxKeyReverseBits(mxKeyXorB(mxKeySwapBitsD(mxKeySwapBitsD(mxKeyAlg2(changeDuplicatesC2(mxKeyNot(mxKeyNot(mxKeyXorB(mxKeySwapBitsE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p2kproc3(mxKeyAddRR(changeDuplicatesB(mxKeyReverse(mxKeyReverse(mxKeyReverseBits(mxKeySwapBitsEE2(mxKeyRotateLeftBits(mxKeySwapBitsD(changeDuplicates(mxKeyRotEnc2(mxKeySwapBitsG(mxKeyRotEnc(mxKeyAddRR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SwapBitsD(mxKeyRotEnc2(mxKeyAlg2(changeDuplicatesC2(mxKeyXorB(mxKeyXorRR(mxKeySwapBitsD(mxKeyRotEnc2(mxKeySwapMinors3(changeDuplicatesC2(changeDuplicatesB(mxKeySwapBitsG(mxKeySwapBitsG(mxKeyRotateLeftBits(mxKeyNot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ReverseBits(mxKeyAddRR(mxKeyXorB(changeDuplicatesB(mxKeyAddRR(changeDuplicatesC2(mxKeySwapBitsD(mxKeyReverse(mxKeyNot(mxKeySwapBitsG(mxKeySwapMinors3(mxKeyAlg1(mxKeyAddRR(changeDuplicatesB(mxKeyReverseBits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Not(mxKeyXorB(mxKeyXor(mxKeySwapBitsD(mxKeySwapBitsRound(mxKeyAlg2(mxKeyXor(mxKeyReverse(changeDuplicates(mxKeySwapMinors3(mxKeyXor(mxKeyXorB(mxKeyXor(mxKeyAlg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SwapBitsE(mxKeyAlg1(mxKeyXor(mxKeyXorB(changeDuplicatesC2(mxKeyByBitEnc(mxKeySwapBitsG(changeDuplicatesB(mxKeyAlg2(p2kproc3(mxKeyNot(mxKeySwapBitsE(changeDuplicatesB(changeDuplicatesB(mxKeyReverse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p2kproc3(mxKeyAlg2(p2kproc3(mxKeySwapBitsD(mxKeySwapBitsRound(mxKeyReverseBits(mxKeyXorB(mxKeyXorRR(mxKeyReverse(mxKeyReverseBits(mxKeySwapBitsRound(mxKeyRotateLeftBits(changeDuplicates(mxKeyRotateLeftBits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ReverseBits(mxKeyByBitEnc(mxKeyAlg1(mxKeySwapBitsRound(changeDuplicatesC2(mxKeyAlg1(mxKeyRotEnc(changeDuplicatesB(changeDuplicatesB(mxKeyAlg2(mxKeySwapBitsD(mxKeyXorB(changeDuplicatesB(changeDuplicatesC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RotateLeftBits(mxKeyNot(mxKeyAddRR(mxKeyXor(changeDuplicatesB(mxKeyAddRR(mxKeyReverseBits(mxKeySwapBitsRound(mxKeyXorB(changeDuplicates(changeDuplicates(mxKeyAlg2(mxKeyAlg1(changeDuplicatesB(mxKeyNot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AddRR(mxKeyAddRR(changeDuplicatesB(mxKeyByBitEnc(mxKeyXorRR(mxKeySwapBitsEE2(mxKeyAlg2(mxKeyReverse(changeDuplicates(mxKeyRotateLeftBits(mxKeyRotateLeftBits(changeDuplicatesC2(changeDuplicatesC2(mxKeyAddRR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BitsD(changeDuplicates(mxKeyAddRR(mxKeyAddRR(mxKeySwapBitsEE2(changeDuplicatesC2(mxKeySwapBitsG(mxKeyAddRR(changeDuplicatesC2(mxKeySwapBitsRound(mxKeyXorB(mxKeyXorRR(changeDuplicatesB(mxKeyXorB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ReverseBits(mxKeyXor(mxKeyReverse(mxKeyRotEnc(mxKeySwapMinors3(mxKeyXor(mxKeyAlg2(mxKeySwapMinors3(mxKeyXorRR(mxKeyReverseBits(mxKeyAlg1(mxKeyRotateLeftBits(mxKeySwapBitsE(changeDuplicatesB(mxKeyReverse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BitsEE2(mxKeyNot(mxKeyRotEnc(mxKeyXorB(mxKeyRotEnc2(mxKeySwapMinors3(mxKeySwapBitsD(mxKeySwapBitsEE2(changeDuplicatesB(mxKeyReverse(mxKeyAddRR(mxKeySwapBitsF(changeDuplicatesB(mxKeySwapBitsF(mxKeySwapBitsE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Alg2(mxKeyReverse(mxKeyAddRR(mxKeyNot(changeDuplicatesC2(mxKeyAddRR(mxKeySwapBitsF(mxKeyAlg1(mxKeySwapBitsF(mxKeySwapBitsF(mxKeyReverse(mxKeySwapMinors3(mxKeySwapMinors3(changeDuplicatesB(mxKeySwapBitsG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changeDuplicates(mxKeySwapBitsRound(mxKeyAlg1(mxKeyRotEnc2(mxKeyNot(mxKeyRotEnc(mxKeySwapBitsE(mxKeySwapBitsG(mxKeyByBitEnc(mxKeyXorRR(mxKeySwapBitsRound(changeDuplicates(changeDuplicatesB(mxKeySwapBitsD(mxKeyNot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SwapBitsG(mxKeyReverseBits(changeDuplicatesC2(mxKeyRotateLeftBits(mxKeyRotateLeftBits(changeDuplicatesC2(mxKeyNot(mxKeyRotEnc2(mxKeyAlg1(mxKeyAlg1(mxKeySwapBitsD(mxKeyRotateLeftBits(changeDuplicatesC2(changeDuplicates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ByBitEnc(mxKeySwapBitsE(mxKeyReverse(mxKeyAlg1(mxKeyRotateLeftBits(mxKeyXorRR(mxKeySwapBitsD(changeDuplicatesC2(mxKeySwapBitsE(mxKeySwapBitsE(mxKeyReverseBits(mxKeyNot(changeDuplicatesB(mxKeySwapBitsG(mxKeyReverse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Alg2(mxKeyReverseBits(changeDuplicatesC2(changeDuplicatesC2(changeDuplicates(mxKeySwapMinors3(mxKeyXorB(mxKeyReverseBits(mxKeyByBitEnc(changeDuplicates(mxKeyRotateLeftBits(mxKeyAddRR(mxKeySwapBitsE(mxKeyXor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AddRR(changeDuplicatesC2(mxKeyAddRR(changeDuplicatesC2(p2kproc3(mxKeyReverseBits(mxKeySwapBitsEE2(mxKeyNot(mxKeyReverse(mxKeyAlg2(mxKeyByBitEnc(changeDuplicates(changeDuplicatesB(mxKeySwapBitsD(mxKeySwapBitsF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Xor(mxKeyRotEnc(mxKeyNot(changeDuplicatesC2(mxKeySwapBitsD(mxKeyXorB(mxKeySwapBitsE(mxKeyRotEnc(mxKeySwapMinors3(mxKeyXorB(mxKeyNot(changeDuplicatesC2(mxKeySwapBitsG(mxKeyAddRR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SwapBitsE(mxKeySwapBitsE(mxKeyRotEnc2(mxKeyRotEnc2(mxKeyReverse(changeDuplicatesB(mxKeyByBitEnc(changeDuplicatesC2(changeDuplicates(mxKeySwapBitsE(mxKeyXorB(mxKeyRotateLeftBits(mxKeyRotateLeftBits(mxKeySwapBitsD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mxKeySwapBitsRound(mxKeyXorRR(mxKeyRotateLeftBits(mxKeySwapBitsG(mxKeySwapBitsF(mxKeySwapBitsRound(mxKeyAlg2(mxKeyAddRR(mxKeyAlg1(mxKeyXorB(mxKeyRotateLeftBits(changeDuplicates(mxKeyAddRR(changeDuplicatesC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RotEnc2(mxKeySwapBitsEE2(mxKeyRotateLeftBits(changeDuplicatesB(mxKeyXor(mxKeyXorRR(mxKeyAddRR(changeDuplicatesC2(changeDuplicatesC2(mxKeySwapBitsF(changeDuplicatesB(mxKeySwapBitsEE2(mxKeyNot(mxKeyAlg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Reverse(mxKeyRotEnc2(mxKeyNot(mxKeyRotEnc(mxKeyRotateLeftBits(mxKeyRotEnc2(mxKeyAddRR(mxKeyXorB(mxKeyXor(mxKeyNot(mxKeyRotEnc(mxKeyAlg2(mxKeySwapMinors3(changeDuplicatesB(mxKeyNot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AddRR(mxKeyRotateLeftBits(mxKeyAlg2(p2kproc3(mxKeySwapMinors3(mxKeyAddRR(mxKeyRotEnc(mxKeyByBitEnc(mxKeySwapBitsF(p2kproc3(mxKeyXor(changeDuplicatesB(mxKeyAlg2(mxKeyAddRR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SwapBitsD(mxKeySwapBitsF(mxKeyReverse(mxKeySwapBitsD(mxKeyXor(mxKeyXorRR(mxKeyAlg2(changeDuplicatesC2(mxKeyAlg1(p2kproc3(mxKeyReverse(changeDuplicatesB(mxKeySwapBitsF(changeDuplicatesB(mxKeySwapBitsE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RotEnc2(mxKeyAddRR(mxKeySwapBitsEE2(mxKeyRotEnc2(mxKeySwapBitsRound(mxKeyAlg1(mxKeySwapBitsD(mxKeyXorRR(mxKeyReverse(mxKeyReverse(mxKeySwapBitsF(mxKeyRotateLeftBits(mxKeyRotEnc2(mxKeyXorRR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ByBitEnc(mxKeyReverseBits(mxKeyReverse(mxKeyReverse(mxKeySwapBitsD(p2kproc3(p2kproc3(mxKeyAlg1(mxKeyAlg2(mxKeyAlg2(mxKeyAlg2(mxKeyXorB(mxKeyXorB(p2kproc3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SwapBitsG(mxKeyXorRR(mxKeyXorB(mxKeyNot(mxKeyXorB(mxKeyRotateLeftBits(mxKeyXorRR(mxKeyAlg2(mxKeySwapBitsRound(mxKeyRotateLeftBits(changeDuplicates(mxKeySwapBitsRound(mxKeyRotateLeftBits(mxKeyAlg1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SwapBitsRound(mxKeyRotEnc2(p2kproc3(mxKeyXorB(mxKeySwapMinors3(mxKeyRotEnc(changeDuplicates(mxKeyXorRR(mxKeyNot(mxKeySwapMinors3(mxKeySwapBitsEE2(mxKeyRotEnc2(mxKeyXor(mxKeyRotEnc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mxKeyAlg2(mxKeyNot(mxKeyAlg1(p2kproc3(mxKeyNot(mxKeyXorB(mxKeyAlg1(mxKeyRotEnc2(mxKeySwapMinors3(mxKeyRotateLeftBits(p2kproc3(mxKeySwapBitsE(changeDuplicatesB(mxKeyNot(mxKeySwapBitsD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RotEnc2(mxKeySwapMinors3(mxKeyRotEnc(mxKeyReverse(mxKeyXorRR(mxKeyReverseBits(changeDuplicatesB(changeDuplicatesB(mxKeySwapBitsG(mxKeyRotEnc(mxKeyRotateLeftBits(mxKeySwapBitsF(mxKeySwapBitsG(changeDuplicatesB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Alg2(mxKeySwapBitsRound(mxKeyRotEnc(mxKeySwapBitsEE2(changeDuplicates(changeDuplicatesC2(changeDuplicatesB(mxKeySwapMinors3(mxKeySwapBitsEE2(p2kproc3(p2kproc3(mxKeyNot(mxKeyAlg2(mxKeyXorB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AddRR(mxKeySwapBitsEE2(p2kproc3(mxKeyAddRR(mxKeyXor(mxKeyReverse(mxKeyReverse(mxKeyNot(mxKeyRotEnc(mxKeyAlg1(mxKeyReverse(mxKeyRotateLeftBits(mxKeyReverseBits(mxKeyXorB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changeDuplicatesC2(changeDuplicatesC2(mxKeyByBitEnc(mxKeySwapMinors3(mxKeyXorB(changeDuplicatesC2(mxKeyAlg1(mxKeyRotEnc2(mxKeyNot(mxKeyByBitEnc(mxKeyRotateLeftBits(mxKeyRotEnc2(mxKeyXorB(mxKeyRotEnc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Not(changeDuplicatesC2(mxKeyAlg1(mxKeySwapBitsG(changeDuplicatesB(mxKeySwapBitsEE2(p2kproc3(changeDuplicatesB(mxKeyXor(changeDuplicates(mxKeySwapBitsE(mxKeyReverseBits(changeDuplicatesB(mxKeyReverse(mxKeyReverse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SwapBitsRound(mxKeyXor(mxKeySwapBitsD(changeDuplicates(mxKeyXor(mxKeySwapBitsF(mxKeyXorRR(changeDuplicates(mxKeyNot(mxKeySwapBitsF(mxKeySwapBitsRound(mxKeySwapBitsRound(mxKeyAlg2(changeDuplicatesB(mxKeySwapBitsD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p2kproc3(mxKeyByBitEnc(mxKeySwapBitsRound(mxKeyReverseBits(mxKeyAddRR(mxKeySwapBitsD(mxKeyReverseBits(mxKeySwapBitsE(changeDuplicatesB(mxKeyAlg1(mxKeyRotateLeftBits(mxKeyAlg2(mxKeySwapBitsRound(p2kproc3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SwapBitsEE2(mxKeyRotEnc(changeDuplicatesC2(mxKeyXorB(p2kproc3(mxKeyReverseBits(mxKeyReverse(mxKeySwapBitsD(mxKeyNot(mxKeyRotEnc2(mxKeyReverseBits(mxKeySwapBitsEE2(mxKeySwapBitsRound(changeDuplicatesC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SwapBitsE(mxKeyReverseBits(p2kproc3(mxKeyAlg2(p2kproc3(mxKeySwapBitsG(mxKeyByBitEnc(mxKeySwapBitsD(mxKeyByBitEnc(mxKeyReverse(changeDuplicates(mxKeyAlg1(mxKeySwapBitsD(mxKeyXorRR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(mxKeyByBitEnc(p2kproc3(mxKeyXor(mxKeyAlg1(mxKeyAlg1(changeDuplicatesC2(mxKeySwapMinors3(mxKeySwapMinors3(changeDuplicatesC2(mxKeyReverse(mxKeySwapMinors3(mxKeySwapBitsF(mxKeyReverseBits(mxKeyNot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(mxKeyRotateLeftBits(mxKeySwapBitsEE2(mxKeySwapBitsD(mxKeySwapBitsF(mxKeySwapBitsE(mxKeySwapBitsEE2(mxKeyAlg2(changeDuplicatesB(mxKeySwapMinors3(mxKeySwapBitsEE2(mxKeyNot(mxKeySwapBitsF(mxKeyReverseBits(mxKeyAlg1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Not(mxKeyReverseBits(mxKeyXor(changeDuplicates(mxKeyXor(mxKeyAlg1(mxKeySwapBitsRound(mxKeyXor(mxKeyXor(mxKeyReverseBits(mxKeySwapMinors3(mxKeyXorRR(mxKeySwapBitsRound(changeDuplicatesC2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everseBits(p2kproc3(mxKeyXor(mxKeySwapMinors3(mxKeySwapBitsF(mxKeySwapBitsD(mxKeySwapMinors3(mxKeySwapBitsE(mxKeyXorB(mxKeyNot(mxKeyNot(changeDuplicates(changeDuplicates(p2kproc3(changeDuplicatesB(mxKeySwapBitsD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AddRR(changeDuplicates(mxKeyAlg2(mxKeyReverse(mxKeyXorB(mxKeySwapBitsG(mxKeyRotEnc2(mxKeyByBitEnc(p2kproc3(mxKeyByBitEnc(mxKeySwapMinors3(mxKeySwapBitsE(mxKeyAddRR(changeDuplicates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SwapBitsE(mxKeySwapMinors3(mxKeyByBitEnc(mxKeyAddRR(changeDuplicates(mxKeyAlg2(mxKeyReverse(mxKeySwapBitsG(mxKeyXorB(mxKeyXorRR(changeDuplicates(mxKeySwapBitsF(mxKeySwapBitsD(changeDuplicatesB(mxKeySwapBitsG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changeDuplicates(mxKeySwapBitsD(mxKeySwapMinors3(mxKeyReverseBits(mxKeyXorB(mxKeyAlg2(mxKeySwapBitsEE2(mxKeyXorB(p2kproc3(changeDuplicatesB(mxKeyAddRR(mxKeyAlg2(mxKeySwapBitsE(changeDuplicates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mxKeyReverse(p2kproc3(mxKeyRotateLeftBits(changeDuplicatesC2(mxKeySwapBitsRound(mxKeyReverse(mxKeyAlg2(mxKeyAlg1(mxKeyRotEnc2(mxKeyAlg1(mxKeyAddRR(mxKeyReverseBits(changeDuplicatesB(mxKeyXorB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changeDuplicatesB(mxKeyAddRR(mxKeyReverseBits(mxKeySwapMinors3(mxKeyXorRR(mxKeyRotEnc2(mxKeySwapMinors3(mxKeySwapBitsRound(mxKeySwapBitsD(mxKeySwapBitsF(mxKeySwapMinors3(mxKeyNot(mxKeyAddRR(mxKeySwapBitsE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Alg2(p2kproc3(mxKeyAddRR(mxKeySwapBitsF(changeDuplicatesC2(mxKeyRotateLeftBits(mxKeyNot(mxKeyXorRR(mxKeySwapBitsF(mxKeySwapBitsRound(mxKeyByBitEnc(mxKeySwapBitsE(mxKeyReverseBits(mxKeyXor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G(mxKeySwapBitsRound(mxKeyReverse(mxKeyNot(mxKeyXorB(mxKeyRotEnc2(mxKeyRotateLeftBits(mxKeyXorB(mxKeySwapBitsEE2(mxKeySwapBitsRound(mxKeySwapBitsG(mxKeyAlg1(mxKeyAlg2(mxKeyReverseBits(mxKeyXorRR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BitsEE2(mxKeyRotEnc2(mxKeyAlg2(mxKeyRotEnc(mxKeyReverse(mxKeySwapBitsEE2(mxKeyAddRR(mxKeySwapMinors3(changeDuplicatesB(mxKeySwapBitsG(mxKeySwapBitsRound(changeDuplicatesB(mxKeyReverseBits(mxKeySwapBitsF(mxKeySwapBitsD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changeDuplicatesB(mxKeyAddRR(mxKeyXor(mxKeySwapBitsF(mxKeyAlg2(mxKeyRotEnc(mxKeyNot(mxKeyAlg2(mxKeySwapMinors3(mxKeySwapBitsF(mxKeyXor(changeDuplicatesC2(mxKeySwapBitsRound(mxKeySwapBitsG(changeDuplicatesB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ByBitEnc(mxKeySwapMinors3(mxKeyRotateLeftBits(mxKeyNot(mxKeySwapBitsG(mxKeyXor(mxKeyAlg2(mxKeyXorRR(mxKeyByBitEnc(mxKeyAddRR(mxKeySwapBitsEE2(mxKeyAlg2(mxKeySwapBitsG(changeDuplicatesB(mxKeySwapBitsG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mxKeyByBitEnc(mxKeyXorB(mxKeyXorRR(mxKeyNot(mxKeyXor(mxKeyXorB(mxKeyAddRR(mxKeySwapBitsRound(mxKeySwapBitsEE2(mxKeySwapMinors3(mxKeyRotEnc(mxKeySwapBitsD(mxKeySwapBitsD(mxKeyXorB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p2kproc3(mxKeyXorRR(changeDuplicates(mxKeyAlg1(mxKeySwapBitsEE2(mxKeyXorRR(mxKeyRotEnc2(p2kproc3(mxKeySwapBitsD(mxKeySwapBitsEE2(mxKeyAlg2(mxKeySwapBitsRound(mxKeyRotEnc(mxKeyAlg1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SwapBitsE(mxKeySwapBitsRound(mxKeySwapBitsRound(p2kproc3(mxKeySwapBitsD(mxKeySwapBitsEE2(mxKeySwapBitsRound(mxKeyAlg1(changeDuplicates(mxKeyXor(changeDuplicatesB(changeDuplicatesB(mxKeySwapBitsD(mxKeyRotateLeftBits(mxKeySwapBitsF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SwapBitsEE2(mxKeyXorB(mxKeySwapBitsD(mxKeyXor(mxKeyRotEnc(mxKeyXorB(mxKeyAddRR(mxKeyAlg1(mxKeyXorRR(mxKeyAlg2(mxKeyRotEnc(mxKeyXor(mxKeyAlg1(mxKeyRotateLeftBits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(mxKeySwapBitsF(mxKeyByBitEnc(mxKeyByBitEnc(mxKeyXorRR(mxKeySwapBitsE(mxKeyXor(mxKeySwapMinors3(mxKeySwapBitsRound(mxKeySwapBitsG(mxKeyXorRR(mxKeyAlg1(mxKeySwapBitsG(mxKeyRotEnc2(changeDuplicatesC2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Minors3(mxKeyRotateLeftBits(mxKeyByBitEnc(mxKeyRotateLeftBits(mxKeyReverseBits(mxKeyAlg2(p2kproc3(mxKeySwapBitsF(mxKeyAddRR(mxKeyXor(mxKeyAddRR(p2kproc3(mxKeyXor(mxKeyXorRR(mxKeyAlg1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p2kproc3(changeDuplicates(mxKeySwapMinors3(mxKeyAddRR(changeDuplicatesC2(mxKeyAddRR(mxKeyXorRR(mxKeySwapBitsF(mxKeySwapBitsRound(mxKeyXorRR(mxKeyRotateLeftBits(p2kproc3(changeDuplicatesB(mxKeyRotEnc2(mxKeyAddRR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RotEnc(mxKeySwapBitsE(mxKeySwapBitsE(mxKeyByBitEnc(mxKeySwapBitsE(mxKeySwapBitsRound(mxKeyXorB(mxKeyAddRR(mxKeySwapBitsG(mxKeyByBitEnc(mxKeySwapBitsRound(mxKeyRotEnc(mxKeyAlg2(mxKeyXorB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RR(mxKeyNot(mxKeyReverse(mxKeySwapBitsG(mxKeyReverse(changeDuplicatesB(mxKeyXor(mxKeySwapBitsD(mxKeyAddRR(mxKeyAddRR(mxKeyRotEnc2(p2kproc3(mxKeyXorB(changeDuplicatesB(mxKeySwapBitsD(mxKeyReverse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2(mxKeyXorRR(mxKeyAlg1(mxKeyAlg2(mxKeySwapMinors3(mxKeySwapBitsE(mxKeyAlg2(mxKeyXor(mxKeyRotateLeftBits(p2kproc3(mxKeySwapBitsG(changeDuplicates(mxKeyAlg2(changeDuplicatesB(mxKeyRotateLeftBits(mxKeySwapBitsG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Not(p2kproc3(mxKeyXorB(mxKeySwapBitsD(mxKeyXorRR(mxKeySwapMinors3(mxKeySwapBitsRound(mxKeySwapBitsF(mxKeyByBitEnc(changeDuplicatesC2(mxKeyAlg2(mxKeyReverseBits(mxKeySwapBitsG(changeDuplicatesB(mxKeySwapBitsD(mxKeyNot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Alg2(mxKeySwapBitsE(mxKeyXorRR(mxKeySwapMinors3(mxKeySwapBitsF(mxKeyRotEnc2(mxKeySwapBitsD(changeDuplicates(changeDuplicatesB(mxKeySwapBitsRound(mxKeySwapBitsE(mxKeyByBitEnc(mxKeyAddRR(changeDuplicatesC2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SwapBitsG(changeDuplicatesC2(mxKeySwapBitsF(mxKeySwapBitsEE2(mxKeyXor(mxKeyRotEnc2(mxKeySwapMinors3(mxKeySwapMinors3(mxKeyReverseBits(mxKeyByBitEnc(mxKeySwapBitsD(mxKeyRotEnc2(mxKeyXor(mxKeyReverse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B(mxKeySwapBitsEE2(mxKeyAlg1(mxKeyRotEnc2(mxKeyXorRR(mxKeySwapBitsEE2(changeDuplicatesB(mxKeyXor(mxKeyRotateLeftBits(mxKeyReverse(mxKeyNot(mxKeyXorRR(changeDuplicatesB(mxKeyRotEnc(p2kproc3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RotEnc2(changeDuplicatesB(mxKeyReverseBits(mxKeySwapBitsG(mxKeyXorRR(changeDuplicates(mxKeyXorB(mxKeySwapBitsF(mxKeySwapBitsD(mxKeySwapBitsEE2(mxKeyReverse(mxKeySwapBitsD(p2kproc3(mxKeyAlg1(mxKeyXor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(changeDuplicatesB(mxKeyXorRR(mxKeyRotateLeftBits(mxKeyNot(mxKeyReverse(mxKeySwapMinors3(mxKeyXorRR(changeDuplicatesB(mxKeySwapBitsG(mxKeyAddRR(mxKeyReverse(mxKeyAddRR(mxKeyRotEnc2(mxKeyReverseBits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(mxKeyNot(mxKeyAlg1(mxKeyAddRR(changeDuplicatesB(mxKeySwapBitsE(mxKeyRotateLeftBits(mxKeySwapBitsRound(mxKeyRotEnc(mxKeySwapBitsRound(changeDuplicatesB(mxKeyAlg1(mxKeySwapBitsF(changeDuplicatesB(mxKeySwapBitsF(mxKeySwapBitsG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changeDuplicatesC2(changeDuplicatesB(mxKeyByBitEnc(mxKeySwapBitsE(mxKeySwapBitsD(mxKeyNot(changeDuplicates(mxKeyAlg1(mxKeyRotateLeftBits(mxKeyRotateLeftBits(mxKeySwapBitsD(mxKeyRotEnc2(changeDuplicatesC2(mxKeyAlg2(changeDuplicatesB(mxKeySwapBitsF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EE2(mxKeySwapBitsG(mxKeyRotEnc(mxKeySwapBitsF(mxKeyXor(mxKeyReverseBits(mxKeySwapBitsEE2(mxKeyRotEnc2(mxKeyRotateLeftBits(mxKeySwapBitsEE2(mxKeySwapBitsEE2(mxKeyByBitEnc(mxKeySwapBitsD(mxKeySwapBitsEE2(changeDuplicates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SwapBitsE(mxKeyRotEnc(mxKeyNot(changeDuplicatesC2(mxKeyRotEnc2(mxKeySwapBitsEE2(changeDuplicates(p2kproc3(p2kproc3(mxKeyXor(mxKeyXorRR(mxKeyRotEnc(mxKeyAlg1(mxKeyAddRR(changeDuplicatesB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ddRR(mxKeySwapBitsE(changeDuplicates(mxKeyXorRR(mxKeyRotEnc2(mxKeySwapBitsG(mxKeySwapBitsF(mxKeyNot(mxKeySwapBitsEE2(changeDuplicates(mxKeyAlg1(mxKeySwapBitsG(mxKeyAlg2(changeDuplicatesB(mxKeySwapBitsE(mxKeyRotateLeftBits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F(mxKeyXor(mxKeyReverseBits(mxKeyXor(mxKeyRotEnc(changeDuplicatesB(changeDuplicates(mxKeyAddRR(mxKeyByBitEnc(mxKeySwapBitsF(mxKeyXorB(mxKeySwapBitsEE2(mxKeySwapMinors3(changeDuplicates(changeDuplicatesB(mxKeyRotateLeftBits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Alg1(mxKeyXor(mxKeySwapMinors3(mxKeySwapBitsRound(mxKeyXorB(mxKeyXorB(mxKeySwapBitsG(mxKeyAddRR(p2kproc3(p2kproc3(mxKeySwapMinors3(mxKeyAddRR(mxKeyNot(mxKeyReverse(changeDuplicatesC2(changeDuplicatesB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SwapBitsRound(p2kproc3(mxKeySwapBitsE(mxKeyRotEnc2(mxKeyNot(mxKeyNot(mxKeySwapBitsE(mxKeyAlg1(mxKeySwapBitsE(mxKeySwapBitsE(changeDuplicatesB(mxKeyRotEnc(mxKeyByBitEnc(mxKeyAlg1(mxKeySwapBitsG(changeDuplicatesB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2kproc1-2-3(mxKeyXorB(mxKeyXorB(mxKeyAddRR(mxKeyXorB(mxKeyByBitEnc(mxKeyReverseBits(mxKeyRotEnc2(mxKeyRotateLeftBits(mxKeyXorB(mxKeyRotEnc2(mxKeySwapBitsRound(mxKeyAlg2(mxKeySwapBitsG(mxKeySwapBitsRound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Alg2(mxKeyAlg2(mxKeyXor(mxKeySwapBitsD(changeDuplicates(mxKeyXorB(mxKeyRotEnc2(mxKeyReverseBits(mxKeySwapBitsF(mxKeyAlg1(mxKeyRotEnc2(changeDuplicatesB(mxKeyReverseBits(mxKeyAddRR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C2(mxKeyAlg2(mxKeySwapBitsD(p2kproc3(mxKeyAddRR(mxKeyXorRR(mxKeySwapBitsEE2(mxKeySwapBitsG(changeDuplicates(mxKeyReverseBits(mxKeySwapBitsRound(mxKeyAlg1(p2kproc3(mxKeyReverseBits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XorB(mxKeyXorRR(mxKeySwapBitsEE2(mxKeyAlg1(mxKeyRotEnc2(changeDuplicatesB(mxKeyReverse(mxKeyRotEnc(mxKeySwapBitsD(mxKeyAlg2(p2kproc3(changeDuplicatesC2(mxKeyReverseBits(mxKeyXorB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SwapBitsRound(mxKeyNot(mxKeySwapBitsEE2(mxKeyRotateLeftBits(mxKeyXor(p2kproc3(mxKeyXorRR(mxKeySwapMinors3(mxKeyRotateLeftBits(mxKeySwapBitsD(mxKeyAddRR(mxKeySwapMinors3(changeDuplicatesC2(mxKeyXorB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RotateLeftBits(changeDuplicatesB(mxKeyAlg1(mxKeyRotEnc(mxKeyReverse(mxKeySwapBitsD(mxKeySwapBitsRound(changeDuplicates(mxKeyNot(mxKeySwapBitsD(changeDuplicatesB(mxKeySwapBitsG(mxKeySwapBitsF(changeDuplicatesB(mxKeySwapBitsG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C2(mxKeySwapMinors3(changeDuplicatesB(mxKeySwapMinors3(mxKeySwapBitsRound(mxKeyRotateLeftBits(changeDuplicates(mxKeyReverseBits(mxKeyXorRR(mxKeyAlg2(changeDuplicatesC2(changeDuplicatesB(mxKeyAlg1(mxKeyXorB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RotEnc2(mxKeyXorB(mxKeySwapBitsRound(mxKeySwapMinors3(mxKeyXorB(mxKeySwapBitsF(mxKeyAlg1(mxKeyRotEnc(mxKeyReverse(mxKeyReverseBits(changeDuplicatesC2(mxKeyReverseBits(mxKeyRotEnc(changeDuplicatesC2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(mxKeyReverse(mxKeyAlg2(changeDuplicatesB(mxKeySwapBitsE(mxKeySwapBitsRound(changeDuplicates(mxKeyRotateLeftBits(mxKeyRotateLeftBits(mxKeySwapBitsF(changeDuplicatesB(mxKeyReverseBits(mxKeyAddRR(mxKeyReverseBits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RotEnc(mxKeyAddRR(changeDuplicates(mxKeySwapBitsG(mxKeyByBitEnc(mxKeyByBitEnc(mxKeyXorB(mxKeySwapBitsG(mxKeyXorRR(mxKeyAlg2(mxKeySwapBitsD(mxKeyAddRR(mxKeyReverseBits(mxKeyXor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SwapBitsEE2(changeDuplicatesB(mxKeyReverseBits(mxKeyByBitEnc(mxKeyRotEnc2(mxKeyAlg1(mxKeyReverseBits(mxKeyXor(changeDuplicates(mxKeyAlg2(mxKeyRotateLeftBits(mxKeyAlg2(mxKeySwapBitsD(mxKeyXorB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SwapBitsG(mxKeySwapBitsEE2(mxKeySwapMinors3(mxKeyXor(p2kproc3(mxKeyRotEnc(mxKeyRotateLeftBits(mxKeyByBitEnc(mxKeySwapBitsF(mxKeyAddRR(mxKeyReverseBits(changeDuplicatesB(mxKeyReverse(changeDuplicates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ByBitEnc(mxKeyRotEnc2(mxKeyRotateLeftBits(changeDuplicatesB(mxKeyAddRR(mxKeyXorB(changeDuplicatesC2(mxKeyXorB(mxKeySwapBitsD(mxKeySwapBitsEE2(p2kproc3(changeDuplicatesB(mxKeySwapBitsE(mxKeyRotEnc2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Alg2(mxKeySwapBitsF(mxKeySwapBitsF(mxKeySwapBitsRound(mxKeyReverse(mxKeySwapBitsE(mxKeyReverse(mxKeyXorRR(mxKeySwapMinors3(changeDuplicates(changeDuplicatesB(mxKeyByBitEnc(mxKeyRotateLeftBits(mxKeyXorRR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(mxKeySwapBitsRound(mxKeyXorRR(mxKeyAlg1(mxKeyXorB(mxKeyRotEnc(changeDuplicatesC2(mxKeyNot(mxKeyAlg1(mxKeySwapMinors3(mxKeyAlg1(mxKeyXor(mxKeySwapBitsD(mxKeyXor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Reverse(mxKeyAlg2(p2kproc3(mxKeyXor(mxKeyAlg1(p2kproc3(mxKeyNot(mxKeySwapMinors3(mxKeySwapBitsRound(mxKeySwapBitsF(changeDuplicates(changeDuplicates(mxKeyReverse(mxKeySwapBitsE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XorRR(mxKeyXorB(mxKeySwapBitsEE2(mxKeyAlg1(mxKeySwapMinors3(mxKeyReverse(mxKeyReverseBits(mxKeySwapBitsE(mxKeySwapBitsEE2(changeDuplicates(mxKeySwapBitsE(mxKeyXorRR(mxKeyNot(changeDuplicatesB(mxKeySwapBitsD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SwapMinors3(changeDuplicates(mxKeyNot(mxKeyAddRR(mxKeyReverseBits(changeDuplicatesC2(mxKeyByBitEnc(mxKeySwapBitsD(mxKeyAddRR(p2kproc3(mxKeySwapBitsF(mxKeySwapBitsRound(mxKeyRotateLeftBits(mxKeyRotEnc2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C2(mxKeyRotateLeftBits(mxKeyAlg1(mxKeyAddRR(p2kproc3(p2kproc3(mxKeyByBitEnc(mxKeySwapBitsEE2(p2kproc3(mxKeyReverse(changeDuplicates(mxKeyRotateLeftBits(mxKeyReverse(mxKeySwapBitsD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C2(p2kproc3(changeDuplicatesB(mxKeySwapBitsE(mxKeySwapBitsD(p2kproc3(mxKeyAlg1(mxKeySwapBitsE(changeDuplicatesB(mxKeyAddRR(mxKeyRotEnc2(mxKeySwapBitsG(mxKeyReverse(changeDuplicatesB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AddRR(mxKeyRotateLeftBits(mxKeySwapMinors3(mxKeyRotEnc2(mxKeyRotEnc2(mxKeyAlg1(mxKeyAddRR(mxKeySwapBitsG(mxKeySwapBitsF(mxKeySwapBitsE(mxKeyXor(mxKeySwapBitsE(mxKeyRotEnc2(mxKeyAlg2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B(mxKeyXorB(mxKeyReverseBits(mxKeyXor(mxKeyReverse(changeDuplicates(mxKeySwapBitsF(mxKeyRotEnc2(mxKeyRotateLeftBits(mxKeyRotateLeftBits(mxKeyXor(changeDuplicates(mxKeyXorRR(mxKeyAlg1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C2(mxKeyAlg2(mxKeyRotEnc2(changeDuplicatesC2(mxKeyAlg1(changeDuplicatesB(mxKeyXorB(mxKeySwapBitsF(mxKeyXor(mxKeyAlg1(mxKeyAlg1(mxKeyXorB(changeDuplicatesB(mxKeySwapBitsE(mxKeySwapBitsD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B(mxKeySwapBitsE(mxKeyXorRR(mxKeyReverseBits(mxKeyXorB(mxKeyAlg1(mxKeySwapMinors3(changeDuplicatesB(changeDuplicatesC2(p2kproc3(p2kproc3(mxKeyXorB(mxKeyAlg1(mxKeyAlg2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Reverse(mxKeySwapMinors3(mxKeyRotEnc2(mxKeyAlg2(mxKeySwapBitsRound(mxKeySwapBitsRound(mxKeyAlg1(mxKeyXorB(mxKeyXorB(mxKeyXorB(mxKeyRotEnc2(mxKeyReverseBits(mxKeyAlg2(mxKeyAlg1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Xor(mxKeyXorRR(mxKeyByBitEnc(mxKeySwapBitsE(changeDuplicatesB(mxKeyXorB(mxKeyAddRR(mxKeySwapMinors3(mxKeyRotEnc2(mxKeySwapBitsD(mxKeyXor(changeDuplicates(mxKeySwapBitsRound(changeDuplicates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ByBitEnc(mxKeyXorRR(mxKeyAddRR(mxKeySwapBitsG(p2kproc3(mxKeySwapMinors3(mxKeySwapBitsEE2(mxKeySwapBitsE(mxKeyNot(mxKeyNot(mxKeyRotEnc2(mxKeyByBitEnc(changeDuplicates(mxKeySwapBitsG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(changeDuplicatesB(mxKeyByBitEnc(mxKeyAlg2(mxKeySwapBitsF(mxKeyAddRR(p2kproc3(mxKeySwapBitsD(mxKeyNot(mxKeySwapBitsF(mxKeyAddRR(changeDuplicatesC2(mxKeyNot(mxKeySwapMinors3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(mxKeyReverseBits(mxKeyNot(mxKeySwapBitsEE2(mxKeyReverseBits(changeDuplicatesC2(p2kproc3(p2kproc3(mxKeyByBitEnc(mxKeyXor(mxKeySwapBitsE(p2kproc3(mxKeySwapBitsE(mxKeyAlg1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SwapBitsG(mxKeyReverseBits(mxKeySwapBitsD(mxKeySwapBitsEE2(mxKeyAddRR(mxKeyAlg2(mxKeyAlg2(mxKeyAlg2(mxKeySwapBitsEE2(mxKeyReverseBits(mxKeyAlg2(changeDuplicatesC2(changeDuplicatesB(mxKeyNot(mxKeyReverseBits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Alg1(mxKeyReverseBits(mxKeySwapBitsF(mxKeyByBitEnc(mxKeyXorRR(mxKeySwapBitsE(changeDuplicatesB(mxKeyAlg2(mxKeySwapBitsF(mxKeySwapBitsD(changeDuplicates(mxKeyRotEnc2(mxKeySwapMinors3(mxKeySwapBitsEE2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AddRR(mxKeySwapBitsG(mxKeyXor(mxKeySwapBitsF(mxKeyReverseBits(mxKeyRotEnc(mxKeyXor(mxKeyByBitEnc(mxKeySwapBitsG(mxKeyXor(mxKeySwapBitsRound(mxKeyByBitEnc(mxKeySwapBitsD(mxKeyAddRR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changeDuplicatesC2(mxKeyByBitEnc(mxKeyXorB(mxKeyReverseBits(mxKeyReverse(changeDuplicatesC2(mxKeyRotateLeftBits(mxKeyAlg1(mxKeySwapBitsF(mxKeyByBitEnc(changeDuplicates(mxKeySwapBitsD(mxKeySwapMinors3(mxKeyNot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Alg2(changeDuplicates(mxKeyReverse(mxKeyNot(mxKeyAlg2(mxKeySwapMinors3(changeDuplicates(mxKeyXorRR(mxKeyXor(mxKeySwapBitsEE2(mxKeySwapBitsE(mxKeySwapBitsRound(p2kproc3(mxKeySwapBitsE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RotateLeftBits(mxKeyXorB(mxKeyNot(changeDuplicatesB(mxKeyAlg1(mxKeyReverse(mxKeyRotEnc2(mxKeyXor(changeDuplicates(mxKeyRotEnc(changeDuplicatesC2(mxKeySwapBitsF(mxKeyRotEnc(mxKeyXor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SwapBitsE(changeDuplicatesB(mxKeyReverseBits(changeDuplicates(mxKeyAlg1(mxKeyNot(mxKeyAlg1(changeDuplicatesB(mxKeyReverseBits(changeDuplicatesC2(changeDuplicates(mxKeySwapBitsEE2(mxKeyAddRR(mxKeyXorB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SwapMinors3(mxKeyAlg1(mxKeyRotEnc(mxKeySwapBitsE(mxKeySwapBitsF(mxKeySwapBitsG(mxKeySwapBitsG(mxKeyRotateLeftBits(mxKeyRotEnc(changeDuplicates(changeDuplicates(mxKeyXor(mxKeyReverse(mxKeyXorB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ReverseBits(changeDuplicates(mxKeyRotEnc(p2kproc3(mxKeyXor(mxKeyReverseBits(mxKeyAlg2(mxKeySwapMinors3(mxKeySwapBitsF(mxKeyAlg2(mxKeySwapMinors3(mxKeyAlg1(mxKeySwapBitsE(mxKeyXorB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SwapBitsF(mxKeyReverseBits(mxKeyAddRR(mxKeySwapBitsRound(changeDuplicates(mxKeyReverse(mxKeyReverse(mxKeySwapBitsE(mxKeySwapMinors3(mxKeySwapBitsG(mxKeyRotateLeftBits(mxKeyRotateLeftBits(changeDuplicatesB(mxKeyXorRR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Not(mxKeySwapBitsG(changeDuplicates(mxKeyAddRR(mxKeyRotEnc2(mxKeyRotateLeftBits(mxKeyReverse(mxKeyReverse(mxKeyNot(mxKeySwapBitsF(mxKeySwapBitsF(changeDuplicates(mxKeyAlg1(changeDuplicatesB(mxKeySwapBitsE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Not(mxKeyNot(mxKeyReverse(mxKeyXorB(mxKeySwapMinors3(mxKeySwapBitsRound(mxKeyByBitEnc(mxKeySwapBitsRound(changeDuplicates(mxKeyXorB(mxKeyRotEnc(mxKeyNot(mxKeyAddRR(mxKeyReverse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SwapMinors3(mxKeySwapBitsRound(mxKeySwapBitsEE2(mxKeySwapMinors3(mxKeyAlg2(mxKeySwapBitsD(mxKeyXorB(changeDuplicatesC2(mxKeyXorRR(mxKeySwapBitsD(changeDuplicates(mxKeySwapBitsE(mxKeySwapBitsD(mxKeyReverseBits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p2kproc1-2-3(mxKeyXorB(mxKeyAlg2(mxKeySwapBitsE(changeDuplicatesC2(mxKeyReverse(mxKeyAddRR(mxKeyAddRR(changeDuplicates(mxKeyAddRR(mxKeyNot(mxKeyRotateLeftBits(mxKeyAddRR(mxKeyXorRR(mxKeyRotEnc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ddRR(mxKeySwapBitsD(mxKeyAlg2(mxKeyAddRR(mxKeyXorRR(changeDuplicates(mxKeyAlg1(changeDuplicatesB(mxKeySwapBitsF(mxKeyRotateLeftBits(mxKeySwapMinors3(mxKeySwapBitsF(mxKeyRotateLeftBits(changeDuplicatesB(mxKeySwapBitsD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E(mxKeyXorB(mxKeyReverse(mxKeyReverseBits(mxKeySwapBitsRound(mxKeyAlg1(mxKeyReverse(mxKeySwapBitsD(mxKeySwapBitsD(changeDuplicates(mxKeySwapBitsG(mxKeyRotEnc2(changeDuplicates(mxKeySwapBitsF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B(mxKeySwapBitsG(mxKeySwapBitsD(mxKeySwapBitsEE2(mxKeySwapBitsF(mxKeyRotEnc2(mxKeyAlg1(changeDuplicatesB(mxKeyRotateLeftBits(changeDuplicates(mxKeyRotEnc(mxKeyReverseBits(changeDuplicatesB(mxKeyXorRR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F(mxKeyRotEnc(mxKeyReverse(mxKeySwapBitsG(mxKeyRotEnc(mxKeyRotEnc2(mxKeyAddRR(mxKeyRotEnc(mxKeyRotEnc2(mxKeyNot(mxKeySwapMinors3(mxKeyNot(mxKeyByBitEnc(mxKeyAddRR(changeDuplicatesB(mxKeyNot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Round(changeDuplicates(mxKeyReverseBits(mxKeyReverseBits(mxKeySwapBitsE(mxKeySwapBitsEE2(mxKeyRotateLeftBits(mxKeySwapBitsD(mxKeySwapBitsE(changeDuplicatesC2(changeDuplicates(mxKeyByBitEnc(changeDuplicatesB(mxKeyXorRR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Minors3(changeDuplicates(p2kproc3(mxKeySwapBitsEE2(changeDuplicatesB(mxKeyAlg1(mxKeyXorRR(changeDuplicatesB(mxKeyReverseBits(mxKeySwapBitsF(mxKeySwapBitsEE2(mxKeySwapBitsF(changeDuplicates(mxKeyXor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otEnc(changeDuplicatesB(mxKeyXorB(mxKeySwapBitsD(mxKeySwapBitsG(mxKeyAddRR(mxKeySwapBitsF(mxKeyAddRR(mxKeySwapBitsD(mxKeySwapBitsG(mxKeySwapBitsG(mxKeySwapBitsF(mxKeyByBitEnc(mxKeySwapBitsF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otateLeftBits(changeDuplicatesC2(p2kproc3(mxKeySwapBitsG(mxKeySwapBitsG(mxKeyByBitEnc(mxKeyRotateLeftBits(mxKeyAddRR(mxKeySwapBitsG(mxKeyReverseBits(mxKeyRotateLeftBits(mxKeyXorRR(mxKeyAlg1(mxKeyRotateLeftBits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(mxKeyReverse(mxKeyRotateLeftBits(mxKeyAlg1(mxKeySwapBitsRound(mxKeyXorRR(mxKeySwapBitsRound(mxKeyRotateLeftBits(changeDuplicatesB(mxKeyAlg2(mxKeyReverseBits(changeDuplicatesC2(mxKeySwapBitsF(mxKeySwapBitsG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EE2(mxKeyByBitEnc(mxKeyByBitEnc(mxKeyXorB(changeDuplicatesC2(mxKeyRotEnc2(changeDuplicates(mxKeyRotEnc(mxKeyRotEnc2(mxKeySwapBitsEE2(mxKeyRotEnc(mxKeyXor(mxKeySwapMinors3(changeDuplicates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(changeDuplicatesC2(mxKeySwapBitsEE2(changeDuplicates(mxKeyXorB(mxKeyRotateLeftBits(mxKeyByBitEnc(mxKeyRotEnc2(changeDuplicatesB(mxKeySwapBitsF(p2kproc3(mxKeySwapBitsG(mxKeySwapBitsRound(mxKeyXor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B(mxKeyXor(mxKeyNot(mxKeySwapBitsF(mxKeyAddRR(mxKeySwapMinors3(mxKeySwapBitsEE2(mxKeySwapBitsD(mxKeyNot(mxKeyRotEnc(mxKeyRotEnc2(mxKeyXorRR(changeDuplicates(mxKeyNot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lg1(mxKeySwapBitsEE2(changeDuplicatesC2(mxKeyByBitEnc(mxKeyRotEnc2(mxKeyXorRR(mxKeyXorRR(mxKeySwapBitsD(mxKeySwapBitsF(mxKeySwapBitsRound(mxKeySwapBitsG(mxKeyXorRR(mxKeyRotateLeftBits(mxKeySwapBitsD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EE2(mxKeyReverseBits(changeDuplicates(mxKeySwapMinors3(mxKeyReverseBits(mxKeySwapBitsEE2(changeDuplicatesB(mxKeyRotEnc(mxKeyRotEnc(mxKeyReverseBits(mxKeyAlg2(mxKeyXor(mxKeyRotEnc2(changeDuplicatesB(mxKeySwapBitsD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otEnc2(mxKeyNot(mxKeySwapBitsF(mxKeySwapBitsD(mxKeyNot(mxKeyRotEnc(mxKeySwapBitsE(mxKeyRotEnc2(mxKeyAddRR(mxKeyXor(mxKeySwapBitsEE2(mxKeyXorB(mxKeySwapBitsF(mxKeyAlg1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D(mxKeyNot(mxKeyReverse(mxKeyXorB(mxKeyAlg2(mxKeyNot(mxKeyAlg1(mxKeyNot(mxKeyRotEnc2(mxKeyByBitEnc(mxKeySwapBitsRound(mxKeySwapBitsF(mxKeyAlg1(p2kproc3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Round(mxKeySwapMinors3(mxKeySwapBitsEE2(changeDuplicatesC2(p2kproc3(mxKeySwapBitsEE2(mxKeySwapBitsD(p2kproc3(mxKeySwapBitsRound(mxKeyRotEnc(mxKeyXor(p2kproc3(changeDuplicatesB(changeDuplicates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everse(mxKeySwapBitsEE2(mxKeyAlg1(mxKeyByBitEnc(mxKeyReverseBits(mxKeySwapBitsRound(mxKeySwapBitsEE2(mxKeyRotEnc(mxKeyAddRR(mxKeySwapBitsE(mxKeySwapBitsE(mxKeySwapBitsEE2(mxKeyAlg1(mxKeyReverse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ByBitEnc(mxKeySwapBitsE(changeDuplicatesB(p2kproc3(mxKeySwapBitsF(changeDuplicatesC2(changeDuplicatesC2(mxKeyXorRR(mxKeySwapBitsG(mxKeySwapBitsG(mxKeySwapBitsD(mxKeySwapBitsG(mxKeySwapBitsF(mxKeyNot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G(mxKeySwapBitsEE2(mxKeyAlg1(mxKeyXorRR(mxKeyXorRR(mxKeySwapBitsE(mxKeyXorRR(mxKeySwapBitsE(mxKeyReverse(changeDuplicates(mxKeyXor(mxKeyRotateLeftBits(mxKeySwapBitsEE2(changeDuplicates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ByBitEnc(mxKeySwapBitsF(mxKeySwapMinors3(mxKeyReverse(changeDuplicates(mxKeyReverseBits(mxKeyAddRR(mxKeySwapBitsRound(mxKeySwapBitsD(mxKeySwapMinors3(changeDuplicates(changeDuplicatesB(mxKeyNot(changeDuplicatesB(mxKeySwapBitsD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B(mxKeyXorB(mxKeyByBitEnc(mxKeySwapBitsF(mxKeyXorB(mxKeySwapBitsF(mxKeySwapBitsG(mxKeyAddRR(mxKeyRotEnc(mxKeyNot(mxKeyRotEnc(mxKeySwapBitsF(mxKeySwapBitsF(mxKeyAlg2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ddRR(p2kproc3(mxKeyByBitEnc(mxKeyRotEnc(mxKeyXorRR(mxKeyNot(mxKeyRotateLeftBits(mxKeySwapBitsF(mxKeyAddRR(changeDuplicatesC2(mxKeyAlg1(mxKeyXor(mxKeySwapMinors3(mxKeyReverseBits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F(mxKeyXorRR(mxKeyReverseBits(mxKeyXorRR(mxKeySwapBitsF(mxKeyByBitEnc(mxKeySwapBitsEE2(mxKeyReverseBits(mxKeySwapBitsRound(mxKeyRotEnc2(mxKeyXor(mxKeySwapBitsD(p2kproc3(changeDuplicatesB(mxKeySwapBitsG(mxKeyNot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everse(mxKeyXor(mxKeyXorRR(mxKeyByBitEnc(mxKeySwapBitsF(p2kproc3(changeDuplicatesB(changeDuplicates(mxKeyReverseBits(mxKeySwapBitsE(mxKeyAlg2(mxKeyRotEnc(mxKeySwapBitsG(mxKeyAlg2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G(mxKeySwapBitsD(mxKeySwapBitsRound(mxKeyAlg2(mxKeyByBitEnc(mxKeySwapBitsG(mxKeyReverseBits(mxKeyReverse(changeDuplicatesB(mxKeyRotEnc(mxKeySwapBitsG(mxKeyXor(mxKeySwapBitsF(changeDuplicatesC2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otEnc(mxKeyRotEnc2(mxKeyNot(mxKeySwapBitsEE2(p2kproc3(mxKeyAddRR(mxKeySwapBitsG(mxKeyAlg1(mxKeyReverse(mxKeyAddRR(mxKeyRotateLeftBits(mxKeySwapBitsF(changeDuplicates(mxKeySwapBitsG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lg1(mxKeyAlg2(mxKeyXor(mxKeyAlg1(changeDuplicatesB(mxKeyAlg1(mxKeyReverse(mxKeySwapBitsF(mxKeySwapBitsD(mxKeyNot(mxKeySwapBitsEE2(mxKeyAlg1(mxKeySwapMinors3(mxKeyXorRR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(mxKeyRotEnc2(mxKeySwapBitsEE2(p2kproc3(mxKeyReverse(changeDuplicatesB(mxKeyNot(mxKeyXor(mxKeySwapBitsF(mxKeyXorB(p2kproc3(mxKeyAddRR(mxKeyRotateLeftBits(mxKeyXorRR(changeDuplicates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Minors3(mxKeyAlg1(changeDuplicatesB(mxKeySwapBitsEE2(mxKeySwapBitsG(mxKeyAlg2(mxKeyAlg2(mxKeyRotEnc2(mxKeyNot(mxKeyXorB(mxKeySwapMinors3(changeDuplicates(mxKeyAlg2(changeDuplicatesB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E(mxKeySwapBitsG(mxKeyAlg2(mxKeyByBitEnc(mxKeySwapBitsE(mxKeyAlg1(mxKeyNot(mxKeyXor(mxKeyRotEnc2(p2kproc3(p2kproc3(mxKeySwapBitsE(changeDuplicates(mxKeyReverseBits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B(mxKeyRotateLeftBits(mxKeyAddRR(mxKeySwapBitsD(mxKeyReverse(mxKeyAlg1(mxKeySwapBitsF(mxKeySwapBitsEE2(mxKeyRotateLeftBits(mxKeyAddRR(p2kproc3(mxKeySwapBitsE(p2kproc3(mxKeySwapBitsE(changeDuplicates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B(mxKeyRotateLeftBits(mxKeyXor(mxKeyAddRR(mxKeyXorB(mxKeyRotEnc2(mxKeyAddRR(mxKeySwapMinors3(mxKeySwapBitsG(mxKeySwapBitsE(mxKeyXor(mxKeyReverseBits(mxKeyRotEnc(mxKeyXor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(mxKeyRotEnc2(mxKeyReverseBits(mxKeyRotEnc2(mxKeyRotEnc(mxKeyXorB(mxKeySwapBitsRound(mxKeySwapBitsG(mxKeySwapBitsRound(mxKeyXorB(mxKeySwapBitsD(mxKeyReverseBits(mxKeyXor(mxKeyAddRR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C2(mxKeyRotEnc(mxKeyAlg2(mxKeyAddRR(mxKeyXorRR(p2kproc3(mxKeyRotateLeftBits(mxKeyReverseBits(mxKeyXorB(mxKeyAddRR(mxKeyXorRR(mxKeyXorRR(mxKeyReverse(changeDuplicatesB(mxKeyRotateLeftBits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B(mxKeyReverse(mxKeySwapMinors3(mxKeySwapBitsF(mxKeyReverse(mxKeyReverse(mxKeySwapBitsF(changeDuplicates(mxKeyReverse(mxKeyRotateLeftBits(mxKeyReverseBits(mxKeyXorB(changeDuplicatesB(mxKeyReverseBits(mxKeyReverseBits(mxKeySwapBitsG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F(mxKeySwapBitsD(changeDuplicates(mxKeySwapBitsEE2(mxKeySwapMinors3(mxKeySwapBitsE(mxKeyXor(mxKeyXorRR(mxKeyXorB(mxKeyAddRR(mxKeyXorB(mxKeySwapBitsRound(mxKeyReverse(changeDuplicatesC2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otEnc2(changeDuplicatesB(mxKeyNot(changeDuplicates(mxKeyByBitEnc(mxKeyAddRR(mxKeyRotateLeftBits(mxKeySwapMinors3(changeDuplicates(mxKeyReverseBits(mxKeySwapMinors3(mxKeySwapBitsF(mxKeyRotateLeftBits(mxKeyRotEnc2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E(mxKeySwapBitsEE2(mxKeyRotEnc2(mxKeySwapBitsF(mxKeySwapBitsG(mxKeySwapMinors3(mxKeySwapBitsF(mxKeySwapBitsG(mxKeyReverse(changeDuplicates(changeDuplicates(mxKeyReverseBits(mxKeySwapBitsRound(mxKeyAddRR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Round(mxKeyReverse(mxKeyXorRR(mxKeyAddRR(mxKeyAlg1(mxKeySwapBitsRound(mxKeyAlg2(mxKeyRotateLeftBits(mxKeySwapBitsE(mxKeyRotEnc2(mxKeySwapBitsRound(mxKeyRotateLeftBits(mxKeyAddRR(changeDuplicatesB(changeDuplicatesB(mxKeySwapBitsG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ByBitEnc(changeDuplicatesC2(mxKeyNot(mxKeySwapBitsEE2(mxKeySwapBitsF(changeDuplicatesC2(mxKeyReverse(mxKeySwapBitsG(mxKeyRotEnc2(mxKeySwapMinors3(changeDuplicates(mxKeySwapBitsF(mxKeyAlg2(mxKeyXor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(mxKeyXorRR(mxKeySwapBitsG(mxKeyReverseBits(mxKeyReverse(mxKeyReverse(mxKeySwapBitsRound(mxKeySwapBitsRound(mxKeyReverseBits(mxKeyAlg2(mxKeyRotEnc2(mxKeyAlg1(mxKeyXorB(changeDuplicatesB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Not(mxKeyAlg1(mxKeySwapBitsEE2(mxKeyXorRR(changeDuplicates(mxKeyByBitEnc(changeDuplicatesB(mxKeySwapBitsD(mxKeySwapBitsG(mxKeySwapMinors3(mxKeyXorB(changeDuplicates(mxKeyRotEnc2(changeDuplicatesB(mxKeyRotateLeftBits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B(mxKeyXor(mxKeySwapBitsG(mxKeyReverseBits(mxKeySwapBitsRound(mxKeySwapMinors3(mxKeyAddRR(p2kproc3(mxKeySwapBitsD(mxKeyXorB(mxKeyAlg1(changeDuplicatesC2(mxKeyXor(mxKeyAlg2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B(mxKeyAddRR(mxKeyByBitEnc(changeDuplicates(mxKeyAlg1(mxKeyRotEnc(mxKeyAlg2(mxKeySwapBitsRound(mxKeyRotEnc2(mxKeyRotateLeftBits(mxKeyReverseBits(mxKeyXorB(mxKeyXor(mxKeyRotEnc2(changeDuplicatesB(mxKeySwapBitsG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otEnc2(changeDuplicatesC2(mxKeySwapBitsG(mxKeyAddRR(mxKeyReverseBits(mxKeyAlg1(mxKeyRotateLeftBits(mxKeyAlg1(mxKeyReverseBits(mxKeyNot(mxKeyReverse(mxKeySwapMinors3(mxKeyNot(mxKeySwapBitsD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C2(mxKeyReverseBits(mxKeyAlg2(p2kproc3(mxKeySwapBitsE(mxKeySwapBitsE(mxKeyRotateLeftBits(mxKeyXor(mxKeyReverseBits(mxKeyReverse(mxKeyReverseBits(mxKeySwapBitsD(mxKeyAlg2(mxKeyAlg2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otateLeftBits(p2kproc3(mxKeyReverse(changeDuplicatesB(mxKeyAlg1(mxKeyReverse(mxKeySwapBitsRound(changeDuplicates(mxKeyAlg2(mxKeySwapBitsRound(changeDuplicatesB(mxKeyXor(mxKeySwapBitsEE2(mxKeyXor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B(mxKeySwapBitsD(mxKeyReverse(mxKeyNot(mxKeyRotateLeftBits(mxKeySwapBitsD(mxKeyXorRR(mxKeySwapBitsF(mxKeySwapBitsRound(mxKeyXorB(changeDuplicatesB(mxKeySwapBitsG(mxKeyXor(changeDuplicatesC2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lg1(mxKeyXorB(mxKeyNot(mxKeySwapBitsD(p2kproc3(mxKeyAddRR(mxKeyAddRR(mxKeyNot(mxKeySwapBitsE(mxKeyAlg1(mxKeySwapBitsE(mxKeyNot(p2kproc3(mxKeyRotEnc2(changeDuplicatesB(mxKeyNot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(mxKeySwapBitsRound(p2kproc3(mxKeyReverse(changeDuplicatesB(mxKeyNot(mxKeyRotEnc(changeDuplicatesC2(mxKeySwapBitsF(mxKeySwapBitsG(mxKeyXorB(mxKeySwapBitsF(mxKeyAlg1(changeDuplicatesB(mxKeySwapBitsG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lg1(mxKeySwapBitsE(mxKeyRotEnc2(mxKeyReverse(mxKeySwapBitsRound(mxKeySwapBitsD(mxKeySwapMinors3(mxKeyRotEnc2(mxKeySwapBitsF(mxKeyXorB(mxKeyReverseBits(mxKeySwapBitsE(mxKeyAddRR(mxKeyAlg2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RR(mxKeySwapBitsE(changeDuplicates(mxKeySwapBitsD(mxKeySwapBitsG(mxKeyXorB(mxKeyNot(mxKeyRotateLeftBits(mxKeyXorRR(changeDuplicatesB(mxKeyXor(mxKeyNot(mxKeySwapBitsF(mxKeySwapBitsF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Minors3(mxKeySwapBitsF(mxKeyXor(p2kproc3(mxKeySwapMinors3(p2kproc3(mxKeySwapBitsD(mxKeyRotateLeftBits(mxKeySwapBitsEE2(mxKeySwapBitsD(mxKeyRotEnc(changeDuplicatesB(changeDuplicatesC2(p2kproc3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G(mxKeySwapBitsF(p2kproc3(mxKeyNot(changeDuplicatesC2(mxKeySwapBitsEE2(mxKeyRotEnc2(mxKeySwapBitsG(mxKeySwapMinors3(mxKeySwapBitsE(mxKeyByBitEnc(mxKeyReverse(mxKeyAlg1(mxKeyReverseBits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everse(changeDuplicatesB(mxKeyRotEnc(changeDuplicates(mxKeyAddRR(mxKeyRotEnc2(mxKeyXor(mxKeySwapBitsE(mxKeySwapBitsE(mxKeyAlg2(mxKeyNot(changeDuplicatesC2(mxKeySwapBitsF(mxKeyRotEnc2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(mxKeyXorB(mxKeySwapBitsRound(changeDuplicatesB(mxKeyNot(mxKeyReverseBits(mxKeyAddRR(mxKeySwapBitsD(mxKeyRotateLeftBits(mxKeySwapMinors3(mxKeyReverseBits(mxKeySwapMinors3(mxKeySwapBitsD(mxKeyAddRR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everse(mxKeySwapBitsF(mxKeyXorRR(mxKeySwapBitsF(mxKeyRotEnc2(mxKeyXor(mxKeySwapBitsRound(mxKeySwapBitsD(mxKeySwapMinors3(mxKeySwapBitsG(changeDuplicates(mxKeyAlg1(mxKeyReverseBits(mxKeyNot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G(mxKeySwapMinors3(mxKeyReverseBits(mxKeySwapBitsG(mxKeySwapBitsG(mxKeySwapBitsD(changeDuplicatesC2(mxKeySwapBitsF(mxKeyXorRR(mxKeyRotEnc(mxKeyAlg1(mxKeyReverse(mxKeySwapMinors3(changeDuplicatesB(mxKeyReverseBits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everseBits(mxKeyAlg1(mxKeyNot(mxKeySwapBitsE(mxKeyRotEnc(mxKeyRotateLeftBits(mxKeyNot(mxKeyXorRR(mxKeySwapBitsG(mxKeyAlg1(mxKeySwapBitsRound(mxKeyRotEnc2(mxKeyAlg1(mxKeyXorB(mxKeySwapBitsD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E(mxKeySwapBitsF(mxKeySwapBitsG(mxKeyXor(mxKeyXorRR(mxKeyXor(mxKeySwapMinors3(mxKeyRotEnc(mxKeyAddRR(changeDuplicates(mxKeyAlg2(mxKeyXorRR(mxKeyReverse(p2kproc3(changeDuplicatesB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Round(mxKeySwapBitsRound(mxKeyReverse(mxKeyAlg2(mxKeySwapBitsF(mxKeySwapMinors3(mxKeySwapBitsD(mxKeyXor(mxKeyNot(mxKeySwapBitsD(mxKeyNot(mxKeyRotEnc2(mxKeyRotateLeftBits(mxKeyAddRR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otateLeftBits(mxKeySwapBitsRound(mxKeySwapBitsF(changeDuplicatesC2(mxKeySwapBitsG(mxKeySwapBitsD(mxKeyRotEnc2(mxKeySwapBitsEE2(changeDuplicatesC2(mxKeySwapBitsRound(mxKeySwapBitsD(changeDuplicatesB(mxKeyAlg2(changeDuplicatesB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E(mxKeyXorB(mxKeySwapBitsG(changeDuplicatesC2(changeDuplicates(p2kproc3(mxKeyRotEnc(mxKeyXorRR(mxKeySwapMinors3(mxKeyAddRR(mxKeySwapBitsF(mxKeySwapBitsRound(changeDuplicates(mxKeyNot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D(mxKeyReverse(mxKeyRotateLeftBits(mxKeyByBitEnc(mxKeySwapBitsD(mxKeySwapBitsRound(mxKeyAddRR(p2kproc3(changeDuplicatesC2(p2kproc3(changeDuplicatesC2(mxKeyAddRR(mxKeySwapBitsD(changeDuplicatesC2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lg1(mxKeyXorB(mxKeyByBitEnc(mxKeySwapBitsEE2(mxKeySwapBitsE(mxKeyByBitEnc(changeDuplicatesB(mxKeyByBitEnc(mxKeySwapBitsRound(mxKeyAlg2(mxKeyNot(mxKeyReverse(mxKeyReverseBits(changeDuplicates(changeDuplicates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Reverse(mxKeyXorB(mxKeyByBitEnc(p2kproc3(mxKeyXor(mxKeySwapBitsE(mxKeyXorRR(mxKeySwapBitsEE2(mxKeyRotEnc2(mxKeySwapBitsRound(changeDuplicatesC2(mxKeyReverseBits(mxKeySwapBitsRound(changeDuplicates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Not(mxKeyReverseBits(mxKeyReverse(mxKeyAddRR(mxKeyXorB(mxKeyXor(mxKeyByBitEnc(mxKeyAlg1(mxKeyAddRR(mxKeyXorB(mxKeyAlg1(mxKeySwapMinors3(mxKeySwapBitsD(mxKeyXorB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B(mxKeyRotateLeftBits(mxKeyXorB(mxKeySwapBitsD(mxKeySwapBitsE(mxKeyXorB(mxKeyXorB(mxKeyAlg2(mxKeyAddRR(mxKeySwapBitsD(mxKeyAddRR(mxKeyAddRR(changeDuplicatesB(mxKeyAddRR(changeDuplicatesB(mxKeyNot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RR(mxKeyAlg1(mxKeySwapBitsEE2(mxKeyAlg2(mxKeyXorRR(mxKeySwapBitsE(changeDuplicates(mxKeyRotEnc(mxKeyReverse(mxKeyReverseBits(mxKeyReverseBits(mxKeyAlg1(mxKeyXor(changeDuplicatesB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Minors3(mxKeySwapBitsEE2(mxKeyNot(mxKeyByBitEnc(changeDuplicatesB(changeDuplicates(mxKeyAddRR(mxKeyNot(mxKeyRotateLeftBits(mxKeyXorRR(changeDuplicatesB(mxKeyXorRR(mxKeyAlg1(mxKeyRotateLeftBits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G(p2kproc3(mxKeyXorB(mxKeyAddRR(mxKeyReverseBits(mxKeyAlg1(mxKeyRotateLeftBits(mxKeyAlg1(mxKeySwapBitsF(mxKeyXor(mxKeyByBitEnc(mxKeySwapBitsG(mxKeySwapBitsG(mxKeyAddRR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lg1(changeDuplicatesB(mxKeyRotEnc2(mxKeyXor(mxKeySwapBitsD(mxKeyRotateLeftBits(mxKeySwapBitsE(mxKeyAlg2(mxKeyXorRR(mxKeySwapBitsF(changeDuplicates(mxKeyXor(mxKeyRotateLeftBits(mxKeyAlg1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B(mxKeySwapBitsEE2(mxKeyRotateLeftBits(mxKeyAlg1(mxKeyAlg2(mxKeyAddRR(mxKeySwapBitsG(mxKeyByBitEnc(mxKeyAddRR(mxKeySwapBitsRound(mxKeyAlg2(changeDuplicatesC2(mxKeyAlg2(mxKeySwapBitsD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p2kproc3(changeDuplicates(mxKeySwapBitsD(mxKeyRotEnc(mxKeyAddRR(mxKeySwapBitsD(mxKeyNot(mxKeyAlg2(mxKeySwapBitsE(mxKeyAddRR(mxKeyRotateLeftBits(mxKeySwapBitsD(mxKeyAddRR(mxKeySwapBitsG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(mxKeyAddRR(mxKeyAlg1(mxKeySwapBitsD(mxKeySwapBitsE(mxKeyNot(changeDuplicatesB(mxKeyReverse(mxKeySwapMinors3(mxKeyAddRR(mxKeyNot(mxKeySwapBitsE(changeDuplicatesB(mxKeyReverseBits(mxKeySwapBitsE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ddRR(changeDuplicatesC2(mxKeyAddRR(mxKeyRotEnc(mxKeyByBitEnc(changeDuplicates(mxKeyXorB(mxKeyByBitEnc(mxKeySwapBitsE(mxKeySwapBitsRound(mxKeySwapBitsD(mxKeyXorB(mxKeyAddRR(mxKeyRotEnc2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(changeDuplicatesC2(mxKeySwapBitsRound(mxKeyAddRR(mxKeySwapBitsF(mxKeySwapBitsG(mxKeySwapBitsG(mxKeyAddRR(mxKeyNot(mxKeyAlg1(mxKeySwapBitsRound(mxKeyAddRR(changeDuplicatesC2(mxKeyRotateLeftBits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(mxKeyXorB(mxKeySwapMinors3(mxKeyAddRR(mxKeyReverseBits(mxKeySwapBitsRound(mxKeySwapMinors3(mxKeyReverse(mxKeyRotateLeftBits(mxKeySwapBitsF(mxKeyRotateLeftBits(mxKeyByBitEnc(changeDuplicates(mxKeyNot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E(mxKeySwapBitsD(mxKeyNot(changeDuplicates(mxKeyRotateLeftBits(mxKeyXorB(mxKeyNot(mxKeyNot(mxKeyNot(mxKeyXorB(p2kproc3(mxKeyAlg1(mxKeyXorRR(changeDuplicatesB(mxKeyReverseBits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ByBitEnc(mxKeyReverse(mxKeyXor(mxKeySwapBitsE(p2kproc3(mxKeyAddRR(mxKeyReverseBits(mxKeySwapBitsE(mxKeyAlg1(mxKeyReverseBits(mxKeyReverseBits(mxKeyXorB(mxKeyAddRR(mxKeyXor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ByBitEnc(mxKeySwapMinors3(mxKeyReverse(mxKeyXorB(mxKeyAlg1(mxKeyByBitEnc(mxKeyXorB(changeDuplicates(mxKeyRotEnc2(mxKeyAlg2(mxKeySwapBitsF(changeDuplicatesC2(changeDuplicatesC2(mxKeyXorB(changeDuplicatesB(mxKeyNot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ddRR(p2kproc3(mxKeyXorB(mxKeySwapMinors3(mxKeyAlg2(mxKeyByBitEnc(mxKeyRotEnc2(mxKeyXor(mxKeySwapBitsRound(mxKeyRotateLeftBits(mxKeySwapBitsF(mxKeySwapBitsEE2(mxKeySwapBitsG(changeDuplicates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p2kproc3(mxKeyRotEnc(mxKeySwapBitsRound(mxKeySwapBitsEE2(mxKeyReverse(mxKeyAlg1(changeDuplicatesC2(mxKeyXorRR(mxKeySwapBitsG(mxKeySwapBitsF(mxKeyAddRR(mxKeyReverse(p2kproc3(mxKeyAlg1(mxKeySwapBitsD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E(mxKeyRotEnc(mxKeyReverseBits(mxKeySwapBitsRound(mxKeyRotEnc2(mxKeySwapMinors3(mxKeyAlg2(mxKeyNot(mxKeyXor(mxKeyRotEnc(mxKeySwapMinors3(mxKeySwapBitsG(mxKeyNot(changeDuplicatesC2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B(mxKeySwapBitsD(mxKeyAlg2(mxKeyXor(mxKeyXorRR(mxKeyAlg1(mxKeyRotEnc(mxKeyRotEnc2(mxKeySwapBitsD(mxKeyNot(mxKeySwapBitsF(mxKeyRotEnc2(changeDuplicatesB(mxKeySwapBitsE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Alg1(mxKeyReverse(mxKeyRotEnc2(mxKeyAddRR(mxKeySwapMinors3(mxKeyRotEnc(mxKeyByBitEnc(mxKeyXorRR(mxKeyRotEnc(mxKeySwapBitsG(mxKeyXor(changeDuplicatesC2(changeDuplicatesB(mxKeyNot(mxKeyRotateLeftBits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RR(mxKeyRotEnc(mxKeyXorRR(mxKeySwapBitsF(mxKeySwapBitsE(mxKeySwapBitsG(changeDuplicates(mxKeyRotateLeftBits(mxKeySwapBitsEE2(mxKeyByBitEnc(mxKeySwapBitsRound(mxKeyNot(mxKeyByBitEnc(mxKeyXorRR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changeDuplicates(mxKeySwapMinors3(mxKeyXorB(mxKeyAlg2(mxKeyRotateLeftBits(mxKeyAlg1(mxKeyNot(changeDuplicatesC2(p2kproc3(mxKeyAlg1(mxKeyAlg2(mxKeySwapBitsG(mxKeyReverseBits(mxKeySwapBitsE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SwapBitsG(mxKeySwapBitsEE2(mxKeyAlg2(mxKeyRotEnc2(mxKeySwapBitsD(mxKeySwapBitsE(mxKeySwapBitsD(mxKeyNot(mxKeyAddRR(changeDuplicatesB(changeDuplicatesB(mxKeySwapBitsF(mxKeyAlg1(mxKeySwapBitsE(mxKeyXor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(mxKeySwapBitsG(mxKeyAlg1(changeDuplicates(mxKeyRotEnc(mxKeySwapBitsF(p2kproc3(mxKeyRotEnc2(p2kproc3(mxKeyRotateLeftBits(mxKeySwapBitsF(mxKeyNot(changeDuplicates(mxKeyXor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p2kproc1-2-3(mxKeyXorB(mxKeyNot(mxKeySwapBitsE(mxKeySwapBitsG(mxKeySwapBitsG(mxKeyRotEnc2(mxKeyXorB(mxKeyReverseBits(mxKeySwapBitsF(mxKeySwapBitsF(mxKeySwapMinors3(changeDuplicatesB(mxKeyAlg1(mxKeySwapBitsE(changeDuplicatesB(mxKeyNot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Minors3(mxKeyXor(mxKeyAlg2(mxKeyNot(mxKeyAddRR(mxKeyXorRR(mxKeySwapBitsE(mxKeySwapBitsF(changeDuplicatesB(mxKeySwapBitsF(mxKeyRotateLeftBits(mxKeySwapBitsD(mxKeyRotateLeftBits(mxKeySwapBitsF(changeDuplicatesB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E(mxKeySwapBitsRound(mxKeyRotEnc2(mxKeyAddRR(mxKeySwapBitsG(mxKeyAddRR(mxKeyReverse(mxKeySwapBitsD(mxKeyAddRR(mxKeyReverse(mxKeySwapMinors3(mxKeyByBitEnc(mxKeyXorRR(mxKeyNot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B(p2kproc3(mxKeySwapBitsRound(mxKeySwapBitsRound(mxKeySwapBitsE(changeDuplicatesC2(changeDuplicatesB(mxKeyReverse(mxKeyXorB(mxKeyByBitEnc(mxKeyReverseBits(mxKeyReverseBits(changeDuplicatesC2(changeDuplicatesB(mxKeySwapBitsG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everseBits(mxKeyNot(mxKeyByBitEnc(mxKeyAddRR(p2kproc3(mxKeyAddRR(mxKeySwapMinors3(mxKeyRotateLeftBits(mxKeySwapMinors3(changeDuplicates(mxKeyReverseBits(mxKeyReverse(mxKeyAlg1(mxKeyRotEnc2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ddRR(mxKeySwapBitsD(changeDuplicatesB(mxKeyRotEnc2(p2kproc3(changeDuplicatesC2(changeDuplicates(mxKeySwapBitsRound(p2kproc3(mxKeySwapBitsF(mxKeySwapBitsEE2(mxKeyReverseBits(mxKeySwapBitsG(mxKeyRotEnc2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RR(mxKeyRotEnc(mxKeyReverseBits(mxKeyXorRR(mxKeyXorB(changeDuplicates(mxKeyReverse(mxKeySwapBitsEE2(mxKeySwapBitsE(mxKeyAlg1(mxKeyRotEnc2(mxKeyByBitEnc(changeDuplicates(mxKeyXorB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E(mxKeyReverseBits(mxKeyRotateLeftBits(mxKeyXorB(mxKeyNot(mxKeyAlg1(mxKeyNot(mxKeyAlg2(mxKeyAlg1(mxKeyByBitEnc(mxKeyAlg1(mxKeySwapBitsD(mxKeyRotEnc2(changeDuplicates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Round(changeDuplicatesB(mxKeyAlg1(mxKeySwapMinors3(mxKeySwapBitsF(mxKeySwapBitsEE2(mxKeyRotateLeftBits(mxKeyXorRR(changeDuplicates(mxKeyAlg1(mxKeyReverse(mxKeySwapBitsRound(mxKeyRotEnc(mxKeyAlg1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ateLeftBits(mxKeySwapBitsE(mxKeySwapBitsRound(mxKeySwapBitsRound(mxKeyAddRR(mxKeySwapBitsE(mxKeyByBitEnc(p2kproc3(mxKeySwapBitsF(mxKeyReverseBits(mxKeyAlg2(changeDuplicatesB(changeDuplicatesB(mxKeyReverseBits(mxKeyNot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ateLeftBits(changeDuplicatesB(p2kproc3(mxKeyReverseBits(changeDuplicatesC2(mxKeyAlg1(mxKeyXorRR(mxKeyRotEnc(mxKeyRotEnc2(mxKeyXorRR(mxKeyAlg2(mxKeySwapBitsD(changeDuplicatesC2(mxKeyAddRR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D(mxKeySwapBitsG(mxKeyAddRR(p2kproc3(mxKeyAlg2(mxKeyAlg1(mxKeySwapBitsEE2(mxKeyNot(mxKeyAlg2(mxKeyAlg2(changeDuplicatesC2(mxKeyRotEnc(mxKeyRotEnc2(mxKeySwapBitsE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Round(changeDuplicatesC2(changeDuplicatesC2(mxKeyRotEnc2(mxKeyXorRR(mxKeyXorB(changeDuplicates(changeDuplicatesB(mxKeySwapMinors3(mxKeyAddRR(mxKeySwapBitsEE2(mxKeySwapBitsEE2(mxKeyAlg1(mxKeyXor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Round(mxKeyRotateLeftBits(mxKeyXor(mxKeyXorRR(mxKeySwapBitsD(mxKeySwapBitsEE2(mxKeyXor(mxKeySwapBitsE(mxKeyRotateLeftBits(mxKeyByBitEnc(mxKeySwapBitsE(changeDuplicates(changeDuplicates(mxKeySwapBitsE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EE2(mxKeyRotEnc(mxKeyByBitEnc(mxKeyReverseBits(mxKeyRotateLeftBits(mxKeySwapBitsF(mxKeyByBitEnc(mxKeyXor(mxKeyAlg1(mxKeySwapBitsG(mxKeyRotateLeftBits(mxKeySwapBitsE(mxKeyXorRR(mxKeyXorRR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B(mxKeySwapBitsD(changeDuplicatesB(mxKeyAlg2(changeDuplicatesC2(mxKeySwapBitsF(mxKeySwapMinors3(mxKeyXorB(mxKeyXorB(mxKeySwapBitsG(mxKeySwapBitsE(changeDuplicatesC2(mxKeyXorRR(mxKeyReverse(changeDuplicatesB(mxKeyNot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Not(mxKeyAddRR(mxKeyXor(changeDuplicatesB(mxKeySwapBitsRound(changeDuplicatesC2(mxKeyRotEnc(mxKeyNot(mxKeyByBitEnc(mxKeySwapBitsD(mxKeyRotateLeftBits(mxKeySwapBitsRound(mxKeyXorRR(mxKeySwapBitsE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B(mxKeyRotEnc2(mxKeySwapMinors3(mxKeyReverse(mxKeySwapBitsRound(mxKeyXorB(changeDuplicates(p2kproc3(mxKeyRotEnc(mxKeySwapBitsE(mxKeyXorB(mxKeySwapBitsRound(mxKeyAlg1(mxKeySwapMinors3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ByBitEnc(mxKeyRotEnc(mxKeyReverseBits(mxKeyXorRR(mxKeyXorRR(changeDuplicatesB(mxKeyRotEnc(mxKeySwapBitsD(mxKeyAlg1(mxKeySwapBitsRound(mxKeyByBitEnc(changeDuplicates(changeDuplicates(mxKeySwapBitsF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lg2(mxKeyXorRR(mxKeyRotEnc(mxKeySwapBitsG(mxKeyAlg1(mxKeySwapMinors3(mxKeyByBitEnc(p2kproc3(changeDuplicates(mxKeySwapBitsF(mxKeySwapBitsRound(mxKeyXorRR(changeDuplicates(changeDuplicates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lg1(mxKeySwapBitsE(mxKeySwapBitsD(mxKeyAlg2(mxKeySwapBitsE(mxKeyRotateLeftBits(mxKeyRotEnc2(mxKeyReverseBits(mxKeyAlg1(mxKeyXorB(mxKeyXorRR(changeDuplicatesC2(changeDuplicates(mxKeySwapMinors3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RR(mxKeyXorRR(mxKeySwapBitsD(mxKeyRotEnc2(changeDuplicatesC2(mxKeySwapBitsEE2(mxKeyXor(mxKeyRotEnc(mxKeySwapBitsF(mxKeySwapBitsF(mxKeyXorRR(mxKeySwapBitsEE2(mxKeyRotEnc2(mxKeyAddRR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p2kproc3(mxKeySwapBitsG(mxKeyAlg1(mxKeySwapBitsRound(mxKeyXor(mxKeyXorB(mxKeyAlg1(changeDuplicatesC2(mxKeySwapBitsEE2(mxKeySwapBitsG(mxKeyRotEnc(mxKeyXorRR(mxKeyXorB(changeDuplicates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lg2(mxKeyXor(mxKeySwapBitsRound(mxKeyRotateLeftBits(p2kproc3(mxKeyAlg2(mxKeyByBitEnc(mxKeyXor(mxKeyRotEnc2(mxKeyNot(mxKeyXorRR(mxKeyReverse(mxKeySwapBitsD(mxKeyReverseBits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everse(changeDuplicates(changeDuplicatesB(mxKeyXor(mxKeyRotateLeftBits(mxKeyByBitEnc(mxKeyReverse(changeDuplicatesB(mxKeyReverse(mxKeySwapBitsF(mxKeyXor(mxKeySwapBitsRound(changeDuplicates(mxKeyRotateLeftBits(changeDuplicates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C2(mxKeyNot(mxKeySwapBitsRound(mxKeySwapBitsG(mxKeyRotEnc(mxKeyNot(mxKeySwapBitsG(mxKeyRotEnc2(mxKeySwapBitsF(mxKeyReverseBits(mxKeySwapBitsD(mxKeyAlg2(mxKeyXorRR(changeDuplicates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Enc(mxKeyXorRR(mxKeyNot(mxKeyByBitEnc(mxKeyReverseBits(mxKeyXorRR(mxKeyAddRR(mxKeySwapBitsD(mxKeySwapBitsE(mxKeyXorRR(mxKeyXorRR(mxKeySwapBitsE(mxKeySwapBitsEE2(changeDuplicatesB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B(mxKeyXorB(mxKeyAlg1(changeDuplicatesB(mxKeySwapBitsEE2(mxKeyAddRR(mxKeyRotEnc(mxKeyReverse(mxKeySwapBitsG(changeDuplicatesC2(mxKeyAlg1(mxKeyByBitEnc(mxKeyRotEnc(mxKeySwapBitsF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Enc(mxKeyXor(mxKeyRotEnc(mxKeyRotEnc2(mxKeyNot(changeDuplicatesC2(mxKeyXorRR(mxKeyReverse(changeDuplicatesC2(mxKeyRotEnc2(mxKeyAlg2(mxKeyReverseBits(mxKeyReverse(mxKeyReverse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p2kproc3(mxKeySwapBitsRound(mxKeyAlg1(mxKeyXorRR(mxKeyXorRR(changeDuplicatesC2(mxKeySwapBitsD(mxKeyXorRR(changeDuplicatesB(mxKeyReverse(mxKeySwapBitsG(mxKeyReverse(changeDuplicatesB(mxKeyNot(mxKeySwapBitsE(mxKeyNot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B(changeDuplicates(mxKeyByBitEnc(mxKeyAlg1(mxKeySwapBitsE(mxKeySwapBitsEE2(mxKeySwapBitsF(mxKeyRotEnc(mxKeySwapBitsRound(mxKeySwapBitsRound(mxKeyAlg2(mxKeySwapBitsD(mxKeyXorRR(mxKeyXor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C2(mxKeyXor(mxKeySwapBitsRound(mxKeyRotEnc(mxKeySwapMinors3(mxKeyReverseBits(mxKeyXorB(mxKeySwapBitsRound(mxKeyByBitEnc(mxKeyAlg2(mxKeyRotateLeftBits(changeDuplicatesB(mxKeyRotateLeftBits(mxKeySwapBitsE(mxKeySwapBitsD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EE2(mxKeyReverse(mxKeyRotateLeftBits(mxKeySwapBitsG(mxKeyRotEnc(mxKeyReverse(mxKeySwapBitsD(mxKeySwapBitsG(mxKeyXor(mxKeySwapBitsE(changeDuplicates(mxKeySwapBitsEE2(mxKeySwapMinors3(changeDuplicatesB(mxKeyXor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Not(changeDuplicatesC2(changeDuplicatesB(changeDuplicatesC2(mxKeyAlg2(changeDuplicatesB(mxKeyAddRR(mxKeyRotEnc(mxKeyRotEnc2(mxKeySwapBitsF(mxKeyReverse(mxKeyAlg1(mxKeySwapBitsF(mxKeyAlg1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B(mxKeyRotEnc(mxKeyXor(mxKeySwapBitsD(mxKeyXorB(mxKeyAlg2(changeDuplicatesB(mxKeySwapBitsF(p2kproc3(mxKeyNot(mxKeyRotateLeftBits(mxKeyXorB(mxKeySwapBitsG(mxKeyRotEnc2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Enc2(mxKeyXor(mxKeySwapBitsEE2(changeDuplicates(mxKeySwapBitsD(mxKeyNot(mxKeyByBitEnc(mxKeySwapBitsRound(mxKeyXorRR(mxKeyRotateLeftBits(mxKeyRotEnc2(mxKeyAddRR(mxKeyXor(mxKeyAddRR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Minors3(mxKeyNot(changeDuplicates(mxKeyAlg2(changeDuplicatesB(mxKeySwapBitsG(mxKeyAlg1(mxKeyByBitEnc(mxKeyXor(changeDuplicatesC2(mxKeyReverseBits(mxKeyReverseBits(mxKeyXor(mxKeySwapBitsD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(mxKeySwapBitsEE2(changeDuplicatesC2(changeDuplicatesB(mxKeyAddRR(changeDuplicatesC2(mxKeyReverse(mxKeyAddRR(mxKeyNot(mxKeySwapBitsG(mxKeySwapBitsRound(mxKeySwapBitsEE2(mxKeyRotEnc(mxKeyXor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B(mxKeyRotEnc(mxKeySwapBitsEE2(changeDuplicates(mxKeySwapBitsD(mxKeySwapBitsD(mxKeyReverse(mxKeyAlg2(changeDuplicates(mxKeyNot(mxKeySwapMinors3(mxKeyReverse(mxKeySwapBitsD(changeDuplicatesB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Round(mxKeySwapBitsRound(mxKeySwapBitsE(mxKeySwapBitsRound(mxKeySwapBitsRound(mxKeyReverse(mxKeySwapBitsD(mxKeySwapMinors3(p2kproc3(changeDuplicatesC2(mxKeyAlg2(mxKeySwapMinors3(mxKeySwapMinors3(p2kproc3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ddRR(mxKeyReverseBits(mxKeySwapBitsG(mxKeySwapBitsRound(changeDuplicatesB(changeDuplicates(mxKeySwapBitsG(changeDuplicatesC2(mxKeySwapBitsD(mxKeyReverseBits(mxKeyAlg1(mxKeySwapBitsF(mxKeyXorRR(mxKeyXorRR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ByBitEnc(mxKeyAddRR(changeDuplicates(p2kproc3(mxKeySwapBitsF(mxKeySwapBitsG(mxKeyRotateLeftBits(mxKeyAlg1(mxKeyXorB(mxKeyRotateLeftBits(mxKeyByBitEnc(mxKeyXor(mxKeySwapMinors3(mxKeyReverseBits(changeDuplicates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(mxKeySwapMinors3(mxKeySwapBitsEE2(changeDuplicatesB(mxKeySwapBitsRound(mxKeySwapBitsD(mxKeyRotEnc2(mxKeyAlg1(mxKeySwapBitsG(mxKeySwapBitsG(mxKeyAddRR(mxKeySwapBitsG(mxKeyAlg1(mxKeyByBitEnc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RR(changeDuplicates(mxKeyAlg2(mxKeySwapBitsG(mxKeyXorRR(mxKeySwapBitsD(mxKeySwapBitsF(mxKeyRotateLeftBits(mxKeySwapMinors3(mxKeySwapBitsF(mxKeySwapBitsD(mxKeyAddRR(mxKeySwapBitsD(mxKeyAddRR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ateLeftBits(mxKeyAddRR(mxKeyByBitEnc(mxKeyReverseBits(mxKeySwapMinors3(mxKeyAlg1(p2kproc3(mxKeyAlg1(mxKeyXorB(changeDuplicates(changeDuplicatesC2(mxKeyXorB(mxKeyRotateLeftBits(mxKeyAlg2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(mxKeyXorB(mxKeyByBitEnc(changeDuplicatesB(mxKeySwapBitsRound(mxKeySwapBitsG(p2kproc3(mxKeySwapBitsRound(mxKeyAddRR(mxKeySwapBitsE(mxKeyRotateLeftBits(mxKeyAlg1(mxKeyXorRR(mxKeySwapBitsE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B(mxKeyAlg1(mxKeyRotEnc(mxKeyReverseBits(changeDuplicatesB(mxKeyXorB(mxKeyXorB(mxKeySwapBitsE(mxKeyNot(mxKeySwapBitsEE2(mxKeySwapBitsRound(mxKeySwapBitsF(mxKeyXor(mxKeySwapMinors3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ddRR(mxKeyReverse(mxKeyRotEnc(mxKeyAddRR(mxKeySwapBitsF(mxKeyAddRR(changeDuplicatesB(mxKeySwapBitsF(p2kproc3(mxKeyAlg2(mxKeyByBitEnc(mxKeyRotEnc(p2kproc3(mxKeySwapBitsEE2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D(mxKeyRotateLeftBits(mxKeySwapBitsF(mxKeyXorB(mxKeyRotateLeftBits(mxKeyXorB(mxKeyReverseBits(mxKeyRotateLeftBits(mxKeyByBitEnc(changeDuplicates(mxKeyRotEnc2(mxKeyRotateLeftBits(mxKeyAddRR(changeDuplicatesB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Minors3(mxKeyRotEnc(mxKeySwapBitsF(mxKeyRotEnc(mxKeyAlg1(mxKeyAlg2(mxKeySwapBitsF(mxKeyXor(mxKeyAlg1(changeDuplicates(mxKeySwapBitsG(mxKeyRotEnc2(mxKeySwapMinors3(p2kproc3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C2(mxKeyReverseBits(mxKeyAlg2(mxKeyXor(mxKeyReverseBits(mxKeySwapBitsE(mxKeyAddRR(mxKeyReverse(mxKeyAddRR(mxKeyAlg1(mxKeyRotateLeftBits(mxKeyNot(mxKeyNot(mxKeySwapBitsF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Enc(mxKeySwapBitsF(mxKeyXorB(mxKeyAlg2(mxKeySwapBitsE(mxKeyReverse(changeDuplicates(mxKeySwapBitsD(mxKeyRotEnc2(mxKeyAlg1(mxKeyReverse(changeDuplicatesB(mxKeyReverseBits(mxKeySwapBitsF(mxKeySwapBitsE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everseBits(changeDuplicatesC2(mxKeyRotEnc(mxKeyRotateLeftBits(mxKeyByBitEnc(changeDuplicates(mxKeyAddRR(p2kproc3(changeDuplicates(changeDuplicates(mxKeyAlg1(mxKeyAlg1(mxKeyNot(changeDuplicatesC2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ateLeftBits(mxKeySwapBitsEE2(mxKeyRotEnc(mxKeyRotEnc(mxKeyAlg2(mxKeyReverse(mxKeySwapBitsRound(mxKeyAlg2(mxKeyAddRR(mxKeyAlg2(mxKeySwapMinors3(mxKeySwapBitsE(mxKeySwapBitsE(mxKeyNot(mxKeySwapBitsD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B(mxKeyAddRR(mxKeyXorB(mxKeySwapBitsEE2(mxKeyRotateLeftBits(mxKeyXor(mxKeyNot(mxKeySwapBitsF(mxKeySwapMinors3(mxKeyXorRR(mxKeySwapBitsD(mxKeyByBitEnc(mxKeySwapMinors3(changeDuplicatesC2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lg1(mxKeyXorB(mxKeyNot(mxKeyRotEnc(mxKeyReverseBits(mxKeySwapBitsRound(mxKeyReverse(mxKeySwapMinors3(mxKeyXorRR(mxKeyRotEnc2(p2kproc3(changeDuplicates(mxKeySwapBitsG(changeDuplicatesB(mxKeySwapBitsD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ddRR(changeDuplicatesC2(mxKeyByBitEnc(mxKeyReverseBits(mxKeyByBitEnc(changeDuplicatesC2(mxKeyReverse(mxKeyRotateLeftBits(mxKeyXorB(mxKeyXor(mxKeySwapBitsRound(mxKeyAddRR(mxKeySwapBitsG(changeDuplicatesB(mxKeyNot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(mxKeySwapBitsD(mxKeySwapBitsG(changeDuplicates(mxKeyRotateLeftBits(mxKeyXor(mxKeyXorRR(p2kproc3(mxKeyReverse(mxKeyReverse(mxKeyByBitEnc(mxKeyAlg1(changeDuplicatesB(mxKeySwapBitsE(mxKeySwapBitsD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ByBitEnc(mxKeyXor(mxKeyXorB(mxKeySwapBitsE(mxKeySwapBitsRound(changeDuplicates(mxKeyByBitEnc(mxKeyReverseBits(p2kproc3(mxKeyNot(changeDuplicates(mxKeyByBitEnc(mxKeySwapBitsG(mxKeyAlg2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lg2(changeDuplicates(mxKeyByBitEnc(changeDuplicates(mxKeyRotEnc2(changeDuplicatesB(mxKeySwapBitsRound(mxKeySwapMinors3(mxKeyReverse(mxKeySwapBitsF(mxKeyReverse(mxKeyAddRR(mxKeyXorRR(mxKeyReverseBits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lg2(mxKeyAlg1(mxKeyAlg2(mxKeySwapBitsEE2(mxKeyByBitEnc(mxKeyRotEnc(mxKeyRotateLeftBits(mxKeySwapBitsF(mxKeyByBitEnc(mxKeyAddRR(mxKeySwapMinors3(mxKeyReverse(mxKeySwapBitsD(mxKeySwapBitsD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D(mxKeySwapBitsG(mxKeyXor(mxKeyXorB(mxKeyXorRR(mxKeySwapBitsD(mxKeySwapBitsD(mxKeyRotEnc2(mxKeyReverse(changeDuplicates(mxKeyXorB(mxKeySwapBitsE(mxKeyByBitEnc(mxKeyAlg2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G(changeDuplicatesB(mxKeyRotEnc(mxKeySwapBitsG(mxKeySwapBitsEE2(mxKeyByBitEnc(mxKeyAlg2(mxKeyXorB(mxKeySwapBitsE(mxKeySwapBitsG(changeDuplicates(mxKeySwapBitsE(mxKeyReverseBits(mxKeySwapBitsF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ateLeftBits(mxKeyXorRR(mxKeyAlg2(mxKeySwapMinors3(mxKeyReverse(mxKeySwapBitsG(mxKeySwapBitsEE2(mxKeyReverseBits(mxKeyNot(mxKeyXorRR(mxKeyRotEnc(mxKeySwapBitsRound(mxKeyAlg1(mxKeyXorRR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ByBitEnc(mxKeySwapBitsG(mxKeyByBitEnc(mxKeyAlg1(mxKeySwapBitsF(mxKeySwapBitsEE2(changeDuplicates(mxKeySwapBitsG(mxKeySwapBitsRound(mxKeySwapBitsRound(mxKeySwapBitsRound(mxKeyRotEnc(mxKeyAlg1(mxKeySwapBitsRound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E(mxKeyRotateLeftBits(mxKeyRotEnc2(mxKeyReverse(mxKeyXorRR(mxKeyAlg2(mxKeySwapBitsG(mxKeySwapBitsG(mxKeyRotEnc2(changeDuplicatesC2(mxKeyReverseBits(mxKeyXor(mxKeyByBitEnc(mxKeySwapBitsD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Alg1(mxKeySwapBitsF(mxKeyAlg2(mxKeyRotEnc2(mxKeySwapBitsE(mxKeySwapBitsF(mxKeyReverse(mxKeySwapBitsE(mxKeySwapBitsF(changeDuplicatesC2(mxKeyAlg2(mxKeySwapBitsD(mxKeySwapMinors3(mxKeySwapBitsF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B(mxKeyRotateLeftBits(mxKeySwapBitsD(mxKeySwapMinors3(mxKeyAddRR(mxKeySwapBitsG(mxKeyXorB(changeDuplicatesC2(mxKeySwapBitsEE2(mxKeyByBitEnc(mxKeySwapBitsE(mxKeyAlg2(mxKeySwapMinors3(changeDuplicates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Not(mxKeySwapBitsRound(mxKeySwapBitsF(mxKeyRotateLeftBits(mxKeySwapBitsE(mxKeySwapBitsE(mxKeyByBitEnc(mxKeySwapMinors3(mxKeySwapBitsRound(mxKeyAlg1(mxKeyNot(mxKeyAddRR(mxKeyAlg2(changeDuplicatesC2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ateLeftBits(mxKeyAddRR(mxKeyReverse(mxKeySwapBitsG(mxKeyAddRR(mxKeyReverse(mxKeyXorRR(mxKeyRotateLeftBits(mxKeyRotEnc(mxKeyXorB(mxKeyAlg2(mxKeySwapBitsD(mxKeySwapMinors3(mxKeyRotEnc2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F(mxKeyXorRR(mxKeyNot(mxKeySwapBitsD(mxKeyRotEnc2(mxKeySwapBitsF(mxKeyXorRR(changeDuplicates(mxKeySwapBitsRound(mxKeySwapBitsG(mxKeyAlg2(changeDuplicatesB(changeDuplicatesB(changeDuplicatesB(mxKeySwapBitsD(mxKeySwapBitsG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XorB(mxKeySwapBitsE(mxKeySwapBitsF(mxKeyAlg1(mxKeyReverseBits(mxKeyByBitEnc(mxKeyReverseBits(mxKeyAddRR(mxKeyAddRR(mxKeySwapBitsD(mxKeySwapBitsEE2(mxKeyByBitEnc(mxKeyAlg2(changeDuplicatesB(mxKeySwapBitsD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RotEnc(changeDuplicatesB(mxKeySwapMinors3(changeDuplicatesC2(mxKeyXor(mxKeyAddRR(changeDuplicatesC2(mxKeySwapBitsEE2(mxKeyByBitEnc(mxKeySwapBitsEE2(mxKeyAddRR(mxKeyAddRR(mxKeyXor(mxKeyRotateLeftBits(changeDuplicatesB(mxKeyNot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F(mxKeySwapBitsG(mxKeyAddRR(mxKeySwapBitsG(mxKeySwapBitsRound(mxKeyAlg1(changeDuplicatesB(mxKeyNot(changeDuplicates(mxKeyRotEnc(mxKeyRotateLeftBits(mxKeyAddRR(mxKeyAlg1(mxKeyRotEnc2(mxKeySwapBitsD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E(mxKeySwapBitsEE2(mxKeySwapBitsE(mxKeySwapBitsRound(mxKeySwapBitsRound(mxKeyNot(mxKeyReverseBits(mxKeyAlg1(changeDuplicatesC2(mxKeySwapBitsRound(changeDuplicatesC2(mxKeyAlg2(mxKeyAlg1(mxKeyXorRR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Minors3(mxKeyReverse(mxKeySwapMinors3(mxKeyXorB(mxKeyReverse(mxKeyReverseBits(mxKeySwapBitsEE2(mxKeyReverse(changeDuplicatesB(mxKeyAlg2(mxKeyXorB(mxKeyReverseBits(mxKeySwapBitsRound(mxKeyAddRR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B(mxKeyXorB(mxKeyByBitEnc(mxKeySwapBitsRound(mxKeyAlg1(mxKeySwapBitsRound(mxKeyXorRR(p2kproc3(mxKeyReverse(mxKeyRotEnc(mxKeyAlg1(mxKeyReverse(mxKeyReverseBits(mxKeyReverse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mxKeySwapBitsF(mxKeyNot(changeDuplicatesB(changeDuplicatesC2(mxKeyXor(mxKeyXorRR(mxKeyNot(changeDuplicates(mxKeyXor(mxKeyXor(changeDuplicates(mxKeySwapBitsF(p2kproc3(mxKeySwapBitsF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2kproc1-2-3(changeDuplicatesB(changeDuplicatesB(mxKeySwapMinors3(mxKeySwapBitsE(p2kproc3(mxKeyAlg1(mxKeySwapMinors3(mxKeyXor(mxKeySwapBitsE(mxKeySwapBitsF(mxKeySwapBitsF(mxKeyXor(mxKeyNot(mxKeySwapBitsE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Minors3(mxKeySwapBitsRound(mxKeyXorRR(mxKeyReverseBits(mxKeyRotEnc2(mxKeyReverseBits(changeDuplicates(mxKeyRotateLeftBits(mxKeyReverse(mxKeyAlg1(mxKeySwapBitsD(mxKeyXorB(mxKeySwapBitsRound(changeDuplicatesC2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Minors3(mxKeyRotateLeftBits(mxKeyReverse(mxKeyRotEnc2(mxKeyByBitEnc(mxKeyRotEnc(mxKeyXor(mxKeyByBitEnc(changeDuplicates(mxKeySwapMinors3(mxKeyReverse(mxKeyXorB(mxKeyAddRR(mxKeyXor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G(changeDuplicatesB(mxKeyRotateLeftBits(mxKeySwapMinors3(mxKeyRotEnc2(mxKeyAlg2(mxKeyAlg1(mxKeyRotEnc(mxKeySwapBitsD(changeDuplicatesB(mxKeyRotEnc2(changeDuplicatesC2(mxKeyXorRR(mxKeySwapBitsG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AddRR(mxKeyReverseBits(changeDuplicates(mxKeyRotEnc(mxKeyAddRR(changeDuplicates(mxKeyAlg2(mxKeyXorB(mxKeyRotEnc(changeDuplicates(mxKeyXorRR(mxKeyAddRR(mxKeyRotEnc(mxKeyXorB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2(mxKeyReverseBits(changeDuplicatesC2(mxKeySwapBitsG(mxKeySwapBitsRound(mxKeyByBitEnc(mxKeySwapBitsEE2(mxKeySwapBitsE(mxKeyXor(changeDuplicates(mxKeySwapBitsEE2(mxKeyByBitEnc(mxKeySwapBitsG(changeDuplicates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Alg1(mxKeySwapBitsEE2(changeDuplicatesC2(mxKeySwapBitsD(mxKeyByBitEnc(mxKeyAddRR(mxKeyXorRR(mxKeySwapBitsRound(mxKeySwapBitsD(mxKeyRotateLeftBits(mxKeyByBitEnc(mxKeySwapBitsE(mxKeyXorRR(changeDuplicates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(p2kproc3(mxKeySwapBitsG(mxKeySwapBitsEE2(mxKeyRotEnc2(mxKeyAddRR(mxKeySwapBitsG(mxKeySwapBitsD(mxKeyAddRR(mxKeySwapBitsF(mxKeyReverse(p2kproc3(mxKeyAlg1(mxKeyXorRR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E(mxKeySwapBitsEE2(mxKeyRotEnc2(changeDuplicatesC2(mxKeyNot(mxKeyXorB(mxKeyReverseBits(mxKeyReverseBits(mxKeySwapBitsRound(mxKeyReverse(mxKeySwapMinors3(changeDuplicatesC2(mxKeyXorRR(mxKeyRotateLeftBits(changeDuplicatesB(mxKeySwapBitsG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D(mxKeyByBitEnc(mxKeySwapBitsG(mxKeyXorB(mxKeySwapBitsE(mxKeySwapBitsD(mxKeyRotEnc(mxKeySwapBitsD(mxKeyXorRR(mxKeyXor(changeDuplicates(mxKeyXorB(mxKeySwapBitsRound(mxKeyAddRR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RR(mxKeySwapBitsF(mxKeySwapBitsE(mxKeyAlg1(mxKeyByBitEnc(mxKeyXorB(mxKeySwapBitsD(mxKeyAlg2(mxKeyXor(mxKeySwapBitsF(mxKeySwapBitsE(mxKeyReverse(mxKeySwapMinors3(mxKeyRotateLeftBits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changeDuplicatesC2(mxKeyNot(mxKeyRotateLeftBits(changeDuplicatesB(mxKeyByBitEnc(mxKeySwapBitsRound(mxKeyRotEnc(mxKeyRotateLeftBits(changeDuplicatesB(mxKeyAddRR(mxKeyAddRR(changeDuplicates(mxKeyRotateLeftBits(mxKeyNot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Alg2(p2kproc3(mxKeySwapBitsEE2(mxKeySwapBitsRound(mxKeyNot(changeDuplicatesB(mxKeyRotateLeftBits(mxKeyXorRR(mxKeySwapBitsE(mxKeyXor(mxKeyAlg1(mxKeyNot(mxKeyAlg1(changeDuplicatesB(mxKeyNot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everse(mxKeySwapBitsEE2(mxKeySwapBitsG(mxKeyReverse(p2kproc3(mxKeySwapBitsEE2(changeDuplicatesC2(mxKeySwapBitsG(mxKeyRotateLeftBits(mxKeySwapMinors3(mxKeyAlg2(changeDuplicatesB(changeDuplicatesB(mxKeySwapBitsE(mxKeySwapBitsD(mxKeyNot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(p2kproc3(mxKeyXor(p2kproc3(mxKeyAlg1(mxKeyRotEnc(mxKeySwapBitsD(mxKeyByBitEnc(p2kproc3(mxKeyXorB(mxKeySwapBitsD(mxKeyReverseBits(changeDuplicatesB(mxKeySwapBitsG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Alg2(mxKeyReverseBits(mxKeyRotEnc(mxKeyRotEnc(mxKeySwapBitsG(mxKeySwapBitsG(mxKeySwapBitsF(mxKeyRotEnc2(p2kproc3(mxKeyByBitEnc(mxKeySwapBitsE(p2kproc3(mxKeyByBitEnc(mxKeyAlg2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2(mxKeySwapMinors3(mxKeyReverse(mxKeyByBitEnc(p2kproc3(mxKeyAlg1(mxKeyXorB(mxKeyReverse(mxKeyAlg2(mxKeySwapBitsF(mxKeySwapBitsF(mxKeySwapBitsRound(mxKeySwapBitsG(mxKeyAlg1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(mxKeyXor(mxKeyByBitEnc(mxKeyAlg1(mxKeyNot(mxKeySwapMinors3(mxKeySwapBitsD(mxKeyRotEnc(mxKeyAlg1(mxKeySwapBitsF(mxKeyRotEnc(mxKeyXorRR(mxKeyRotateLeftBits(mxKeySwapBitsG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G(mxKeyXor(mxKeyRotEnc(mxKeyRotEnc(mxKeySwapBitsE(changeDuplicates(mxKeyNot(mxKeySwapMinors3(mxKeyXorRR(mxKeyXorRR(p2kproc3(changeDuplicatesC2(mxKeySwapMinors3(mxKeySwapBitsG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Alg1(mxKeySwapBitsG(mxKeyRotateLeftBits(mxKeyNot(mxKeySwapBitsG(mxKeySwapBitsF(mxKeyRotEnc2(mxKeySwapBitsEE2(mxKeyAlg1(mxKeySwapBitsRound(mxKeyAlg2(changeDuplicatesC2(changeDuplicatesC2(mxKeySwapBitsF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everse(mxKeyAlg1(p2kproc3(mxKeyRotEnc2(changeDuplicatesC2(mxKeyByBitEnc(mxKeyRotateLeftBits(mxKeySwapBitsE(mxKeySwapBitsEE2(changeDuplicates(mxKeyRotEnc2(mxKeyXorRR(mxKeyAddRR(mxKeySwapBitsD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ByBitEnc(changeDuplicatesB(mxKeyByBitEnc(mxKeySwapBitsE(mxKeySwapBitsF(changeDuplicatesB(mxKeySwapBitsE(mxKeySwapBitsE(mxKeyAlg2(mxKeyRotEnc(mxKeyByBitEnc(mxKeySwapBitsF(mxKeyXor(mxKeyXorRR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Not(mxKeySwapBitsG(mxKeySwapBitsF(mxKeyAlg2(mxKeyByBitEnc(mxKeySwapBitsEE2(mxKeyReverseBits(mxKeyRotEnc(mxKeyRotateLeftBits(mxKeyReverseBits(mxKeyReverseBits(mxKeyByBitEnc(mxKeyAddRR(changeDuplicatesB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p2kproc3(mxKeySwapBitsF(mxKeySwapBitsG(mxKeyAddRR(mxKeyNot(changeDuplicatesC2(p2kproc3(mxKeySwapMinors3(changeDuplicates(changeDuplicatesB(mxKeySwapBitsRound(mxKeyReverseBits(mxKeyAlg1(mxKeySwapBitsE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B(mxKeySwapBitsG(mxKeyRotEnc2(mxKeySwapMinors3(changeDuplicatesB(mxKeyAlg2(mxKeySwapBitsG(mxKeySwapBitsE(mxKeyAlg2(mxKeyAlg2(changeDuplicates(mxKeySwapBitsE(mxKeySwapBitsE(mxKeySwapBitsG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EE2(p2kproc3(p2kproc3(mxKeySwapBitsF(mxKeyAlg1(mxKeyRotateLeftBits(mxKeySwapBitsE(mxKeyXorRR(mxKeyAlg2(mxKeyReverseBits(p2kproc3(mxKeyNot(mxKeyXorRR(mxKeyReverse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Round(mxKeyXorRR(mxKeyAddRR(mxKeyByBitEnc(mxKeySwapBitsF(mxKeyByBitEnc(mxKeyXorB(mxKeySwapBitsEE2(mxKeyByBitEnc(mxKeySwapBitsE(mxKeyReverse(changeDuplicatesC2(mxKeyByBitEnc(changeDuplicates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everseBits(mxKeyAddRR(mxKeyAlg2(mxKeySwapMinors3(mxKeyRotEnc(mxKeyAddRR(mxKeySwapBitsF(mxKeySwapBitsF(mxKeySwapBitsEE2(mxKeyByBitEnc(mxKeyRotateLeftBits(mxKeyByBitEnc(changeDuplicatesB(mxKeyAlg2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ateLeftBits(mxKeyRotEnc2(mxKeyXorB(mxKeyAlg1(mxKeyXor(mxKeyRotEnc2(mxKeySwapBitsRound(changeDuplicates(mxKeySwapBitsE(mxKeySwapBitsEE2(mxKeyReverse(mxKeySwapBitsE(mxKeySwapBitsRound(mxKeyAlg1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Not(mxKeyRotEnc(mxKeyXorRR(mxKeySwapBitsF(mxKeyByBitEnc(mxKeyAlg2(mxKeyReverseBits(changeDuplicatesC2(mxKeyXorB(mxKeySwapBitsD(mxKeyAlg1(mxKeySwapBitsE(mxKeyAlg2(mxKeySwapMinors3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EE2(changeDuplicatesB(mxKeySwapBitsEE2(mxKeySwapBitsF(changeDuplicatesB(mxKeySwapBitsEE2(mxKeyAlg1(mxKeySwapBitsG(mxKeyReverse(mxKeyRotEnc(mxKeyXorRR(mxKeyAlg1(mxKeySwapBitsRound(mxKeyAddRR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ByBitEnc(mxKeyAlg2(mxKeyXorRR(mxKeyReverseBits(mxKeyXorRR(mxKeyAddRR(mxKeySwapBitsRound(mxKeyAlg1(mxKeySwapBitsD(mxKeyRotateLeftBits(mxKeyXorRR(mxKeyXorB(mxKeySwapMinors3(mxKeySwapBitsRound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EE2(mxKeySwapMinors3(mxKeyXorB(mxKeyReverse(mxKeyAlg2(mxKeySwapBitsF(p2kproc3(mxKeyByBitEnc(mxKeyXorB(mxKeySwapBitsF(mxKeyXorB(mxKeyXorRR(mxKeyRotateLeftBits(mxKeyReverseBits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Alg2(mxKeyAlg2(mxKeyByBitEnc(mxKeyRotEnc2(mxKeySwapBitsE(mxKeyReverse(changeDuplicates(mxKeyReverse(p2kproc3(mxKeyAlg2(mxKeyAddRR(mxKeyXorRR(mxKeyRotateLeftBits(mxKeySwapBitsRound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Round(mxKeyReverse(mxKeyReverseBits(mxKeyNot(mxKeyXorRR(mxKeyXorB(mxKeyReverse(changeDuplicates(mxKeySwapMinors3(changeDuplicatesB(mxKeyAlg1(p2kproc3(mxKeyAlg1(mxKeySwapBitsD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p2kproc3(mxKeyXorB(mxKeySwapBitsD(mxKeyByBitEnc(mxKeyRotEnc(mxKeySwapBitsD(mxKeyByBitEnc(mxKeySwapBitsG(mxKeySwapBitsE(mxKeyNot(changeDuplicatesC2(mxKeySwapBitsRound(mxKeyAlg2(mxKeyNot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F(mxKeyAddRR(mxKeyRotateLeftBits(mxKeySwapBitsEE2(mxKeyNot(mxKeyXorB(mxKeyRotEnc2(mxKeySwapBitsG(mxKeySwapBitsEE2(mxKeySwapMinors3(mxKeySwapBitsG(mxKeySwapBitsF(mxKeySwapBitsRound(mxKeyReverseBits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changeDuplicates(mxKeyReverseBits(mxKeyXorRR(mxKeySwapBitsG(changeDuplicatesB(mxKeySwapBitsRound(mxKeyByBitEnc(changeDuplicatesC2(mxKeyXorRR(mxKeySwapBitsE(mxKeyNot(mxKeyXor(mxKeyReverse(changeDuplicates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changeDuplicates(mxKeyByBitEnc(mxKeyXor(mxKeyXorRR(mxKeyXorRR(mxKeyNot(mxKeyXorB(mxKeyRotEnc(mxKeyXor(p2kproc3(mxKeyNot(mxKeyReverse(mxKeyAddRR(changeDuplicatesB(mxKeySwapBitsD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Not(mxKeyRotEnc(changeDuplicatesB(mxKeyAlg1(changeDuplicatesB(mxKeyAlg1(mxKeyRotEnc(mxKeySwapBitsE(changeDuplicatesC2(mxKeySwapBitsEE2(mxKeyReverseBits(changeDuplicates(mxKeyRotEnc2(mxKeySwapBitsRound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(mxKeyRotEnc(changeDuplicates(mxKeyNot(mxKeyXor(changeDuplicates(mxKeySwapMinors3(p2kproc3(mxKeyXorB(changeDuplicatesC2(mxKeyAlg2(mxKeyAlg2(changeDuplicatesB(mxKeyRotateLeftBits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Minors3(mxKeyXorRR(mxKeyRotateLeftBits(changeDuplicates(mxKeySwapBitsD(changeDuplicatesB(mxKeySwapMinors3(mxKeyReverseBits(changeDuplicatesC2(mxKeySwapBitsRound(mxKeyAddRR(mxKeyRotateLeftBits(mxKeySwapBitsEE2(mxKeySwapBitsE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EE2(mxKeyAlg1(mxKeySwapBitsE(mxKeyXorRR(mxKeySwapBitsF(mxKeyAddRR(changeDuplicatesC2(mxKeyNot(changeDuplicatesB(mxKeySwapMinors3(mxKeySwapBitsF(mxKeySwapBitsG(mxKeyReverse(mxKeyReverse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E(p2kproc3(mxKeySwapMinors3(mxKeyReverse(mxKeyXorRR(mxKeyRotateLeftBits(mxKeyRotEnc(mxKeyRotateLeftBits(mxKeyRotateLeftBits(mxKeyReverseBits(mxKeySwapBitsEE2(mxKeyAlg1(mxKeySwapBitsD(mxKeyRotEnc2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Not(mxKeyXorRR(mxKeySwapBitsF(mxKeyXorRR(mxKeyXor(mxKeyNot(mxKeyAlg2(mxKeyXorRR(mxKeyXorB(mxKeySwapMinors3(mxKeyRotateLeftBits(mxKeyAddRR(mxKeySwapBitsF(changeDuplicatesB(mxKeyRotateLeftBits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G(mxKeySwapBitsF(mxKeyXor(mxKeySwapBitsE(mxKeyAddRR(mxKeySwapBitsF(mxKeySwapBitsD(mxKeySwapBitsD(changeDuplicatesB(mxKeyXorRR(mxKeySwapBitsEE2(mxKeyXorB(mxKeyAlg1(mxKeyReverse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everseBits(mxKeySwapBitsG(mxKeyXor(changeDuplicatesB(changeDuplicates(mxKeySwapBitsEE2(mxKeyReverse(mxKeySwapBitsEE2(mxKeyXorB(mxKeyXor(mxKeySwapBitsD(mxKeyNot(mxKeyXor(changeDuplicates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ByBitEnc(mxKeyRotateLeftBits(mxKeyReverse(changeDuplicatesC2(mxKeySwapBitsF(mxKeyNot(mxKeyXorRR(mxKeyRotEnc(mxKeyXor(mxKeySwapMinors3(mxKeySwapBitsRound(mxKeyNot(mxKeyXorRR(mxKeySwapBitsG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changeDuplicates(mxKeyReverseBits(mxKeyXorRR(mxKeyXorB(mxKeyXorRR(mxKeySwapBitsRound(mxKeySwapBitsD(mxKeyReverseBits(mxKeySwapBitsG(mxKeySwapBitsE(mxKeyXor(changeDuplicates(mxKeyNot(mxKeyXor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RR(mxKeyXorRR(mxKeyRotEnc(mxKeySwapBitsF(mxKeyRotateLeftBits(mxKeySwapBitsEE2(mxKeySwapBitsD(mxKeyXorRR(mxKeyReverseBits(mxKeyReverse(mxKeySwapBitsG(mxKeyXorB(changeDuplicates(p2kproc3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Minors3(mxKeyByBitEnc(mxKeyXor(mxKeySwapBitsF(mxKeySwapBitsD(changeDuplicatesB(mxKeyAlg1(mxKeyNot(mxKeyAlg1(mxKeySwapBitsD(changeDuplicatesC2(mxKeyReverse(mxKeySwapBitsF(mxKeyNot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(mxKeyNot(mxKeyAlg2(mxKeyByBitEnc(mxKeyRotEnc(mxKeySwapBitsRound(mxKeyXor(mxKeyRotateLeftBits(mxKeyAddRR(changeDuplicatesB(mxKeyReverseBits(mxKeyRotateLeftBits(mxKeySwapBitsG(mxKeyReverseBits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RR(mxKeyReverseBits(mxKeyRotEnc2(p2kproc3(mxKeySwapBitsE(mxKeyXorRR(mxKeyReverse(mxKeyAlg1(mxKeySwapMinors3(mxKeySwapBitsF(mxKeyRotEnc2(mxKeySwapBitsRound(mxKeyXor(mxKeySwapBitsRound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changeDuplicatesB(mxKeyRotEnc2(changeDuplicatesC2(mxKeyNot(mxKeyXor(changeDuplicates(mxKeySwapBitsEE2(mxKeySwapBitsG(mxKeyReverseBits(mxKeyXorRR(mxKeyByBitEnc(changeDuplicates(mxKeySwapMinors3(mxKeyXor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(mxKeyRotEnc2(mxKeyRotEnc2(mxKeyNot(mxKeyByBitEnc(mxKeyRotateLeftBits(mxKeySwapBitsE(mxKeySwapBitsEE2(mxKeyAlg2(mxKeyReverseBits(mxKeySwapBitsG(mxKeyXor(mxKeyReverse(mxKeyNot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everse(mxKeySwapBitsE(mxKeyAddRR(mxKeySwapBitsEE2(mxKeySwapBitsE(mxKeySwapBitsD(mxKeyXor(mxKeySwapBitsRound(p2kproc3(mxKeySwapBitsF(mxKeyRotEnc2(mxKeyAddRR(mxKeyAddRR(mxKeyAddRR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everse(mxKeySwapBitsF(mxKeySwapBitsE(mxKeyXor(changeDuplicatesC2(mxKeyByBitEnc(mxKeySwapMinors3(mxKeyReverseBits(mxKeySwapBitsF(mxKeyXorB(mxKeyXor(mxKeySwapBitsG(changeDuplicatesB(mxKeyReverseBits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2(mxKeySwapBitsE(mxKeyAlg2(mxKeySwapBitsG(mxKeyAlg1(mxKeyXorB(mxKeySwapBitsD(mxKeyReverse(mxKeyXorRR(p2kproc3(mxKeySwapBitsE(changeDuplicates(p2kproc3(mxKeySwapBitsF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Alg1(mxKeyAlg2(mxKeyRotEnc(changeDuplicates(mxKeyReverse(mxKeyNot(changeDuplicates(changeDuplicatesB(changeDuplicates(mxKeyAddRR(mxKeyXor(mxKeyXorRR(mxKeyAlg1(changeDuplicatesB(changeDuplicatesB(mxKeySwapBitsG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p2kproc3(mxKeyAlg2(mxKeyReverse(mxKeyRotEnc(changeDuplicatesC2(mxKeyByBitEnc(mxKeyXor(mxKeySwapBitsF(mxKeyRotEnc(mxKeyAlg2(mxKeySwapBitsE(mxKeyXor(mxKeySwapBitsE(changeDuplicatesC2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RR(p2kproc3(changeDuplicatesC2(mxKeyRotEnc2(mxKeyReverse(mxKeyReverseBits(mxKeyAlg1(changeDuplicatesC2(mxKeySwapBitsG(mxKeyReverse(mxKeyAddRR(mxKeySwapBitsRound(mxKeyRotateLeftBits(mxKeySwapBitsD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changeDuplicatesC2(mxKeyXorRR(mxKeySwapMinors3(mxKeyXor(mxKeyReverse(mxKeyByBitEnc(mxKeySwapBitsEE2(mxKeyRotEnc(mxKeyByBitEnc(changeDuplicatesC2(mxKeySwapBitsG(mxKeyRotateLeftBits(mxKeyAlg1(changeDuplicatesB(mxKeySwapBitsG(mxKeyNot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RR(mxKeySwapBitsD(mxKeySwapBitsD(mxKeyXorRR(mxKeyReverseBits(mxKeySwapMinors3(changeDuplicatesC2(mxKeyAddRR(mxKeySwapBitsE(changeDuplicatesC2(changeDuplicates(mxKeyXorB(mxKeyRotateLeftBits(changeDuplicatesB(mxKeyRotateLeftBits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changeDuplicates(mxKeySwapBitsD(mxKeyAddRR(mxKeySwapBitsRound(mxKeySwapBitsF(mxKeySwapBitsF(changeDuplicatesB(mxKeyAlg1(mxKeyReverse(mxKeySwapBitsD(mxKeySwapMinors3(mxKeyRotEnc(mxKeyAddRR(mxKeyRotEnc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RR(mxKeyRotEnc(mxKeyXor(mxKeySwapBitsRound(changeDuplicates(mxKeyXor(mxKeySwapBitsF(mxKeySwapBitsF(mxKeyByBitEnc(mxKeySwapBitsF(mxKeyNot(changeDuplicatesC2(mxKeyRotEnc(mxKeySwapBitsD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(mxKeySwapBitsRound(mxKeyXorRR(mxKeyNot(mxKeyXorRR(changeDuplicates(mxKeyXorRR(mxKeySwapMinors3(mxKeyReverse(p2kproc3(mxKeySwapBitsRound(changeDuplicatesB(mxKeyRotEnc(mxKeyXor(mxKeyXor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E(mxKeySwapBitsD(mxKeyNot(mxKeySwapBitsF(changeDuplicatesB(mxKeyNot(mxKeySwapBitsD(mxKeySwapBitsEE2(mxKeySwapBitsD(mxKeySwapBitsEE2(changeDuplicatesC2(changeDuplicates(mxKeySwapBitsRound(mxKeySwapBitsE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SwapBitsE(changeDuplicatesC2(changeDuplicatesB(mxKeyXor(mxKeyRotEnc2(mxKeySwapMinors3(mxKeySwapBitsE(p2kproc3(mxKeySwapBitsEE2(mxKeySwapBitsRound(mxKeyReverse(changeDuplicatesB(mxKeySwapBitsRound(mxKeyXorB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2(mxKeyXorRR(mxKeyRotEnc(mxKeyByBitEnc(mxKeyRotateLeftBits(mxKeyRotEnc(mxKeySwapBitsD(mxKeyByBitEnc(mxKeySwapMinors3(mxKeyReverse(mxKeyNot(mxKeyXorRR(mxKeyAlg2(mxKeyXorRR(mxKeyXor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2(mxKeyReverse(mxKeySwapBitsF(mxKeyAddRR(mxKeySwapBitsG(mxKeyReverseBits(mxKeySwapBitsF(mxKeyRotEnc2(mxKeyNot(mxKeyAlg2(changeDuplicatesC2(mxKeySwapBitsEE2(mxKeyAddRR(mxKeySwapBitsF(changeDuplicatesB(mxKeyNot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RotEnc(mxKeySwapBitsG(mxKeyAlg2(changeDuplicatesB(mxKeySwapBitsEE2(mxKeyRotEnc2(mxKeyReverse(mxKeyRotEnc(changeDuplicatesC2(mxKeyXor(mxKeyRotateLeftBits(mxKeyRotateLeftBits(mxKeyByBitEnc(mxKeySwapMinors3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changeDuplicatesC2(p2kproc3(mxKeyReverseBits(mxKeyXorRR(mxKeyReverseBits(mxKeyXorB(mxKeySwapBitsD(mxKeySwapBitsE(mxKeyRotEnc(mxKeySwapBitsRound(mxKeySwapBitsD(mxKeyAddRR(mxKeySwapBitsF(changeDuplicates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p2kproc1-2-3(mxKeyXorRR(mxKeySwapBitsEE2(mxKeySwapMinors3(changeDuplicatesB(mxKeyXor(mxKeySwapBitsRound(mxKeySwapBitsD(mxKeyByBitEnc(mxKeySwapBitsF(changeDuplicatesC2(mxKeySwapBitsD(changeDuplicatesB(mxKeyReverse(mxKeyNot(mxKeyReverseBits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changeDuplicatesC2(mxKeySwapBitsD(changeDuplicates(mxKeyAlg2(mxKeyRotEnc2(p2kproc3(mxKeyAddRR(mxKeyByBitEnc(mxKeyXor(mxKeySwapBitsRound(changeDuplicates(changeDuplicatesB(mxKeySwapBitsG(mxKeySwapBitsD(mxKeySwapBitsG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E(mxKeyRotEnc(mxKeyRotEnc(mxKeyByBitEnc(mxKeySwapBitsEE2(mxKeyXorB(mxKeySwapBitsRound(mxKeySwapBitsG(mxKeyNot(mxKeySwapBitsF(mxKeyNot(mxKeyRotEnc2(mxKeyReverse(mxKeyXorB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ByBitEnc(mxKeyByBitEnc(mxKeyAddRR(mxKeyAlg2(mxKeyRotEnc2(mxKeyXorRR(mxKeyRotEnc2(mxKeyAlg1(mxKeySwapBitsF(mxKeyXorB(mxKeyReverse(mxKeyNot(mxKeyXor(mxKeyReverseBits(mxKeyXor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RotateLeftBits(mxKeyXorB(mxKeySwapMinors3(mxKeyXor(mxKeyAddRR(mxKeyXorRR(mxKeySwapBitsD(mxKeyNot(mxKeySwapBitsG(changeDuplicatesB(mxKeyAddRR(mxKeyXorRR(mxKeyReverse(p2kproc3(changeDuplicatesB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ByBitEnc(p2kproc3(mxKeyRotateLeftBits(mxKeyXorRR(mxKeyRotateLeftBits(mxKeySwapBitsEE2(mxKeyXor(mxKeyRotEnc2(mxKeyXor(mxKeyAlg1(mxKeyRotateLeftBits(mxKeyReverse(mxKeyReverse(mxKeyNot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changeDuplicates(mxKeySwapBitsD(mxKeyReverse(mxKeyXorRR(mxKeySwapBitsE(mxKeySwapBitsG(mxKeyRotateLeftBits(changeDuplicatesC2(mxKeyAlg2(mxKeyAlg2(mxKeyXor(changeDuplicatesB(mxKeyRotateLeftBits(mxKeyRotateLeftBits(mxKeySwapBitsG(mxKeyNot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Alg1(mxKeyReverseBits(p2kproc3(mxKeySwapBitsG(mxKeyXorB(mxKeyByBitEnc(mxKeySwapBitsE(mxKeyReverseBits(mxKeyAddRR(mxKeySwapBitsD(mxKeySwapBitsD(changeDuplicates(mxKeyAddRR(mxKeyRotEnc2(mxKeyRotEn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ReverseBits(changeDuplicatesC2(mxKeyReverse(mxKeyAddRR(mxKeyRotEnc2(mxKeySwapBitsF(mxKeyRotEnc(changeDuplicatesB(mxKeySwapBitsEE2(mxKeyXor(mxKeySwapBitsD(mxKeyReverseBits(mxKeyXorRR(mxKeyAddRR(changeDuplicatesB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changeDuplicates(mxKeyXorRR(mxKeyByBitEnc(mxKeyRotEnc2(mxKeyAlg2(mxKeySwapMinors3(mxKeyRotateLeftBits(mxKeyXorRR(mxKeyAddRR(mxKeyRotEnc(mxKeyAlg2(changeDuplicatesB(mxKeySwapBitsD(changeDuplicates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changeDuplicatesB(mxKeySwapMinors3(mxKeyXorRR(mxKeyReverse(mxKeySwapBitsG(mxKeySwapBitsEE2(changeDuplicatesC2(mxKeySwapBitsF(mxKeyAddRR(mxKeyByBitEnc(changeDuplicatesB(mxKeySwapBitsF(mxKeyXorRR(mxKeySwapBitsF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D(mxKeyReverse(mxKeySwapBitsEE2(mxKeySwapBitsG(changeDuplicatesC2(mxKeySwapBitsEE2(changeDuplicatesC2(mxKeySwapBitsRound(mxKeySwapBitsEE2(mxKeySwapBitsEE2(mxKeyAlg2(mxKeyRotateLeftBits(mxKeyRotEnc(mxKeyXorRR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AddRR(mxKeyRotEnc2(mxKeyNot(changeDuplicatesC2(mxKeyRotEnc(mxKeyAlg1(mxKeyByBitEnc(mxKeyByBitEnc(mxKeySwapBitsE(changeDuplicates(mxKeySwapBitsE(changeDuplicatesC2(mxKeyReverse(mxKeyReverse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p2kproc3(mxKeyRotEnc2(mxKeyRotateLeftBits(mxKeyAddRR(changeDuplicatesC2(mxKeyByBitEnc(mxKeySwapBitsG(changeDuplicates(changeDuplicatesB(changeDuplicatesC2(changeDuplicatesB(mxKeyAlg2(mxKeyRotEnc2(mxKeySwapMinors3(changeDuplicatesB(mxKeySwapBitsG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changeDuplicates(mxKeyRotEnc2(mxKeySwapBitsF(mxKeyXorB(mxKeyRotEnc2(changeDuplicatesB(mxKeySwapBitsG(mxKeyRotEnc2(mxKeyRotEnc2(mxKeyXorRR(mxKeyAlg2(mxKeyNot(mxKeyRotEnc(changeDuplicates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ReverseBits(mxKeyXorB(mxKeySwapBitsE(mxKeySwapBitsF(changeDuplicatesC2(mxKeyByBitEnc(mxKeyAddRR(mxKeyRotateLeftBits(mxKeySwapBitsF(changeDuplicatesC2(mxKeyByBitEnc(mxKeyReverseBits(mxKeyReverse(mxKeyAlg2(mxKeySwapBit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G(changeDuplicates(mxKeyAlg2(mxKeySwapBitsRound(mxKeySwapBitsRound(mxKeyRotateLeftBits(changeDuplicatesB(mxKeySwapBitsEE2(mxKeySwapBitsF(mxKeyRotEnc(mxKeyXorRR(mxKeyAlg1(mxKeyAlg2(mxKeyAlg1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changeDuplicatesB(mxKeyRotEnc(changeDuplicatesC2(mxKeyRotEnc(mxKeySwapBitsD(mxKeySwapBitsG(mxKeyRotEnc2(mxKeySwapBitsD(mxKeySwapBitsE(p2kproc3(mxKeySwapBitsRound(changeDuplicatesB(mxKeyReverseBits(changeDuplicatesB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Xor(mxKeyXor(mxKeyReverseBits(mxKeySwapBitsG(mxKeyRotateLeftBits(mxKeyReverse(changeDuplicatesC2(mxKeyXorRR(mxKeySwapBitsF(mxKeyXorB(mxKeySwapMinors3(changeDuplicatesC2(mxKeyReverseBits(mxKeyRotEnc2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ReverseBits(mxKeySwapBitsD(changeDuplicates(mxKeyXorB(mxKeyXorB(mxKeyRotEnc2(mxKeyXor(mxKeyReverse(mxKeySwapBitsD(changeDuplicates(mxKeySwapBitsD(mxKeyAlg2(changeDuplicates(mxKeyAddRR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Reverse(changeDuplicatesB(mxKeyRotEnc(mxKeySwapBitsRound(mxKeySwapBitsD(changeDuplicatesC2(mxKeyXorB(mxKeyNot(mxKeyReverse(mxKeyAlg1(changeDuplicates(mxKeyReverseBits(mxKeyAddRR(mxKeyReverse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Alg1(mxKeyAddRR(mxKeyNot(mxKeySwapBitsF(mxKeyXorRR(changeDuplicates(mxKeyRotEnc2(mxKeyNot(mxKeyReverseBits(changeDuplicates(mxKeyByBitEnc(mxKeySwapBitsD(mxKeyXor(mxKeySwapBitsG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EE2(mxKeyRotateLeftBits(mxKeyReverseBits(changeDuplicates(mxKeyXorB(mxKeyRotateLeftBits(mxKeyByBitEnc(changeDuplicatesC2(mxKeySwapBitsRound(mxKeySwapBitsD(mxKeyXor(mxKeySwapMinors3(mxKeySwapBitsE(mxKeyXorRR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E(mxKeyAddRR(mxKeyAlg2(mxKeyAlg1(mxKeyAlg1(changeDuplicatesC2(mxKeyRotEnc2(mxKeySwapMinors3(mxKeySwapBitsE(mxKeyReverseBits(mxKeyRotEnc(mxKeyXor(mxKeyByBitEnc(mxKeyXor(changeDuplicate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Xor(mxKeyByBitEnc(mxKeyAddRR(changeDuplicatesB(mxKeyRotEnc(mxKeyRotEnc2(mxKeySwapBitsG(changeDuplicatesB(mxKeyReverseBits(mxKeyReverse(mxKeySwapBitsE(changeDuplicatesB(mxKeyXor(mxKeyXor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Alg1(mxKeySwapBitsE(mxKeyReverseBits(mxKeyReverse(mxKeyXorRR(mxKeySwapBitsE(mxKeySwapBitsRound(mxKeyNot(mxKeySwapBitsEE2(mxKeyRotEnc2(mxKeyXor(mxKeyRotEnc2(mxKeyRotateLeftBits(mxKeyXorRR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E(mxKeyAlg2(mxKeyAlg2(mxKeyRotateLeftBits(mxKeyRotEnc(mxKeyAlg2(mxKeyAlg2(mxKeyRotEnc2(mxKeyNot(mxKeySwapBitsEE2(mxKeyAlg2(mxKeyXor(mxKeySwapMinors3(mxKeySwapBitsF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F(mxKeySwapBitsD(mxKeyXor(mxKeySwapBitsEE2(mxKeyReverse(changeDuplicatesB(changeDuplicatesC2(mxKeyRotateLeftBits(mxKeyAlg1(mxKeySwapBitsD(mxKeySwapBitsG(mxKeyReverse(changeDuplicatesB(mxKeyReverseBits(mxKeySwapBitsF(mxKeyNot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EE2(mxKeyAlg1(mxKeySwapBitsE(mxKeySwapMinors3(changeDuplicates(changeDuplicates(mxKeyByBitEnc(mxKeyNot(mxKeyXor(mxKeyAddRR(mxKeyXorRR(changeDuplicatesC2(changeDuplicatesC2(mxKeySwapBitsG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D(mxKeySwapBitsE(changeDuplicatesB(mxKeyRotEnc2(mxKeyXorRR(mxKeySwapBitsEE2(mxKeyXor(mxKeyReverse(changeDuplicatesC2(mxKeyNot(mxKeyAlg2(changeDuplicatesB(mxKeyByBitEnc(mxKeyXor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Alg2(mxKeySwapMinors3(mxKeyRotEnc2(mxKeySwapBitsRound(changeDuplicates(mxKeyNot(changeDuplicatesB(mxKeyRotateLeftBits(mxKeyNot(mxKeyAddRR(mxKeySwapMinors3(mxKeyXorRR(mxKeySwapBitsG(changeDuplicatesB(mxKeySwapBitsE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Reverse(mxKeyReverse(mxKeySwapBitsE(changeDuplicates(p2kproc3(mxKeyRotEnc(mxKeyNot(mxKeySwapBitsRound(mxKeyRotateLeftBits(mxKeyXor(mxKeySwapBitsE(mxKeyAddRR(mxKeySwapBitsE(mxKeyRotEnc2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changeDuplicatesC2(mxKeySwapBitsEE2(p2kproc3(mxKeySwapBitsEE2(mxKeyXorB(mxKeyAlg1(mxKeySwapBitsEE2(changeDuplicatesC2(mxKeyRotateLeftBits(mxKeyRotEnc(mxKeyAlg1(mxKeyAlg2(mxKeyReverseBits(mxKeySwapMinors3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RotateLeftBits(mxKeySwapBitsEE2(changeDuplicates(mxKeySwapBitsEE2(mxKeyRotEnc2(mxKeySwapBitsG(mxKeyAlg1(mxKeyRotateLeftBits(mxKeySwapBitsE(mxKeyAddRR(mxKeyRotEnc(p2kproc3(changeDuplicates(mxKeySwapBitsG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changeDuplicatesB(p2kproc3(changeDuplicatesC2(changeDuplicatesB(mxKeySwapBitsRound(mxKeyAlg2(mxKeyReverse(mxKeyRotEnc2(mxKeyReverse(mxKeySwapMinors3(mxKeySwapBitsEE2(mxKeyByBitEnc(changeDuplicates(mxKeyXor(changeDuplicatesB(mxKeyNot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Not(mxKeySwapBitsF(mxKeyXorB(changeDuplicatesB(mxKeySwapBitsRound(mxKeySwapBitsF(mxKeySwapMinors3(mxKeyAlg1(mxKeyRotateLeftBits(mxKeyXorB(mxKeyRotEnc(mxKeyXorB(mxKeySwapBitsF(changeDuplicatesB(mxKeySwapBitsG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SwapBitsE(mxKeyNot(mxKeySwapBitsD(mxKeySwapMinors3(changeDuplicatesB(mxKeySwapBitsD(changeDuplicates(mxKeyXorB(mxKeyAlg2(mxKeySwapBitsG(mxKeyRotEnc2(mxKeyAlg1(mxKeySwapBitsG(changeDuplicatesB(mxKeyReverse(mxKeyReverseBits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RotEnc2(mxKeySwapBitsG(mxKeyByBitEnc(mxKeyByBitEnc(p2kproc3(changeDuplicates(mxKeyAlg2(mxKeyByBitEnc(mxKeyNot(mxKeyAlg1(mxKeyXorB(mxKeySwapBitsRound(mxKeySwapBitsG(mxKeyAddRR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p2kproc1-2-3(mxKeyRotEnc2(mxKeySwapBitsRound(mxKeyByBitEnc(mxKeySwapBitsE(mxKeyNot(mxKeyRotEnc(changeDuplicatesB(mxKeySwapBitsE(mxKeySwapBitsEE2(mxKeyXor(mxKeySwapBitsG(mxKeyXorRR(mxKeySwapBitsE(mxKeySwapBitsEE2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SwapBitsE(mxKeySwapMinors3(p2kproc3(changeDuplicatesB(mxKeySwapBitsEE2(mxKeySwapBitsRound(mxKeyRotEnc(mxKeyRotEnc(mxKeyNot(mxKeyRotateLeftBits(changeDuplicates(mxKeyXorRR(changeDuplicatesB(mxKeyNot(mxKeyReverse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ByBitEnc(mxKeyRotateLeftBits(mxKeyByBitEnc(mxKeyXorRR(mxKeySwapMinors3(changeDuplicates(mxKeySwapMinors3(mxKeyReverse(mxKeySwapBitsF(changeDuplicates(mxKeySwapBitsE(mxKeySwapBitsF(mxKeyNot(mxKeyReverse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SwapBitsD(mxKeySwapMinors3(changeDuplicates(mxKeyAlg1(mxKeySwapBitsD(mxKeyAlg2(mxKeySwapBitsF(mxKeyXor(mxKeyAlg1(p2kproc3(mxKeyRotateLeftBits(mxKeyReverseBits(mxKeySwapBitsG(mxKeyNot(mxKeyAlg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AddRR(mxKeyAlg1(mxKeySwapBitsD(mxKeySwapBitsG(mxKeySwapBitsF(mxKeySwapMinors3(mxKeyRotEnc2(mxKeyReverseBits(mxKeyByBitEnc(mxKeyByBitEnc(mxKeyReverse(p2kproc3(mxKeyAlg1(mxKeyAddRR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AddRR(mxKeySwapBitsD(mxKeyNot(changeDuplicatesC2(mxKeySwapBitsD(mxKeySwapBitsRound(mxKeyNot(mxKeyNot(p2kproc3(mxKeySwapBitsRound(mxKeyNot(mxKeyXorRR(mxKeyRotEnc2(mxKeySwapBitsG(mxKeyNot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SwapBitsF(mxKeyXorB(mxKeyRotateLeftBits(mxKeyNot(mxKeySwapBitsE(mxKeyReverseBits(mxKeySwapBitsRound(mxKeySwapBitsF(mxKeyAddRR(mxKeyXor(mxKeyRotEnc2(mxKeySwapBitsE(mxKeyRotEnc2(changeDuplicatesB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changeDuplicates(mxKeyNot(mxKeySwapBitsRound(mxKeySwapMinors3(mxKeySwapBitsF(mxKeyNot(mxKeyNot(mxKeyAddRR(mxKeyReverseBits(changeDuplicates(mxKeyXor(mxKeyXorB(mxKeyAlg1(mxKeySwapBitsE(mxKeyRotateLeft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p2kproc3(changeDuplicatesB(mxKeyAddRR(mxKeySwapBitsG(mxKeyXorB(mxKeyAddRR(mxKeySwapBitsE(mxKeyXorB(mxKeyAddRR(mxKeySwapBitsD(mxKeySwapBitsRound(mxKeyRotEnc2(mxKeyXor(mxKeyReverse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SwapBitsEE2(mxKeyAddRR(mxKeyRotEnc2(mxKeyAlg1(mxKeySwapBitsG(changeDuplicates(mxKeyAlg1(mxKeyByBitEnc(mxKeySwapBitsG(mxKeyAlg2(mxKeyXor(mxKeyNot(mxKeyXor(mxKeyRotateLeftBits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RotateLeftBits(mxKeySwapBitsEE2(mxKeyReverseBits(p2kproc3(mxKeyAddRR(changeDuplicates(mxKeyAddRR(mxKeyXorB(mxKeyByBitEnc(mxKeyXor(mxKeyXorRR(changeDuplicates(mxKeyRotEnc2(mxKeyAlg1(mxKeyReverseBits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changeDuplicatesB(mxKeyNot(mxKeyAddRR(mxKeySwapBitsE(changeDuplicates(mxKeyXorB(changeDuplicatesB(p2kproc3(mxKeyXorB(mxKeyAlg1(mxKeyRotateLeftBits(mxKeySwapBitsD(mxKeySwapBitsG(mxKeyReverse(changeDuplicatesB(mxKeySwapBitsD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p2kproc3(mxKeyAlg1(p2kproc3(mxKeySwapMinors3(mxKeySwapBitsE(mxKeyRotEnc2(mxKeyRotateLeftBits(changeDuplicates(mxKeySwapBitsG(mxKeyXorB(mxKeySwapBitsRound(mxKeyRotEnc(changeDuplicatesB(changeDuplicates(changeDuplicatesB(mxKeySwapBitsF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Xor(mxKeyXorRR(mxKeyAlg1(mxKeyAddRR(mxKeyByBitEnc(mxKeySwapBitsD(mxKeyXorRR(mxKeyReverseBits(p2kproc3(mxKeySwapBitsE(mxKeyAlg2(mxKeyAlg1(changeDuplicatesB(changeDuplicatesB(changeDuplicatesB(mxKeyReverse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SwapBitsEE2(mxKeyXor(changeDuplicatesC2(mxKeyXor(mxKeySwapMinors3(changeDuplicatesB(mxKeyXorB(mxKeySwapBitsF(mxKeyRotateLeftBits(mxKeyReverse(mxKeySwapBitsG(mxKeyAlg2(changeDuplicatesC2(mxKeyReverseBits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ByBitEnc(mxKeyByBitEnc(mxKeyRotEnc(mxKeyRotateLeftBits(mxKeyAlg1(changeDuplicatesB(mxKeyRotEnc2(mxKeyRotEnc2(mxKeySwapMinors3(changeDuplicatesC2(changeDuplicatesB(mxKeySwapBitsD(mxKeyRotateLeftBits(mxKeyReverse(mxKeySwapBitsG(mxKeySwapBitsG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Xor(p2kproc3(p2kproc3(mxKeyByBitEnc(mxKeyXorB(mxKeyXorRR(mxKeySwapBitsF(mxKeySwapMinors3(mxKeyAlg1(mxKeyXor(mxKeyNot(changeDuplicates(mxKeySwapBitsF(mxKeyAddRR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changeDuplicatesC2(mxKeyReverseBits(changeDuplicates(mxKeyXorRR(mxKeyXorB(mxKeySwapMinors3(mxKeyXorRR(mxKeyRotEnc(mxKeySwapBitsG(changeDuplicatesB(mxKeySwapBitsRound(changeDuplicatesC2(changeDuplicatesC2(mxKeySwapBitsRound(mxKeyXo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ByBitEnc(mxKeyAddRR(changeDuplicates(mxKeyAddRR(changeDuplicates(mxKeyAlg2(mxKeyXorRR(mxKeyAlg2(mxKeyXorB(mxKeyReverse(changeDuplicatesC2(mxKeyRotateLeftBits(mxKeyNot(changeDuplicatesB(mxKeyReverse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ByBitEnc(p2kproc3(changeDuplicatesC2(mxKeySwapBitsF(mxKeySwapBitsD(mxKeySwapBitsF(mxKeySwapBitsRound(mxKeyXor(mxKeySwapBitsEE2(mxKeyXorB(mxKeySwapBitsF(mxKeySwapBitsE(mxKeyXor(mxKeyXorB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SwapBitsD(mxKeyXorRR(p2kproc3(mxKeyRotateLeftBits(mxKeyNot(mxKeySwapBitsRound(mxKeySwapMinors3(mxKeyNot(mxKeyReverseBits(mxKeyRotEnc2(mxKeySwapMinors3(mxKeyRotateLeftBits(mxKeyReverseBits(changeDuplicatesB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mxKeyRotEnc2(mxKeyXor(mxKeyXor(mxKeySwapBitsRound(mxKeySwapBitsRound(p2kproc3(mxKeyRotEnc2(mxKeyReverse(mxKeySwapBitsRound(mxKeyRotEnc(mxKeyAlg1(mxKeySwapBitsD(mxKeyRotEnc2(mxKeyXor(mxKeyAlg1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p2kproc1-2-3(changeDuplicatesB(changeDuplicatesC2(mxKeyAlg2(mxKeyNot(changeDuplicatesC2(mxKeyXorB(mxKeySwapBitsRound(mxKeyReverseBits(mxKeyXor(mxKeyReverse(changeDuplicatesB(changeDuplicatesB(mxKeyRotateLeftBits(mxKeySwapBitsG(mxKeySwapBitsF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p2kproc1-2-3(mxKeyXorRR(changeDuplicatesB(mxKeyAddRR(p2kproc3(mxKeySwapBitsG(mxKeyAddRR(p2kproc3(mxKeyRotateLeftBits(changeDuplicatesC2(mxKeySwapBitsE(mxKeyAddRR(mxKeySwapBitsG(changeDuplicatesB(mxKeyReverseBits(mxKeyAddRR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p2kproc1-2-3(mxKeyAddRR(mxKeySwapBitsRound(mxKeySwapBitsE(mxKeyAddRR(mxKeyAlg2(mxKeySwapBitsEE2(mxKeyAlg2(mxKeyRotEnc2(mxKeyRotEnc(mxKeyRotateLeftBits(mxKeySwapBitsG(mxKeyReverse(changeDuplicatesC2(mxKeySwapBitsE(changeDuplicatesC2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p2kproc1-2-3(mxKeySwapMinors3(p2kproc3(mxKeyReverseBits(mxKeySwapBitsE(mxKeyNot(mxKeyXorB(mxKeyAlg1(mxKeyAddRR(mxKeySwapBitsE(mxKeyReverseBits(mxKeySwapBitsG(changeDuplicatesB(mxKeyAlg1(mxKeyAddRR(mxKeySwapMinors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p2kproc1-2-3(mxKeySwapBitsE(mxKeySwapMinors3(mxKeyNot(mxKeyAlg2(mxKeySwapBitsEE2(mxKeySwapBitsEE2(mxKeyXorB(p2kproc3(mxKeyXorRR(mxKeySwapBitsEE2(mxKeyRotEnc2(mxKeyXorB(mxKeyAddRR(changeDuplicatesC2(changeDuplicatesB(mxKeySwapBitsE</text:p>
          </table:table-cell>
          <table:table-cell office:value-type="float" office:value="7" calcext:value-type="float">
            <text:p>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p2kproc1-2-3(changeDuplicatesB(mxKeySwapBitsD(mxKeyRotEnc2(mxKeySwapBitsEE2(mxKeySwapBitsE(mxKeySwapBitsEE2(mxKeyXorB(mxKeyRotEnc(changeDuplicatesC2(mxKeyReverseBits(mxKeyAddRR(mxKeySwapBitsD(mxKeySwapBitsD(mxKeyAlg1(changeDuplicatesB(mxKeyRotateLeftBits</text:p>
          </table:table-cell>
          <table:table-cell office:value-type="float" office:value="7" calcext:value-type="float">
            <text:p>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p2kproc1-2-3(mxKeyXorB(mxKeySwapBitsEE2(mxKeySwapBitsF(changeDuplicatesC2(mxKeyReverse(mxKeySwapBitsRound(changeDuplicatesC2(changeDuplicatesB(mxKeyReverseBits(p2kproc3(mxKeyNot(mxKeyRotEnc2(changeDuplicatesC2(mxKeyRotateLeftBits(p2kproc3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p2kproc1-2-3(mxKeySwapBitsRound(mxKeySwapBitsE(p2kproc3(mxKeyAddRR(mxKeySwapBitsG(p2kproc3(changeDuplicates(mxKeyXor(mxKeySwapBitsE(mxKeySwapBitsG(mxKeySwapBitsF(mxKeySwapBitsRound(mxKeySwapBitsE(mxKeyAlg2(mxKeySwapBitsF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</table:table-row>
      </table:table>
      <table:named-expressions/>
      <table:database-ranges>
        <table:database-range table:name="__Anonymous_Sheet_DB__0" table:target-range-address="'pass2key_procgen-RANDxx-MAX-SUM-16'.A1:'pass2key_procgen-RANDxx-MAX-SUM-16'.C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4T09:13:48.832481466</dc:date>
    <meta:editing-duration>PT40M2S</meta:editing-duration>
    <meta:editing-cycles>1</meta:editing-cycles>
    <meta:document-statistic meta:table-count="1" meta:cell-count="2595" meta:object-count="0"/>
    <meta:generator>LibreOffice/6.3.4.2.0$Linux_X86_64 LibreOffice_project/30$Build-2</meta:generator>
  </office:meta>
</office:document-meta>
</file>